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000000040F0E6CAE57341708E.png" manifest:media-type="image/png"/>
  <manifest:file-entry manifest:full-path="Pictures/1000020100000040000000408763A5271ACF70E0.png" manifest:media-type="image/png"/>
  <manifest:file-entry manifest:full-path="Pictures/10000201000000400000004040A8E24B960684CA.png" manifest:media-type="image/png"/>
  <manifest:file-entry manifest:full-path="Pictures/100002010000004000000040F7E7028AC25221E9.png" manifest:media-type="image/png"/>
  <manifest:file-entry manifest:full-path="Pictures/100002010000004000000040697088CCA04CB6BA.png" manifest:media-type="image/png"/>
  <manifest:file-entry manifest:full-path="Pictures/1000020100000040000000409EC47663EB0CD5D8.png" manifest:media-type="image/png"/>
  <manifest:file-entry manifest:full-path="Pictures/100002010000004000000040B6A873F62729C70D.png" manifest:media-type="image/png"/>
  <manifest:file-entry manifest:full-path="Pictures/100002010000004000000040BA125FE4179F3197.png" manifest:media-type="image/png"/>
  <manifest:file-entry manifest:full-path="Pictures/100002010000004000000040E4F0ECFB4BFD39F5.png" manifest:media-type="image/png"/>
  <manifest:file-entry manifest:full-path="Pictures/100002010000004000000040683DD589136FDD59.png" manifest:media-type="image/png"/>
  <manifest:file-entry manifest:full-path="Pictures/100002010000004000000040B79376D6CE59458C.png" manifest:media-type="image/png"/>
  <manifest:file-entry manifest:full-path="Pictures/100002010000004000000040F1859BA82D32E273.png" manifest:media-type="image/png"/>
  <manifest:file-entry manifest:full-path="Pictures/100002010000004000000040A9FC542CA556A4D0.png" manifest:media-type="image/png"/>
  <manifest:file-entry manifest:full-path="Pictures/1000020100000040000000407E18569884ED47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8">
      <style:paragraph-properties fo:margin-top="0cm" fo:margin-bottom="0cm" loext:contextual-spacing="false"/>
    </style:style>
    <style:style style:name="P20" style:family="paragraph" style:parent-style-name="Text_20_body" style:list-style-name="L9">
      <style:paragraph-properties fo:margin-top="0cm" fo:margin-bottom="0cm" loext:contextual-spacing="false"/>
    </style:style>
    <style:style style:name="P21" style:family="paragraph" style:parent-style-name="Text_20_body" style:list-style-name="L10">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ean Code PHP</text:h>
      <text:h text:style-name="Heading_20_2" text:outline-level="2"><text:bookmark text:name="user-content-table-of-contents"/>Table of Contents</text:h>
      <text:list xml:id="list2716347292" text:style-name="L1">
        <text:list-item>
          <text:p text:style-name="P12"><text:a xlink:type="simple" xlink:href="https://github.com/jupeter/clean-code-php#introduction" text:style-name="Internet_20_link" text:visited-style-name="Visited_20_Internet_20_Link">Introduction</text:a> </text:p>
        </text:list-item>
        <text:list-item>
          <text:p text:style-name="P12"><text:a xlink:type="simple" xlink:href="https://github.com/jupeter/clean-code-php#variables" text:style-name="Internet_20_link" text:visited-style-name="Visited_20_Internet_20_Link">Variables</text:a> </text:p>
          <text:list>
            <text:list-item>
              <text:p text:style-name="P12"><text:a xlink:type="simple" xlink:href="https://github.com/jupeter/clean-code-php#use-meaningful-and-pronounceable-variable-names" text:style-name="Internet_20_link" text:visited-style-name="Visited_20_Internet_20_Link">Use meaningful and pronounceable variable names</text:a> </text:p>
            </text:list-item>
            <text:list-item>
              <text:p text:style-name="P12"><text:a xlink:type="simple" xlink:href="https://github.com/jupeter/clean-code-php#use-the-same-vocabulary-for-the-same-type-of-variable" text:style-name="Internet_20_link" text:visited-style-name="Visited_20_Internet_20_Link">Use the same vocabulary for the same type of variable</text:a> </text:p>
            </text:list-item>
            <text:list-item>
              <text:p text:style-name="P12"><text:a xlink:type="simple" xlink:href="https://github.com/jupeter/clean-code-php#use-searchable-names-part-1" text:style-name="Internet_20_link" text:visited-style-name="Visited_20_Internet_20_Link">Use searchable names (part 1)</text:a> </text:p>
            </text:list-item>
            <text:list-item>
              <text:p text:style-name="P12"><text:a xlink:type="simple" xlink:href="https://github.com/jupeter/clean-code-php#use-searchable-names-part-2" text:style-name="Internet_20_link" text:visited-style-name="Visited_20_Internet_20_Link">Use searchable names (part 2)</text:a> </text:p>
            </text:list-item>
            <text:list-item>
              <text:p text:style-name="P12"><text:a xlink:type="simple" xlink:href="https://github.com/jupeter/clean-code-php#use-explanatory-variables" text:style-name="Internet_20_link" text:visited-style-name="Visited_20_Internet_20_Link">Use explanatory variables</text:a> </text:p>
            </text:list-item>
            <text:list-item>
              <text:p text:style-name="P12"><text:a xlink:type="simple" xlink:href="https://github.com/jupeter/clean-code-php#avoid-nesting-too-deeply-and-return-early-part-1" text:style-name="Internet_20_link" text:visited-style-name="Visited_20_Internet_20_Link">Avoid nesting too deeply and return early (part 1)</text:a> </text:p>
            </text:list-item>
            <text:list-item>
              <text:p text:style-name="P12"><text:a xlink:type="simple" xlink:href="https://github.com/jupeter/clean-code-php#avoid-nesting-too-deeply-and-return-early-part-2" text:style-name="Internet_20_link" text:visited-style-name="Visited_20_Internet_20_Link">Avoid nesting too deeply and return early (part 2)</text:a> </text:p>
            </text:list-item>
            <text:list-item>
              <text:p text:style-name="P12"><text:a xlink:type="simple" xlink:href="https://github.com/jupeter/clean-code-php#avoid-mental-mapping" text:style-name="Internet_20_link" text:visited-style-name="Visited_20_Internet_20_Link">Avoid Mental Mapping</text:a> </text:p>
            </text:list-item>
            <text:list-item>
              <text:p text:style-name="P12"><text:a xlink:type="simple" xlink:href="https://github.com/jupeter/clean-code-php#dont-add-unneeded-context" text:style-name="Internet_20_link" text:visited-style-name="Visited_20_Internet_20_Link">Don't add unneeded context</text:a> </text:p>
            </text:list-item>
          </text:list>
        </text:list-item>
        <text:list-item>
          <text:p text:style-name="P12"><text:a xlink:type="simple" xlink:href="https://github.com/jupeter/clean-code-php#comparison" text:style-name="Internet_20_link" text:visited-style-name="Visited_20_Internet_20_Link">Comparison</text:a> </text:p>
          <text:list>
            <text:list-item>
              <text:p text:style-name="P12"><text:a xlink:type="simple" xlink:href="https://github.com/jupeter/clean-code-php#use-identical-comparison" text:style-name="Internet_20_link" text:visited-style-name="Visited_20_Internet_20_Link">Use identical comparison</text:a> </text:p>
            </text:list-item>
            <text:list-item>
              <text:p text:style-name="P12"><text:a xlink:type="simple" xlink:href="https://github.com/jupeter/clean-code-php#null-coalescing-operator" text:style-name="Internet_20_link" text:visited-style-name="Visited_20_Internet_20_Link">Null coalescing operator</text:a> </text:p>
            </text:list-item>
          </text:list>
        </text:list-item>
        <text:list-item>
          <text:p text:style-name="P12"><text:a xlink:type="simple" xlink:href="https://github.com/jupeter/clean-code-php#functions" text:style-name="Internet_20_link" text:visited-style-name="Visited_20_Internet_20_Link">Functions</text:a> </text:p>
          <text:list>
            <text:list-item>
              <text:p text:style-name="P12"><text:a xlink:type="simple" xlink:href="https://github.com/jupeter/clean-code-php#use-default-arguments-instead-of-short-circuiting-or-conditionals" text:style-name="Internet_20_link" text:visited-style-name="Visited_20_Internet_20_Link">Use default arguments instead of short circuiting or conditionals</text:a> </text:p>
            </text:list-item>
            <text:list-item>
              <text:p text:style-name="P12"><text:a xlink:type="simple" xlink:href="https://github.com/jupeter/clean-code-php#function-arguments-2-or-fewer-ideally" text:style-name="Internet_20_link" text:visited-style-name="Visited_20_Internet_20_Link">Function arguments (2 or fewer ideally)</text:a> </text:p>
            </text:list-item>
            <text:list-item>
              <text:p text:style-name="P12"><text:a xlink:type="simple" xlink:href="https://github.com/jupeter/clean-code-php#function-names-should-say-what-they-do" text:style-name="Internet_20_link" text:visited-style-name="Visited_20_Internet_20_Link">Function names should say what they do</text:a> </text:p>
            </text:list-item>
            <text:list-item>
              <text:p text:style-name="P12"><text:a xlink:type="simple" xlink:href="https://github.com/jupeter/clean-code-php#functions-should-only-be-one-level-of-abstraction" text:style-name="Internet_20_link" text:visited-style-name="Visited_20_Internet_20_Link">Functions should only be one level of abstraction</text:a> </text:p>
            </text:list-item>
            <text:list-item>
              <text:p text:style-name="P12"><text:a xlink:type="simple" xlink:href="https://github.com/jupeter/clean-code-php#dont-use-flags-as-function-parameters" text:style-name="Internet_20_link" text:visited-style-name="Visited_20_Internet_20_Link">Don't use flags as function parameters</text:a> </text:p>
            </text:list-item>
            <text:list-item>
              <text:p text:style-name="P12"><text:a xlink:type="simple" xlink:href="https://github.com/jupeter/clean-code-php#avoid-side-effects" text:style-name="Internet_20_link" text:visited-style-name="Visited_20_Internet_20_Link">Avoid Side Effects</text:a> </text:p>
            </text:list-item>
            <text:list-item>
              <text:p text:style-name="P12"><text:a xlink:type="simple" xlink:href="https://github.com/jupeter/clean-code-php#dont-write-to-global-functions" text:style-name="Internet_20_link" text:visited-style-name="Visited_20_Internet_20_Link">Don't write to global functions</text:a> </text:p>
            </text:list-item>
            <text:list-item>
              <text:p text:style-name="P12"><text:a xlink:type="simple" xlink:href="https://github.com/jupeter/clean-code-php#dont-use-a-singleton-pattern" text:style-name="Internet_20_link" text:visited-style-name="Visited_20_Internet_20_Link">Don't use a Singleton pattern</text:a> </text:p>
            </text:list-item>
            <text:list-item>
              <text:p text:style-name="P12"><text:a xlink:type="simple" xlink:href="https://github.com/jupeter/clean-code-php#encapsulate-conditionals" text:style-name="Internet_20_link" text:visited-style-name="Visited_20_Internet_20_Link">Encapsulate conditionals</text:a> </text:p>
            </text:list-item>
            <text:list-item>
              <text:p text:style-name="P12"><text:a xlink:type="simple" xlink:href="https://github.com/jupeter/clean-code-php#avoid-negative-conditionals" text:style-name="Internet_20_link" text:visited-style-name="Visited_20_Internet_20_Link">Avoid negative conditionals</text:a> </text:p>
            </text:list-item>
            <text:list-item>
              <text:p text:style-name="P12"><text:a xlink:type="simple" xlink:href="https://github.com/jupeter/clean-code-php#avoid-conditionals" text:style-name="Internet_20_link" text:visited-style-name="Visited_20_Internet_20_Link">Avoid conditionals</text:a> </text:p>
            </text:list-item>
            <text:list-item>
              <text:p text:style-name="P12"><text:a xlink:type="simple" xlink:href="https://github.com/jupeter/clean-code-php#avoid-type-checking-part-1" text:style-name="Internet_20_link" text:visited-style-name="Visited_20_Internet_20_Link">Avoid type-checking (part 1)</text:a> </text:p>
            </text:list-item>
            <text:list-item>
              <text:p text:style-name="P12"><text:a xlink:type="simple" xlink:href="https://github.com/jupeter/clean-code-php#avoid-type-checking-part-2" text:style-name="Internet_20_link" text:visited-style-name="Visited_20_Internet_20_Link">Avoid type-checking (part 2)</text:a> </text:p>
            </text:list-item>
            <text:list-item>
              <text:p text:style-name="P12"><text:a xlink:type="simple" xlink:href="https://github.com/jupeter/clean-code-php#remove-dead-code" text:style-name="Internet_20_link" text:visited-style-name="Visited_20_Internet_20_Link">Remove dead code</text:a> </text:p>
            </text:list-item>
          </text:list>
        </text:list-item>
        <text:list-item>
          <text:p text:style-name="P12"><text:a xlink:type="simple" xlink:href="https://github.com/jupeter/clean-code-php#objects-and-data-structures" text:style-name="Internet_20_link" text:visited-style-name="Visited_20_Internet_20_Link">Objects and Data Structures</text:a> </text:p>
          <text:list>
            <text:list-item>
              <text:p text:style-name="P12"><text:a xlink:type="simple" xlink:href="https://github.com/jupeter/clean-code-php#use-object-encapsulation" text:style-name="Internet_20_link" text:visited-style-name="Visited_20_Internet_20_Link">Use object encapsulation</text:a> </text:p>
            </text:list-item>
            <text:list-item>
              <text:p text:style-name="P12"><text:a xlink:type="simple" xlink:href="https://github.com/jupeter/clean-code-php#make-objects-have-privateprotected-members" text:style-name="Internet_20_link" text:visited-style-name="Visited_20_Internet_20_Link">Make objects have private/protected members</text:a> </text:p>
            </text:list-item>
          </text:list>
        </text:list-item>
        <text:list-item>
          <text:p text:style-name="P12"><text:a xlink:type="simple" xlink:href="https://github.com/jupeter/clean-code-php#classes" text:style-name="Internet_20_link" text:visited-style-name="Visited_20_Internet_20_Link">Classes</text:a> </text:p>
          <text:list>
            <text:list-item>
              <text:p text:style-name="P12"><text:a xlink:type="simple" xlink:href="https://github.com/jupeter/clean-code-php#prefer-composition-over-inheritance" text:style-name="Internet_20_link" text:visited-style-name="Visited_20_Internet_20_Link">Prefer composition over inheritance</text:a> </text:p>
            </text:list-item>
            <text:list-item>
              <text:p text:style-name="P12"><text:a xlink:type="simple" xlink:href="https://github.com/jupeter/clean-code-php#avoid-fluent-interfaces" text:style-name="Internet_20_link" text:visited-style-name="Visited_20_Internet_20_Link">Avoid fluent interfaces</text:a> </text:p>
            </text:list-item>
            <text:list-item>
              <text:p text:style-name="P12"><text:a xlink:type="simple" xlink:href="https://github.com/jupeter/clean-code-php#prefer-final-classes" text:style-name="Internet_20_link" text:visited-style-name="Visited_20_Internet_20_Link">Prefer final classes</text:a> </text:p>
            </text:list-item>
          </text:list>
        </text:list-item>
        <text:list-item>
          <text:p text:style-name="P12"><text:a xlink:type="simple" xlink:href="https://github.com/jupeter/clean-code-php#solid" text:style-name="Internet_20_link" text:visited-style-name="Visited_20_Internet_20_Link">SOLID</text:a> </text:p>
          <text:list>
            <text:list-item>
              <text:p text:style-name="P12"><text:a xlink:type="simple" xlink:href="https://github.com/jupeter/clean-code-php#single-responsibility-principle-srp" text:style-name="Internet_20_link" text:visited-style-name="Visited_20_Internet_20_Link">Single Responsibility Principle (SRP)</text:a> </text:p>
            </text:list-item>
            <text:list-item>
              <text:p text:style-name="P12"><text:a xlink:type="simple" xlink:href="https://github.com/jupeter/clean-code-php#openclosed-principle-ocp" text:style-name="Internet_20_link" text:visited-style-name="Visited_20_Internet_20_Link">Open/Closed Principle (OCP)</text:a> </text:p>
            </text:list-item>
            <text:list-item>
              <text:p text:style-name="P12"><text:a xlink:type="simple" xlink:href="https://github.com/jupeter/clean-code-php#liskov-substitution-principle-lsp" text:style-name="Internet_20_link" text:visited-style-name="Visited_20_Internet_20_Link">Liskov Substitution Principle (LSP)</text:a> </text:p>
            </text:list-item>
            <text:list-item>
              <text:p text:style-name="P12"><text:soft-page-break/><text:a xlink:type="simple" xlink:href="https://github.com/jupeter/clean-code-php#interface-segregation-principle-isp" text:style-name="Internet_20_link" text:visited-style-name="Visited_20_Internet_20_Link">Interface Segregation Principle (ISP)</text:a> </text:p>
            </text:list-item>
            <text:list-item>
              <text:p text:style-name="P12"><text:a xlink:type="simple" xlink:href="https://github.com/jupeter/clean-code-php#dependency-inversion-principle-dip" text:style-name="Internet_20_link" text:visited-style-name="Visited_20_Internet_20_Link">Dependency Inversion Principle (DIP)</text:a> </text:p>
            </text:list-item>
          </text:list>
        </text:list-item>
        <text:list-item>
          <text:p text:style-name="P12"><text:a xlink:type="simple" xlink:href="https://github.com/jupeter/clean-code-php#dont-repeat-yourself-dry" text:style-name="Internet_20_link" text:visited-style-name="Visited_20_Internet_20_Link">Don’t repeat yourself (DRY)</text:a> </text:p>
        </text:list-item>
        <text:list-item>
          <text:p text:style-name="P2"><text:a xlink:type="simple" xlink:href="https://github.com/jupeter/clean-code-php#translations" text:style-name="Internet_20_link" text:visited-style-name="Visited_20_Internet_20_Link">Translations</text:a> </text:p>
        </text:list-item>
      </text:list>
      <text:h text:style-name="Heading_20_2" text:outline-level="2"><text:bookmark text:name="user-content-introduction"/>Introduction</text:h>
      <text:p text:style-name="Text_20_body">Software engineering principles, from Robert C. Martin's book <text:a xlink:type="simple" xlink:href="https://www.amazon.com/Clean-Code-Handbook-Software-Craftsmanship/dp/0132350882" text:style-name="Internet_20_link" text:visited-style-name="Visited_20_Internet_20_Link"><text:span text:style-name="Emphasis">Clean Code</text:span></text:a>, adapted for PHP. This is not a style guide. It's a guide to producing readable, reusable, and refactorable software in PHP.</text:p>
      <text:p text:style-name="Text_20_body">Not every principle herein has to be strictly followed, and even fewer will be universally agreed upon. These are guidelines and nothing more, but they are ones codified over many years of collective experience by the authors of <text:span text:style-name="Emphasis">Clean Code</text:span>.</text:p>
      <text:p text:style-name="Text_20_body">Inspired from <text:a xlink:type="simple" xlink:href="https://github.com/ryanmcdermott/clean-code-javascript" text:style-name="Internet_20_link" text:visited-style-name="Visited_20_Internet_20_Link">clean-code-javascript</text:a>.</text:p>
      <text:p text:style-name="Text_20_body">Although many developers still use PHP 5, most of the examples in this article only work with PHP 7.1+.</text:p>
      <text:h text:style-name="Heading_20_2" text:outline-level="2"><text:bookmark text:name="user-content-variables"/>Variables</text:h>
      <text:h text:style-name="Heading_20_3" text:outline-level="3"><text:bookmark text:name="user-content-use-meaningful-and-pronounceable-variable-names"/>Use meaningful and pronounceable variable names</text:h>
      <text:p text:style-name="Text_20_body"><text:span text:style-name="Strong_20_Emphasis">Bad:</text:span></text:p>
      <text:p text:style-name="P1">$ymdstr = $moment-&gt;format('y-m-d');</text:p>
      <text:p text:style-name="Text_20_body"><text:span text:style-name="Strong_20_Emphasis">Good:</text:span></text:p>
      <text:p text:style-name="P1">$currentDate = $moment-&gt;format('y-m-d');</text:p>
      <text:p text:style-name="Text_20_body"><text:span text:style-name="Strong_20_Emphasis"><draw:a xlink:type="simple" xlink:href="https://github.com/jupeter/clean-code-php#table-of-contents"><draw:frame draw:style-name="fr1" draw:name="Figura1" text:anchor-type="as-char" svg:width="0.582cm" svg:height="0.582cm" draw:z-index="0"><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use-the-same-vocabulary-for-the-same-type-of-variable"/>Use the same vocabulary for the same type of variable</text:h>
      <text:p text:style-name="Text_20_body"><text:span text:style-name="Strong_20_Emphasis">Bad:</text:span></text:p>
      <text:p text:style-name="Preformatted_20_Text">getUserInfo();</text:p>
      <text:p text:style-name="Preformatted_20_Text">getUserData();</text:p>
      <text:p text:style-name="Preformatted_20_Text">getUserRecord();</text:p>
      <text:p text:style-name="P1">getUserProfile();</text:p>
      <text:p text:style-name="Text_20_body"><text:span text:style-name="Strong_20_Emphasis">Good:</text:span></text:p>
      <text:p text:style-name="P1">getUser();</text:p>
      <text:p text:style-name="Text_20_body"><text:span text:style-name="Strong_20_Emphasis"><draw:a xlink:type="simple" xlink:href="https://github.com/jupeter/clean-code-php#table-of-contents"><draw:frame draw:style-name="fr1" draw:name="Figura2" text:anchor-type="as-char" svg:width="0.582cm" svg:height="0.582cm" draw:z-index="1"><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use-searchable-names-part-1"/>Use searchable names (part 1)</text:h>
      <text:p text:style-name="Text_20_body">We will read more code than we will ever write. It's important that the code we do write is readable and searchable. By <text:span text:style-name="Emphasis">not</text:span> naming variables that end up being meaningful for understanding our program, we hurt our readers. Make your names searchable.</text:p>
      <text:p text:style-name="Text_20_body"><text:soft-page-break/><text:span text:style-name="Strong_20_Emphasis">Bad:</text:span></text:p>
      <text:p text:style-name="Preformatted_20_Text">// What the heck is 448 for?</text:p>
      <text:p text:style-name="P1">$result = $serializer-&gt;serialize($data, 448);</text:p>
      <text:p text:style-name="Text_20_body"><text:span text:style-name="Strong_20_Emphasis">Good:</text:span></text:p>
      <text:p text:style-name="P1">$json = $serializer-&gt;serialize($data, JSON_UNESCAPED_SLASHES | JSON_PRETTY_PRINT | JSON_UNESCAPED_UNICODE);</text:p>
      <text:h text:style-name="Heading_20_3" text:outline-level="3"><text:bookmark text:name="user-content-use-searchable-names-part-2"/>Use searchable names (part 2)</text:h>
      <text:p text:style-name="Text_20_body"><text:span text:style-name="Strong_20_Emphasis">Bad:</text:span></text:p>
      <text:p text:style-name="Preformatted_20_Text">class User</text:p>
      <text:p text:style-name="Preformatted_20_Text">{</text:p>
      <text:p text:style-name="Preformatted_20_Text"><text:s text:c="4"/>// What the heck is 7 for?</text:p>
      <text:p text:style-name="Preformatted_20_Text"><text:s text:c="4"/>public $access = 7;</text:p>
      <text:p text:style-name="Preformatted_20_Text">}</text:p>
      <text:p text:style-name="Preformatted_20_Text"/>
      <text:p text:style-name="Preformatted_20_Text">// What the heck is 4 for?</text:p>
      <text:p text:style-name="Preformatted_20_Text">if ($user-&gt;access &amp; 4) {</text:p>
      <text:p text:style-name="Preformatted_20_Text"><text:s text:c="4"/>// ...</text:p>
      <text:p text:style-name="Preformatted_20_Text">}</text:p>
      <text:p text:style-name="Preformatted_20_Text"/>
      <text:p text:style-name="Preformatted_20_Text">// What's going on here?</text:p>
      <text:p text:style-name="P1">$user-&gt;access ^= 2;</text:p>
      <text:p text:style-name="Text_20_body"><text:span text:style-name="Strong_20_Emphasis">Good:</text:span></text:p>
      <text:p text:style-name="Preformatted_20_Text">class User</text:p>
      <text:p text:style-name="Preformatted_20_Text">{</text:p>
      <text:p text:style-name="Preformatted_20_Text"><text:s text:c="4"/>public const ACCESS_READ = 1;</text:p>
      <text:p text:style-name="Preformatted_20_Text"/>
      <text:p text:style-name="Preformatted_20_Text"><text:s text:c="4"/>public const ACCESS_CREATE = 2;</text:p>
      <text:p text:style-name="Preformatted_20_Text"/>
      <text:p text:style-name="Preformatted_20_Text"><text:s text:c="4"/>public const ACCESS_UPDATE = 4;</text:p>
      <text:p text:style-name="Preformatted_20_Text"/>
      <text:p text:style-name="Preformatted_20_Text"><text:s text:c="4"/>public const ACCESS_DELETE = 8;</text:p>
      <text:p text:style-name="Preformatted_20_Text"/>
      <text:p text:style-name="Preformatted_20_Text"><text:s text:c="4"/>// User as default can read, create and update something</text:p>
      <text:p text:style-name="Preformatted_20_Text"><text:s text:c="4"/>public $access = self::ACCESS_READ | self::ACCESS_CREATE | self::ACCESS_UPDATE;</text:p>
      <text:p text:style-name="Preformatted_20_Text">}</text:p>
      <text:p text:style-name="Preformatted_20_Text"/>
      <text:p text:style-name="Preformatted_20_Text">if ($user-&gt;access &amp; User::ACCESS_UPDATE) {</text:p>
      <text:p text:style-name="Preformatted_20_Text"><text:s text:c="4"/>// do edit ...</text:p>
      <text:p text:style-name="Preformatted_20_Text">}</text:p>
      <text:p text:style-name="Preformatted_20_Text"/>
      <text:p text:style-name="Preformatted_20_Text">// Deny access rights to create something</text:p>
      <text:p text:style-name="P1">$user-&gt;access ^= User::ACCESS_CREATE;</text:p>
      <text:p text:style-name="Text_20_body"><text:span text:style-name="Strong_20_Emphasis"><draw:a xlink:type="simple" xlink:href="https://github.com/jupeter/clean-code-php#table-of-contents"><draw:frame draw:style-name="fr1" draw:name="Figura3" text:anchor-type="as-char" svg:width="0.582cm" svg:height="0.582cm" draw:z-index="2"><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use-explanatory-variables"/>Use explanatory variables</text:h>
      <text:p text:style-name="Text_20_body"><text:span text:style-name="Strong_20_Emphasis">Bad:</text:span></text:p>
      <text:p text:style-name="Preformatted_20_Text">$address = 'One Infinite Loop, Cupertino 95014';</text:p>
      <text:p text:style-name="Preformatted_20_Text">$cityZipCodeRegex = '/^[^,]+,\s*(.+?)\s*(\d{5})$/';</text:p>
      <text:p text:style-name="Preformatted_20_Text">preg_match($cityZipCodeRegex, $address, $matches);</text:p>
      <text:p text:style-name="Preformatted_20_Text"><text:soft-page-break/></text:p>
      <text:p text:style-name="P1">saveCityZipCode($matches[1], $matches[2]);</text:p>
      <text:p text:style-name="Text_20_body"><text:span text:style-name="Strong_20_Emphasis">Not bad:</text:span></text:p>
      <text:p text:style-name="Text_20_body">It's better, but we are still heavily dependent on regex.</text:p>
      <text:p text:style-name="Preformatted_20_Text">$address = 'One Infinite Loop, Cupertino 95014';</text:p>
      <text:p text:style-name="Preformatted_20_Text">$cityZipCodeRegex = '/^[^,]+,\s*(.+?)\s*(\d{5})$/';</text:p>
      <text:p text:style-name="Preformatted_20_Text">preg_match($cityZipCodeRegex, $address, $matches);</text:p>
      <text:p text:style-name="Preformatted_20_Text"/>
      <text:p text:style-name="Preformatted_20_Text">[, $city, $zipCode] = $matches;</text:p>
      <text:p text:style-name="P1">saveCityZipCode($city, $zipCode);</text:p>
      <text:p text:style-name="Text_20_body"><text:span text:style-name="Strong_20_Emphasis">Good:</text:span></text:p>
      <text:p text:style-name="Text_20_body">Decrease dependence on regex by naming subpatterns.</text:p>
      <text:p text:style-name="Preformatted_20_Text">$address = 'One Infinite Loop, Cupertino 95014';</text:p>
      <text:p text:style-name="Preformatted_20_Text">$cityZipCodeRegex = '/^[^,]+,\s*(?&lt;city&gt;.+?)\s*(?&lt;zipCode&gt;\d{5})$/';</text:p>
      <text:p text:style-name="Preformatted_20_Text">preg_match($cityZipCodeRegex, $address, $matches);</text:p>
      <text:p text:style-name="Preformatted_20_Text"/>
      <text:p text:style-name="P1">saveCityZipCode($matches['city'], $matches['zipCode']);</text:p>
      <text:p text:style-name="Text_20_body"><text:span text:style-name="Strong_20_Emphasis"><draw:a xlink:type="simple" xlink:href="https://github.com/jupeter/clean-code-php#table-of-contents"><draw:frame draw:style-name="fr1" draw:name="Figura4" text:anchor-type="as-char" svg:width="0.582cm" svg:height="0.582cm" draw:z-index="3"><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avoid-nesting-too-deeply-and-return-early-part-1"/>Avoid nesting too deeply and return early (part 1)</text:h>
      <text:p text:style-name="Text_20_body">Too many if-else statements can make your code hard to follow. Explicit is better than implicit.</text:p>
      <text:p text:style-name="Text_20_body"><text:span text:style-name="Strong_20_Emphasis">Bad:</text:span></text:p>
      <text:p text:style-name="Preformatted_20_Text">function isShopOpen($day): bool</text:p>
      <text:p text:style-name="Preformatted_20_Text">{</text:p>
      <text:p text:style-name="Preformatted_20_Text"><text:s text:c="4"/>if ($day) {</text:p>
      <text:p text:style-name="Preformatted_20_Text"><text:s text:c="8"/>if (is_string($day)) {</text:p>
      <text:p text:style-name="Preformatted_20_Text"><text:s text:c="12"/>$day = strtolower($day);</text:p>
      <text:p text:style-name="Preformatted_20_Text"><text:s text:c="12"/>if ($day === 'friday') {</text:p>
      <text:p text:style-name="Preformatted_20_Text"><text:s text:c="16"/>return true;</text:p>
      <text:p text:style-name="Preformatted_20_Text"><text:s text:c="12"/>} elseif ($day === 'saturday') {</text:p>
      <text:p text:style-name="Preformatted_20_Text"><text:s text:c="16"/>return true;</text:p>
      <text:p text:style-name="Preformatted_20_Text"><text:s text:c="12"/>} elseif ($day === 'sunday') {</text:p>
      <text:p text:style-name="Preformatted_20_Text"><text:s text:c="16"/>return true;</text:p>
      <text:p text:style-name="Preformatted_20_Text"><text:s text:c="12"/>}</text:p>
      <text:p text:style-name="Preformatted_20_Text"><text:s text:c="12"/>return false;</text:p>
      <text:p text:style-name="Preformatted_20_Text"><text:s text:c="8"/>}</text:p>
      <text:p text:style-name="Preformatted_20_Text"><text:s text:c="8"/>return false;</text:p>
      <text:p text:style-name="Preformatted_20_Text"><text:s text:c="4"/>}</text:p>
      <text:p text:style-name="Preformatted_20_Text"><text:s text:c="4"/>return false;</text:p>
      <text:p text:style-name="P1">}</text:p>
      <text:p text:style-name="Text_20_body"><text:span text:style-name="Strong_20_Emphasis">Good:</text:span></text:p>
      <text:p text:style-name="Preformatted_20_Text">function isShopOpen(string $day): bool</text:p>
      <text:p text:style-name="Preformatted_20_Text">{</text:p>
      <text:p text:style-name="Preformatted_20_Text"><text:s text:c="4"/>if (empty($day)) {</text:p>
      <text:p text:style-name="Preformatted_20_Text"><text:s text:c="8"/>return false;</text:p>
      <text:p text:style-name="Preformatted_20_Text"><text:s text:c="4"/>}</text:p>
      <text:p text:style-name="Preformatted_20_Text"/>
      <text:p text:style-name="Preformatted_20_Text"><text:s text:c="4"/>$openingDays = ['friday', 'saturday', 'sunday'];</text:p>
      <text:p text:style-name="Preformatted_20_Text"/>
      <text:p text:style-name="Preformatted_20_Text"><text:s text:c="4"/>return in_array(strtolower($day), $openingDays, true);</text:p>
      <text:p text:style-name="P1"><text:soft-page-break/>}</text:p>
      <text:p text:style-name="Text_20_body"><text:span text:style-name="Strong_20_Emphasis"><draw:a xlink:type="simple" xlink:href="https://github.com/jupeter/clean-code-php#table-of-contents"><draw:frame draw:style-name="fr1" draw:name="Figura5" text:anchor-type="as-char" svg:width="0.582cm" svg:height="0.582cm" draw:z-index="4"><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avoid-nesting-too-deeply-and-return-early-part-2"/>Avoid nesting too deeply and return early (part 2)</text:h>
      <text:p text:style-name="Text_20_body"><text:span text:style-name="Strong_20_Emphasis">Bad:</text:span></text:p>
      <text:p text:style-name="Preformatted_20_Text">function fibonacci(int $n)</text:p>
      <text:p text:style-name="Preformatted_20_Text">{</text:p>
      <text:p text:style-name="Preformatted_20_Text"><text:s text:c="4"/>if ($n &lt; 50) {</text:p>
      <text:p text:style-name="Preformatted_20_Text"><text:s text:c="8"/>if ($n !== 0) {</text:p>
      <text:p text:style-name="Preformatted_20_Text"><text:s text:c="12"/>if ($n !== 1) {</text:p>
      <text:p text:style-name="Preformatted_20_Text"><text:s text:c="16"/>return fibonacci($n - 1) + fibonacci($n - 2);</text:p>
      <text:p text:style-name="Preformatted_20_Text"><text:s text:c="12"/>}</text:p>
      <text:p text:style-name="Preformatted_20_Text"><text:s text:c="12"/>return 1;</text:p>
      <text:p text:style-name="Preformatted_20_Text"><text:s text:c="8"/>}</text:p>
      <text:p text:style-name="Preformatted_20_Text"><text:s text:c="8"/>return 0;</text:p>
      <text:p text:style-name="Preformatted_20_Text"><text:s text:c="4"/>}</text:p>
      <text:p text:style-name="Preformatted_20_Text"><text:s text:c="4"/>return 'Not supported';</text:p>
      <text:p text:style-name="P1">}</text:p>
      <text:p text:style-name="Text_20_body"><text:span text:style-name="Strong_20_Emphasis">Good:</text:span></text:p>
      <text:p text:style-name="Preformatted_20_Text">function fibonacci(int $n): int</text:p>
      <text:p text:style-name="Preformatted_20_Text">{</text:p>
      <text:p text:style-name="Preformatted_20_Text"><text:s text:c="4"/>if ($n === 0 || $n === 1) {</text:p>
      <text:p text:style-name="Preformatted_20_Text"><text:s text:c="8"/>return $n;</text:p>
      <text:p text:style-name="Preformatted_20_Text"><text:s text:c="4"/>}</text:p>
      <text:p text:style-name="Preformatted_20_Text"/>
      <text:p text:style-name="Preformatted_20_Text"><text:s text:c="4"/>if ($n &gt;= 50) {</text:p>
      <text:p text:style-name="Preformatted_20_Text"><text:s text:c="8"/>throw new Exception('Not supported');</text:p>
      <text:p text:style-name="Preformatted_20_Text"><text:s text:c="4"/>}</text:p>
      <text:p text:style-name="Preformatted_20_Text"/>
      <text:p text:style-name="Preformatted_20_Text"><text:s text:c="4"/>return fibonacci($n - 1) + fibonacci($n - 2);</text:p>
      <text:p text:style-name="P1">}</text:p>
      <text:p text:style-name="Text_20_body"><text:span text:style-name="Strong_20_Emphasis"><draw:a xlink:type="simple" xlink:href="https://github.com/jupeter/clean-code-php#table-of-contents"><draw:frame draw:style-name="fr1" draw:name="Figura6" text:anchor-type="as-char" svg:width="0.582cm" svg:height="0.582cm" draw:z-index="5"><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avoid-mental-mapping"/>Avoid Mental Mapping</text:h>
      <text:p text:style-name="Text_20_body">Don’t force the reader of your code to translate what the variable means. Explicit is better than implicit.</text:p>
      <text:p text:style-name="Text_20_body"><text:span text:style-name="Strong_20_Emphasis">Bad:</text:span></text:p>
      <text:p text:style-name="Preformatted_20_Text">$l = ['Austin', 'New York', 'San Francisco'];</text:p>
      <text:p text:style-name="Preformatted_20_Text"/>
      <text:p text:style-name="Preformatted_20_Text">for ($i = 0; $i &lt; count($l); $i++) {</text:p>
      <text:p text:style-name="Preformatted_20_Text"><text:s text:c="4"/>$li = $l[$i];</text:p>
      <text:p text:style-name="Preformatted_20_Text"><text:s text:c="4"/>doStuff();</text:p>
      <text:p text:style-name="Preformatted_20_Text"><text:s text:c="4"/>doSomeOtherStuff();</text:p>
      <text:p text:style-name="Preformatted_20_Text"><text:s text:c="4"/>// ...</text:p>
      <text:p text:style-name="Preformatted_20_Text"><text:s text:c="4"/>// ...</text:p>
      <text:p text:style-name="Preformatted_20_Text"><text:s text:c="4"/>// ...</text:p>
      <text:p text:style-name="Preformatted_20_Text"><text:s text:c="4"/>// Wait, what is `$li` for again?</text:p>
      <text:p text:style-name="Preformatted_20_Text"><text:s text:c="4"/>dispatch($li);</text:p>
      <text:p text:style-name="P1">}</text:p>
      <text:p text:style-name="Text_20_body"><text:span text:style-name="Strong_20_Emphasis">Good:</text:span></text:p>
      <text:p text:style-name="Preformatted_20_Text"><text:soft-page-break/>$locations = ['Austin', 'New York', 'San Francisco'];</text:p>
      <text:p text:style-name="Preformatted_20_Text"/>
      <text:p text:style-name="Preformatted_20_Text">foreach ($locations as $location) {</text:p>
      <text:p text:style-name="Preformatted_20_Text"><text:s text:c="4"/>doStuff();</text:p>
      <text:p text:style-name="Preformatted_20_Text"><text:s text:c="4"/>doSomeOtherStuff();</text:p>
      <text:p text:style-name="Preformatted_20_Text"><text:s text:c="4"/>// ...</text:p>
      <text:p text:style-name="Preformatted_20_Text"><text:s text:c="4"/>// ...</text:p>
      <text:p text:style-name="Preformatted_20_Text"><text:s text:c="4"/>// ...</text:p>
      <text:p text:style-name="Preformatted_20_Text"><text:s text:c="4"/>dispatch($location);</text:p>
      <text:p text:style-name="P1">}</text:p>
      <text:p text:style-name="Text_20_body"><text:span text:style-name="Strong_20_Emphasis"><draw:a xlink:type="simple" xlink:href="https://github.com/jupeter/clean-code-php#table-of-contents"><draw:frame draw:style-name="fr1" draw:name="Figura7" text:anchor-type="as-char" svg:width="0.582cm" svg:height="0.582cm" draw:z-index="6"><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dont-add-unneeded-context"/>Don't add unneeded context</text:h>
      <text:p text:style-name="Text_20_body">If your class/object name tells you something, don't repeat that in your variable name.</text:p>
      <text:p text:style-name="Text_20_body"><text:span text:style-name="Strong_20_Emphasis">Bad:</text:span></text:p>
      <text:p text:style-name="Preformatted_20_Text">class Car</text:p>
      <text:p text:style-name="Preformatted_20_Text">{</text:p>
      <text:p text:style-name="Preformatted_20_Text"><text:s text:c="4"/>public $carMake;</text:p>
      <text:p text:style-name="Preformatted_20_Text"/>
      <text:p text:style-name="Preformatted_20_Text"><text:s text:c="4"/>public $carModel;</text:p>
      <text:p text:style-name="Preformatted_20_Text"/>
      <text:p text:style-name="Preformatted_20_Text"><text:s text:c="4"/>public $carColor;</text:p>
      <text:p text:style-name="Preformatted_20_Text"/>
      <text:p text:style-name="Preformatted_20_Text"><text:s text:c="4"/>//...</text:p>
      <text:p text:style-name="P1">}</text:p>
      <text:p text:style-name="Text_20_body"><text:span text:style-name="Strong_20_Emphasis">Good:</text:span></text:p>
      <text:p text:style-name="Preformatted_20_Text">class Car</text:p>
      <text:p text:style-name="Preformatted_20_Text">{</text:p>
      <text:p text:style-name="Preformatted_20_Text"><text:s text:c="4"/>public $make;</text:p>
      <text:p text:style-name="Preformatted_20_Text"/>
      <text:p text:style-name="Preformatted_20_Text"><text:s text:c="4"/>public $model;</text:p>
      <text:p text:style-name="Preformatted_20_Text"/>
      <text:p text:style-name="Preformatted_20_Text"><text:s text:c="4"/>public $color;</text:p>
      <text:p text:style-name="Preformatted_20_Text"/>
      <text:p text:style-name="Preformatted_20_Text"><text:s text:c="4"/>//...</text:p>
      <text:p text:style-name="P1">}</text:p>
      <text:p text:style-name="Text_20_body"><text:span text:style-name="Strong_20_Emphasis"><draw:a xlink:type="simple" xlink:href="https://github.com/jupeter/clean-code-php#table-of-contents"><draw:frame draw:style-name="fr1" draw:name="Figura8" text:anchor-type="as-char" svg:width="0.582cm" svg:height="0.582cm" draw:z-index="7"><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2" text:outline-level="2"><text:bookmark text:name="user-content-comparison"/>Comparison</text:h>
      <text:h text:style-name="Heading_20_3" text:outline-level="3"><text:bookmark text:name="user-content-use-identical-comparison"/>Use <text:a xlink:type="simple" xlink:href="http://php.net/manual/en/language.operators.comparison.php" text:style-name="Internet_20_link" text:visited-style-name="Visited_20_Internet_20_Link">identical comparison</text:a></text:h>
      <text:p text:style-name="Text_20_body"><text:span text:style-name="Strong_20_Emphasis">Not good:</text:span></text:p>
      <text:p text:style-name="Text_20_body">The simple comparison will convert the string into an integer.</text:p>
      <text:p text:style-name="Preformatted_20_Text">$a = '42';</text:p>
      <text:p text:style-name="Preformatted_20_Text">$b = 42;</text:p>
      <text:p text:style-name="Preformatted_20_Text"/>
      <text:p text:style-name="Preformatted_20_Text">if ($a != $b) {</text:p>
      <text:p text:style-name="Preformatted_20_Text"><text:s text:c="4"/>// The expression will always pass</text:p>
      <text:p text:style-name="P1">}</text:p>
      <text:p text:style-name="Text_20_body"><text:soft-page-break/>The comparison <text:span text:style-name="Source_20_Text">$a != $b</text:span> returns <text:span text:style-name="Source_20_Text">FALSE</text:span> but in fact it's <text:span text:style-name="Source_20_Text">TRUE</text:span>! The string <text:span text:style-name="Source_20_Text">42</text:span> is different than the integer <text:span text:style-name="Source_20_Text">42</text:span>.</text:p>
      <text:p text:style-name="Text_20_body"><text:span text:style-name="Strong_20_Emphasis">Good:</text:span></text:p>
      <text:p text:style-name="Text_20_body">The identical comparison will compare type and value.</text:p>
      <text:p text:style-name="Preformatted_20_Text">$a = '42';</text:p>
      <text:p text:style-name="Preformatted_20_Text">$b = 42;</text:p>
      <text:p text:style-name="Preformatted_20_Text"/>
      <text:p text:style-name="Preformatted_20_Text">if ($a !== $b) {</text:p>
      <text:p text:style-name="Preformatted_20_Text"><text:s text:c="4"/>// The expression is verified</text:p>
      <text:p text:style-name="P1">}</text:p>
      <text:p text:style-name="Text_20_body">The comparison <text:span text:style-name="Source_20_Text">$a !== $b</text:span> returns <text:span text:style-name="Source_20_Text">TRUE</text:span>.</text:p>
      <text:p text:style-name="Text_20_body"><text:span text:style-name="Strong_20_Emphasis"><draw:a xlink:type="simple" xlink:href="https://github.com/jupeter/clean-code-php#table-of-contents"><draw:frame draw:style-name="fr1" draw:name="Figura9" text:anchor-type="as-char" svg:width="0.582cm" svg:height="0.582cm" draw:z-index="8"><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null-coalescing-operator"/>Null coalescing operator</text:h>
      <text:p text:style-name="Text_20_body">Null coalescing is a new operator <text:a xlink:type="simple" xlink:href="https://www.php.net/manual/en/migration70.new-features.php" text:style-name="Internet_20_link" text:visited-style-name="Visited_20_Internet_20_Link">introduced in PHP 7</text:a>. The null coalescing operator <text:span text:style-name="Source_20_Text">??</text:span> has been added as syntactic sugar for the common case of needing to use a ternary in conjunction with <text:span text:style-name="Source_20_Text">isset()</text:span>. It returns its first operand if it exists and is not <text:span text:style-name="Source_20_Text">null</text:span>; otherwise it returns its second operand.</text:p>
      <text:p text:style-name="Text_20_body"><text:span text:style-name="Strong_20_Emphasis">Bad:</text:span></text:p>
      <text:p text:style-name="Preformatted_20_Text">if (isset($_GET['name'])) {</text:p>
      <text:p text:style-name="Preformatted_20_Text"><text:s text:c="4"/>$name = $_GET['name'];</text:p>
      <text:p text:style-name="Preformatted_20_Text">} elseif (isset($_POST['name'])) {</text:p>
      <text:p text:style-name="Preformatted_20_Text"><text:s text:c="4"/>$name = $_POST['name'];</text:p>
      <text:p text:style-name="Preformatted_20_Text">} else {</text:p>
      <text:p text:style-name="Preformatted_20_Text"><text:s text:c="4"/>$name = 'nobody';</text:p>
      <text:p text:style-name="P1">}</text:p>
      <text:p text:style-name="Text_20_body"><text:span text:style-name="Strong_20_Emphasis">Good:</text:span></text:p>
      <text:p text:style-name="P1">$name = $_GET['name'] ?? $_POST['name'] ?? 'nobody';</text:p>
      <text:p text:style-name="Text_20_body"><text:span text:style-name="Strong_20_Emphasis"><draw:a xlink:type="simple" xlink:href="https://github.com/jupeter/clean-code-php#table-of-contents"><draw:frame draw:style-name="fr1" draw:name="Figura10" text:anchor-type="as-char" svg:width="0.582cm" svg:height="0.582cm" draw:z-index="9"><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2" text:outline-level="2"><text:bookmark text:name="user-content-functions"/>Functions</text:h>
      <text:h text:style-name="Heading_20_3" text:outline-level="3"><text:bookmark text:name="user-content-use-default-arguments-instead-of-short-circuiting-or-conditionals"/>Use default arguments instead of short circuiting or conditionals</text:h>
      <text:p text:style-name="Text_20_body"><text:span text:style-name="Strong_20_Emphasis">Not good:</text:span></text:p>
      <text:p text:style-name="Text_20_body">This is not good because <text:span text:style-name="Source_20_Text">$breweryName</text:span> can be <text:span text:style-name="Source_20_Text">NULL</text:span>.</text:p>
      <text:p text:style-name="Preformatted_20_Text">function createMicrobrewery($breweryName = 'Hipster Brew Co.'): void</text:p>
      <text:p text:style-name="Preformatted_20_Text">{</text:p>
      <text:p text:style-name="Preformatted_20_Text"><text:s text:c="4"/>// ...</text:p>
      <text:p text:style-name="P1">}</text:p>
      <text:p text:style-name="Text_20_body"><text:span text:style-name="Strong_20_Emphasis">Not bad:</text:span></text:p>
      <text:p text:style-name="Text_20_body"><text:soft-page-break/>This opinion is more understandable than the previous version, but it better controls the value of the variable.</text:p>
      <text:p text:style-name="Preformatted_20_Text">function createMicrobrewery($name = null): void</text:p>
      <text:p text:style-name="Preformatted_20_Text">{</text:p>
      <text:p text:style-name="Preformatted_20_Text"><text:s text:c="4"/>$breweryName = $name ?: 'Hipster Brew Co.';</text:p>
      <text:p text:style-name="Preformatted_20_Text"><text:s text:c="4"/>// ...</text:p>
      <text:p text:style-name="P1">}</text:p>
      <text:p text:style-name="Text_20_body"><text:span text:style-name="Strong_20_Emphasis">Good:</text:span></text:p>
      <text:p text:style-name="Text_20_body">You can use <text:a xlink:type="simple" xlink:href="https://www.php.net/manual/en/language.types.declarations.php" text:style-name="Internet_20_link" text:visited-style-name="Visited_20_Internet_20_Link">type hinting</text:a> and be sure that the <text:span text:style-name="Source_20_Text">$breweryName</text:span> will not be <text:span text:style-name="Source_20_Text">NULL</text:span>.</text:p>
      <text:p text:style-name="Preformatted_20_Text">function createMicrobrewery(string $breweryName = 'Hipster Brew Co.'): void</text:p>
      <text:p text:style-name="Preformatted_20_Text">{</text:p>
      <text:p text:style-name="Preformatted_20_Text"><text:s text:c="4"/>// ...</text:p>
      <text:p text:style-name="P1">}</text:p>
      <text:p text:style-name="Text_20_body"><text:span text:style-name="Strong_20_Emphasis"><draw:a xlink:type="simple" xlink:href="https://github.com/jupeter/clean-code-php#table-of-contents"><draw:frame draw:style-name="fr1" draw:name="Figura11" text:anchor-type="as-char" svg:width="0.582cm" svg:height="0.582cm" draw:z-index="10"><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function-arguments-2-or-fewer-ideally"/>Function arguments (2 or fewer ideally)</text:h>
      <text:p text:style-name="Text_20_body">Limiting the amount of function parameters is incredibly important because it makes testing your function easier. Having more than three leads to a combinatorial explosion where you have to test tons of different cases with each separate argument.</text:p>
      <text:p text:style-name="Text_20_body">Zero arguments is the ideal case. One or two arguments is ok, and three should be avoided. Anything more than that should be consolidated. Usually, if you have more than two arguments then your function is trying to do too much. In cases where it's not, most of the time a higher-level object will suffice as an argument.</text:p>
      <text:p text:style-name="Text_20_body"><text:span text:style-name="Strong_20_Emphasis">Bad:</text:span></text:p>
      <text:p text:style-name="Preformatted_20_Text">class Questionnaire</text:p>
      <text:p text:style-name="Preformatted_20_Text">{</text:p>
      <text:p text:style-name="Preformatted_20_Text"><text:s text:c="4"/>public function __construct(</text:p>
      <text:p text:style-name="Preformatted_20_Text"><text:s text:c="8"/>string $firstname,</text:p>
      <text:p text:style-name="Preformatted_20_Text"><text:s text:c="8"/>string $lastname,</text:p>
      <text:p text:style-name="Preformatted_20_Text"><text:s text:c="8"/>string $patronymic,</text:p>
      <text:p text:style-name="Preformatted_20_Text"><text:s text:c="8"/>string $region,</text:p>
      <text:p text:style-name="Preformatted_20_Text"><text:s text:c="8"/>string $district,</text:p>
      <text:p text:style-name="Preformatted_20_Text"><text:s text:c="8"/>string $city,</text:p>
      <text:p text:style-name="Preformatted_20_Text"><text:s text:c="8"/>string $phone,</text:p>
      <text:p text:style-name="Preformatted_20_Text"><text:s text:c="8"/>string $email</text:p>
      <text:p text:style-name="Preformatted_20_Text"><text:s text:c="4"/>) {</text:p>
      <text:p text:style-name="Preformatted_20_Text"><text:s text:c="8"/>// ...</text:p>
      <text:p text:style-name="Preformatted_20_Text"><text:s text:c="4"/>}</text:p>
      <text:p text:style-name="P1">}</text:p>
      <text:p text:style-name="Text_20_body"><text:span text:style-name="Strong_20_Emphasis">Good:</text:span></text:p>
      <text:p text:style-name="Preformatted_20_Text">class Name</text:p>
      <text:p text:style-name="Preformatted_20_Text">{</text:p>
      <text:p text:style-name="Preformatted_20_Text"><text:s text:c="4"/>private $firstname;</text:p>
      <text:p text:style-name="Preformatted_20_Text"/>
      <text:p text:style-name="Preformatted_20_Text"><text:s text:c="4"/>private $lastname;</text:p>
      <text:p text:style-name="Preformatted_20_Text"/>
      <text:p text:style-name="Preformatted_20_Text"><text:s text:c="4"/>private $patronymic;</text:p>
      <text:p text:style-name="Preformatted_20_Text"/>
      <text:p text:style-name="Preformatted_20_Text"><text:soft-page-break/><text:s text:c="4"/>public function __construct(string $firstname, string $lastname, string $patronymic)</text:p>
      <text:p text:style-name="Preformatted_20_Text"><text:s text:c="4"/>{</text:p>
      <text:p text:style-name="Preformatted_20_Text"><text:s text:c="8"/>$this-&gt;firstname = $firstname;</text:p>
      <text:p text:style-name="Preformatted_20_Text"><text:s text:c="8"/>$this-&gt;lastname = $lastname;</text:p>
      <text:p text:style-name="Preformatted_20_Text"><text:s text:c="8"/>$this-&gt;patronymic = $patronymic;</text:p>
      <text:p text:style-name="Preformatted_20_Text"><text:s text:c="4"/>}</text:p>
      <text:p text:style-name="Preformatted_20_Text"/>
      <text:p text:style-name="Preformatted_20_Text"><text:s text:c="4"/>// getters ...</text:p>
      <text:p text:style-name="Preformatted_20_Text">}</text:p>
      <text:p text:style-name="Preformatted_20_Text"/>
      <text:p text:style-name="Preformatted_20_Text">class City</text:p>
      <text:p text:style-name="Preformatted_20_Text">{</text:p>
      <text:p text:style-name="Preformatted_20_Text"><text:s text:c="4"/>private $region;</text:p>
      <text:p text:style-name="Preformatted_20_Text"/>
      <text:p text:style-name="Preformatted_20_Text"><text:s text:c="4"/>private $district;</text:p>
      <text:p text:style-name="Preformatted_20_Text"/>
      <text:p text:style-name="Preformatted_20_Text"><text:s text:c="4"/>private $city;</text:p>
      <text:p text:style-name="Preformatted_20_Text"/>
      <text:p text:style-name="Preformatted_20_Text"><text:s text:c="4"/>public function __construct(string $region, string $district, string $city)</text:p>
      <text:p text:style-name="Preformatted_20_Text"><text:s text:c="4"/>{</text:p>
      <text:p text:style-name="Preformatted_20_Text"><text:s text:c="8"/>$this-&gt;region = $region;</text:p>
      <text:p text:style-name="Preformatted_20_Text"><text:s text:c="8"/>$this-&gt;district = $district;</text:p>
      <text:p text:style-name="Preformatted_20_Text"><text:s text:c="8"/>$this-&gt;city = $city;</text:p>
      <text:p text:style-name="Preformatted_20_Text"><text:s text:c="4"/>}</text:p>
      <text:p text:style-name="Preformatted_20_Text"/>
      <text:p text:style-name="Preformatted_20_Text"><text:s text:c="4"/>// getters ...</text:p>
      <text:p text:style-name="Preformatted_20_Text">}</text:p>
      <text:p text:style-name="Preformatted_20_Text"/>
      <text:p text:style-name="Preformatted_20_Text">class Contact</text:p>
      <text:p text:style-name="Preformatted_20_Text">{</text:p>
      <text:p text:style-name="Preformatted_20_Text"><text:s text:c="4"/>private $phone;</text:p>
      <text:p text:style-name="Preformatted_20_Text"/>
      <text:p text:style-name="Preformatted_20_Text"><text:s text:c="4"/>private $email;</text:p>
      <text:p text:style-name="Preformatted_20_Text"/>
      <text:p text:style-name="Preformatted_20_Text"><text:s text:c="4"/>public function __construct(string $phone, string $email)</text:p>
      <text:p text:style-name="Preformatted_20_Text"><text:s text:c="4"/>{</text:p>
      <text:p text:style-name="Preformatted_20_Text"><text:s text:c="8"/>$this-&gt;phone = $phone;</text:p>
      <text:p text:style-name="Preformatted_20_Text"><text:s text:c="8"/>$this-&gt;email = $email;</text:p>
      <text:p text:style-name="Preformatted_20_Text"><text:s text:c="4"/>}</text:p>
      <text:p text:style-name="Preformatted_20_Text"/>
      <text:p text:style-name="Preformatted_20_Text"><text:s text:c="4"/>// getters ...</text:p>
      <text:p text:style-name="Preformatted_20_Text">}</text:p>
      <text:p text:style-name="Preformatted_20_Text"/>
      <text:p text:style-name="Preformatted_20_Text">class Questionnaire</text:p>
      <text:p text:style-name="Preformatted_20_Text">{</text:p>
      <text:p text:style-name="Preformatted_20_Text"><text:s text:c="4"/>public function __construct(Name $name, City $city, Contact $contact)</text:p>
      <text:p text:style-name="Preformatted_20_Text"><text:s text:c="4"/>{</text:p>
      <text:p text:style-name="Preformatted_20_Text"><text:s text:c="8"/>// ...</text:p>
      <text:p text:style-name="Preformatted_20_Text"><text:s text:c="4"/>}</text:p>
      <text:p text:style-name="P1">}</text:p>
      <text:p text:style-name="Text_20_body"><text:span text:style-name="Strong_20_Emphasis"><draw:a xlink:type="simple" xlink:href="https://github.com/jupeter/clean-code-php#table-of-contents"><draw:frame draw:style-name="fr1" draw:name="Figura12" text:anchor-type="as-char" svg:width="0.582cm" svg:height="0.582cm" draw:z-index="11"><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function-names-should-say-what-they-do"/>Function names should say what they do</text:h>
      <text:p text:style-name="Text_20_body"><text:span text:style-name="Strong_20_Emphasis">Bad:</text:span></text:p>
      <text:p text:style-name="Preformatted_20_Text">class Email</text:p>
      <text:p text:style-name="Preformatted_20_Text">{</text:p>
      <text:p text:style-name="Preformatted_20_Text"><text:s text:c="4"/>//...</text:p>
      <text:p text:style-name="Preformatted_20_Text"/>
      <text:p text:style-name="Preformatted_20_Text"><text:soft-page-break/><text:s text:c="4"/>public function handle(): void</text:p>
      <text:p text:style-name="Preformatted_20_Text"><text:s text:c="4"/>{</text:p>
      <text:p text:style-name="Preformatted_20_Text"><text:s text:c="8"/>mail($this-&gt;to, $this-&gt;subject, $this-&gt;body);</text:p>
      <text:p text:style-name="Preformatted_20_Text"><text:s text:c="4"/>}</text:p>
      <text:p text:style-name="Preformatted_20_Text">}</text:p>
      <text:p text:style-name="Preformatted_20_Text"/>
      <text:p text:style-name="Preformatted_20_Text">$message = new Email(...);</text:p>
      <text:p text:style-name="Preformatted_20_Text">// What is this? A handle for the message? Are we writing to a file now?</text:p>
      <text:p text:style-name="P1">$message-&gt;handle();</text:p>
      <text:p text:style-name="Text_20_body"><text:span text:style-name="Strong_20_Emphasis">Good:</text:span></text:p>
      <text:p text:style-name="Preformatted_20_Text">class Email</text:p>
      <text:p text:style-name="Preformatted_20_Text">{</text:p>
      <text:p text:style-name="Preformatted_20_Text"><text:s text:c="4"/>//...</text:p>
      <text:p text:style-name="Preformatted_20_Text"/>
      <text:p text:style-name="Preformatted_20_Text"><text:s text:c="4"/>public function send(): void</text:p>
      <text:p text:style-name="Preformatted_20_Text"><text:s text:c="4"/>{</text:p>
      <text:p text:style-name="Preformatted_20_Text"><text:s text:c="8"/>mail($this-&gt;to, $this-&gt;subject, $this-&gt;body);</text:p>
      <text:p text:style-name="Preformatted_20_Text"><text:s text:c="4"/>}</text:p>
      <text:p text:style-name="Preformatted_20_Text">}</text:p>
      <text:p text:style-name="Preformatted_20_Text"/>
      <text:p text:style-name="Preformatted_20_Text">$message = new Email(...);</text:p>
      <text:p text:style-name="Preformatted_20_Text">// Clear and obvious</text:p>
      <text:p text:style-name="P1">$message-&gt;send();</text:p>
      <text:p text:style-name="Text_20_body"><text:span text:style-name="Strong_20_Emphasis"><draw:a xlink:type="simple" xlink:href="https://github.com/jupeter/clean-code-php#table-of-contents"><draw:frame draw:style-name="fr1" draw:name="Figura13" text:anchor-type="as-char" svg:width="0.582cm" svg:height="0.582cm" draw:z-index="12"><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functions-should-only-be-one-level-of-abstraction"/>Functions should only be one level of abstraction</text:h>
      <text:p text:style-name="Text_20_body">When you have more than one level of abstraction your function is usually doing too much. Splitting up functions leads to reusability and easier testing.</text:p>
      <text:p text:style-name="Text_20_body"><text:span text:style-name="Strong_20_Emphasis">Bad:</text:span></text:p>
      <text:p text:style-name="Preformatted_20_Text">function parseBetterPHPAlternative(string $code): void</text:p>
      <text:p text:style-name="Preformatted_20_Text">{</text:p>
      <text:p text:style-name="Preformatted_20_Text"><text:s text:c="4"/>$regexes = [</text:p>
      <text:p text:style-name="Preformatted_20_Text"><text:s text:c="8"/>// ...</text:p>
      <text:p text:style-name="Preformatted_20_Text"><text:s text:c="4"/>];</text:p>
      <text:p text:style-name="Preformatted_20_Text"/>
      <text:p text:style-name="Preformatted_20_Text"><text:s text:c="4"/>$statements = explode(' ', $code);</text:p>
      <text:p text:style-name="Preformatted_20_Text"><text:s text:c="4"/>$tokens = [];</text:p>
      <text:p text:style-name="Preformatted_20_Text"><text:s text:c="4"/>foreach ($regexes as $regex) {</text:p>
      <text:p text:style-name="Preformatted_20_Text"><text:s text:c="8"/>foreach ($statements as $statement) {</text:p>
      <text:p text:style-name="Preformatted_20_Text"><text:s text:c="12"/>// ...</text:p>
      <text:p text:style-name="Preformatted_20_Text"><text:s text:c="8"/>}</text:p>
      <text:p text:style-name="Preformatted_20_Text"><text:s text:c="4"/>}</text:p>
      <text:p text:style-name="Preformatted_20_Text"/>
      <text:p text:style-name="Preformatted_20_Text"><text:s text:c="4"/>$ast = [];</text:p>
      <text:p text:style-name="Preformatted_20_Text"><text:s text:c="4"/>foreach ($tokens as $token) {</text:p>
      <text:p text:style-name="Preformatted_20_Text"><text:s text:c="8"/>// lex...</text:p>
      <text:p text:style-name="Preformatted_20_Text"><text:s text:c="4"/>}</text:p>
      <text:p text:style-name="Preformatted_20_Text"/>
      <text:p text:style-name="Preformatted_20_Text"><text:s text:c="4"/>foreach ($ast as $node) {</text:p>
      <text:p text:style-name="Preformatted_20_Text"><text:s text:c="8"/>// parse...</text:p>
      <text:p text:style-name="Preformatted_20_Text"><text:s text:c="4"/>}</text:p>
      <text:p text:style-name="P1">}</text:p>
      <text:p text:style-name="Text_20_body"><text:span text:style-name="Strong_20_Emphasis">Bad too:</text:span></text:p>
      <text:p text:style-name="Text_20_body"><text:soft-page-break/>We have carried out some of the functionality, but the <text:span text:style-name="Source_20_Text">parseBetterPHPAlternative()</text:span> function is still very complex and not testable.</text:p>
      <text:p text:style-name="Preformatted_20_Text">function tokenize(string $code): array</text:p>
      <text:p text:style-name="Preformatted_20_Text">{</text:p>
      <text:p text:style-name="Preformatted_20_Text"><text:s text:c="4"/>$regexes = [</text:p>
      <text:p text:style-name="Preformatted_20_Text"><text:s text:c="8"/>// ...</text:p>
      <text:p text:style-name="Preformatted_20_Text"><text:s text:c="4"/>];</text:p>
      <text:p text:style-name="Preformatted_20_Text"/>
      <text:p text:style-name="Preformatted_20_Text"><text:s text:c="4"/>$statements = explode(' ', $code);</text:p>
      <text:p text:style-name="Preformatted_20_Text"><text:s text:c="4"/>$tokens = [];</text:p>
      <text:p text:style-name="Preformatted_20_Text"><text:s text:c="4"/>foreach ($regexes as $regex) {</text:p>
      <text:p text:style-name="Preformatted_20_Text"><text:s text:c="8"/>foreach ($statements as $statement) {</text:p>
      <text:p text:style-name="Preformatted_20_Text"><text:s text:c="12"/>$tokens[] = /* ... */;</text:p>
      <text:p text:style-name="Preformatted_20_Text"><text:s text:c="8"/>}</text:p>
      <text:p text:style-name="Preformatted_20_Text"><text:s text:c="4"/>}</text:p>
      <text:p text:style-name="Preformatted_20_Text"/>
      <text:p text:style-name="Preformatted_20_Text"><text:s text:c="4"/>return $tokens;</text:p>
      <text:p text:style-name="Preformatted_20_Text">}</text:p>
      <text:p text:style-name="Preformatted_20_Text"/>
      <text:p text:style-name="Preformatted_20_Text">function lexer(array $tokens): array</text:p>
      <text:p text:style-name="Preformatted_20_Text">{</text:p>
      <text:p text:style-name="Preformatted_20_Text"><text:s text:c="4"/>$ast = [];</text:p>
      <text:p text:style-name="Preformatted_20_Text"><text:s text:c="4"/>foreach ($tokens as $token) {</text:p>
      <text:p text:style-name="Preformatted_20_Text"><text:s text:c="8"/>$ast[] = /* ... */;</text:p>
      <text:p text:style-name="Preformatted_20_Text"><text:s text:c="4"/>}</text:p>
      <text:p text:style-name="Preformatted_20_Text"/>
      <text:p text:style-name="Preformatted_20_Text"><text:s text:c="4"/>return $ast;</text:p>
      <text:p text:style-name="Preformatted_20_Text">}</text:p>
      <text:p text:style-name="Preformatted_20_Text"/>
      <text:p text:style-name="Preformatted_20_Text">function parseBetterPHPAlternative(string $code): void</text:p>
      <text:p text:style-name="Preformatted_20_Text">{</text:p>
      <text:p text:style-name="Preformatted_20_Text"><text:s text:c="4"/>$tokens = tokenize($code);</text:p>
      <text:p text:style-name="Preformatted_20_Text"><text:s text:c="4"/>$ast = lexer($tokens);</text:p>
      <text:p text:style-name="Preformatted_20_Text"><text:s text:c="4"/>foreach ($ast as $node) {</text:p>
      <text:p text:style-name="Preformatted_20_Text"><text:s text:c="8"/>// parse...</text:p>
      <text:p text:style-name="Preformatted_20_Text"><text:s text:c="4"/>}</text:p>
      <text:p text:style-name="P1">}</text:p>
      <text:p text:style-name="Text_20_body"><text:span text:style-name="Strong_20_Emphasis">Good:</text:span></text:p>
      <text:p text:style-name="Text_20_body">The best solution is move out the dependencies of <text:span text:style-name="Source_20_Text">parseBetterPHPAlternative()</text:span> function.</text:p>
      <text:p text:style-name="Preformatted_20_Text">class Tokenizer</text:p>
      <text:p text:style-name="Preformatted_20_Text">{</text:p>
      <text:p text:style-name="Preformatted_20_Text"><text:s text:c="4"/>public function tokenize(string $code): array</text:p>
      <text:p text:style-name="Preformatted_20_Text"><text:s text:c="4"/>{</text:p>
      <text:p text:style-name="Preformatted_20_Text"><text:s text:c="8"/>$regexes = [</text:p>
      <text:p text:style-name="Preformatted_20_Text"><text:s text:c="12"/>// ...</text:p>
      <text:p text:style-name="Preformatted_20_Text"><text:s text:c="8"/>];</text:p>
      <text:p text:style-name="Preformatted_20_Text"/>
      <text:p text:style-name="Preformatted_20_Text"><text:s text:c="8"/>$statements = explode(' ', $code);</text:p>
      <text:p text:style-name="Preformatted_20_Text"><text:s text:c="8"/>$tokens = [];</text:p>
      <text:p text:style-name="Preformatted_20_Text"><text:s text:c="8"/>foreach ($regexes as $regex) {</text:p>
      <text:p text:style-name="Preformatted_20_Text"><text:s text:c="12"/>foreach ($statements as $statement) {</text:p>
      <text:p text:style-name="Preformatted_20_Text"><text:s text:c="16"/>$tokens[] = /* ... */;</text:p>
      <text:p text:style-name="Preformatted_20_Text"><text:s text:c="12"/>}</text:p>
      <text:p text:style-name="Preformatted_20_Text"><text:s text:c="8"/>}</text:p>
      <text:p text:style-name="Preformatted_20_Text"/>
      <text:p text:style-name="Preformatted_20_Text"><text:s text:c="8"/>return $tokens;</text:p>
      <text:p text:style-name="Preformatted_20_Text"><text:s text:c="4"/>}</text:p>
      <text:p text:style-name="Preformatted_20_Text"><text:soft-page-break/>}</text:p>
      <text:p text:style-name="Preformatted_20_Text"/>
      <text:p text:style-name="Preformatted_20_Text">class Lexer</text:p>
      <text:p text:style-name="Preformatted_20_Text">{</text:p>
      <text:p text:style-name="Preformatted_20_Text"><text:s text:c="4"/>public function lexify(array $tokens): array</text:p>
      <text:p text:style-name="Preformatted_20_Text"><text:s text:c="4"/>{</text:p>
      <text:p text:style-name="Preformatted_20_Text"><text:s text:c="8"/>$ast = [];</text:p>
      <text:p text:style-name="Preformatted_20_Text"><text:s text:c="8"/>foreach ($tokens as $token) {</text:p>
      <text:p text:style-name="Preformatted_20_Text"><text:s text:c="12"/>$ast[] = /* ... */;</text:p>
      <text:p text:style-name="Preformatted_20_Text"><text:s text:c="8"/>}</text:p>
      <text:p text:style-name="Preformatted_20_Text"/>
      <text:p text:style-name="Preformatted_20_Text"><text:s text:c="8"/>return $ast;</text:p>
      <text:p text:style-name="Preformatted_20_Text"><text:s text:c="4"/>}</text:p>
      <text:p text:style-name="Preformatted_20_Text">}</text:p>
      <text:p text:style-name="Preformatted_20_Text"/>
      <text:p text:style-name="Preformatted_20_Text">class BetterPHPAlternative</text:p>
      <text:p text:style-name="Preformatted_20_Text">{</text:p>
      <text:p text:style-name="Preformatted_20_Text"><text:s text:c="4"/>private $tokenizer;</text:p>
      <text:p text:style-name="Preformatted_20_Text"><text:s text:c="4"/>private $lexer;</text:p>
      <text:p text:style-name="Preformatted_20_Text"/>
      <text:p text:style-name="Preformatted_20_Text"><text:s text:c="4"/>public function __construct(Tokenizer $tokenizer, Lexer $lexer)</text:p>
      <text:p text:style-name="Preformatted_20_Text"><text:s text:c="4"/>{</text:p>
      <text:p text:style-name="Preformatted_20_Text"><text:s text:c="8"/>$this-&gt;tokenizer = $tokenizer;</text:p>
      <text:p text:style-name="Preformatted_20_Text"><text:s text:c="8"/>$this-&gt;lexer = $lexer;</text:p>
      <text:p text:style-name="Preformatted_20_Text"><text:s text:c="4"/>}</text:p>
      <text:p text:style-name="Preformatted_20_Text"/>
      <text:p text:style-name="Preformatted_20_Text"><text:s text:c="4"/>public function parse(string $code): void</text:p>
      <text:p text:style-name="Preformatted_20_Text"><text:s text:c="4"/>{</text:p>
      <text:p text:style-name="Preformatted_20_Text"><text:s text:c="8"/>$tokens = $this-&gt;tokenizer-&gt;tokenize($code);</text:p>
      <text:p text:style-name="Preformatted_20_Text"><text:s text:c="8"/>$ast = $this-&gt;lexer-&gt;lexify($tokens);</text:p>
      <text:p text:style-name="Preformatted_20_Text"><text:s text:c="8"/>foreach ($ast as $node) {</text:p>
      <text:p text:style-name="Preformatted_20_Text"><text:s text:c="12"/>// parse...</text:p>
      <text:p text:style-name="Preformatted_20_Text"><text:s text:c="8"/>}</text:p>
      <text:p text:style-name="Preformatted_20_Text"><text:s text:c="4"/>}</text:p>
      <text:p text:style-name="P1">}</text:p>
      <text:p text:style-name="Text_20_body"><text:span text:style-name="Strong_20_Emphasis"><draw:a xlink:type="simple" xlink:href="https://github.com/jupeter/clean-code-php#table-of-contents"><draw:frame draw:style-name="fr1" draw:name="Figura14" text:anchor-type="as-char" svg:width="0.582cm" svg:height="0.582cm" draw:z-index="13"><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dont-use-flags-as-function-parameters"/>Don't use flags as function parameters</text:h>
      <text:p text:style-name="Text_20_body">Flags tell your user that this function does more than one thing. Functions should do one thing. Split out your functions if they are following different code paths based on a boolean.</text:p>
      <text:p text:style-name="Text_20_body"><text:span text:style-name="Strong_20_Emphasis">Bad:</text:span></text:p>
      <text:p text:style-name="Preformatted_20_Text">function createFile(string $name, bool $temp = false): void</text:p>
      <text:p text:style-name="Preformatted_20_Text">{</text:p>
      <text:p text:style-name="Preformatted_20_Text"><text:s text:c="4"/>if ($temp) {</text:p>
      <text:p text:style-name="Preformatted_20_Text"><text:s text:c="8"/>touch('./temp/' . $name);</text:p>
      <text:p text:style-name="Preformatted_20_Text"><text:s text:c="4"/>} else {</text:p>
      <text:p text:style-name="Preformatted_20_Text"><text:s text:c="8"/>touch($name);</text:p>
      <text:p text:style-name="Preformatted_20_Text"><text:s text:c="4"/>}</text:p>
      <text:p text:style-name="P1">}</text:p>
      <text:p text:style-name="Text_20_body"><text:span text:style-name="Strong_20_Emphasis">Good:</text:span></text:p>
      <text:p text:style-name="Preformatted_20_Text">function createFile(string $name): void</text:p>
      <text:p text:style-name="Preformatted_20_Text">{</text:p>
      <text:p text:style-name="Preformatted_20_Text"><text:s text:c="4"/>touch($name);</text:p>
      <text:p text:style-name="Preformatted_20_Text">}</text:p>
      <text:p text:style-name="Preformatted_20_Text"/>
      <text:p text:style-name="Preformatted_20_Text">function createTempFile(string $name): void</text:p>
      <text:p text:style-name="Preformatted_20_Text"><text:soft-page-break/>{</text:p>
      <text:p text:style-name="Preformatted_20_Text"><text:s text:c="4"/>touch('./temp/' . $name);</text:p>
      <text:p text:style-name="P1">}</text:p>
      <text:p text:style-name="Text_20_body"><text:span text:style-name="Strong_20_Emphasis"><draw:a xlink:type="simple" xlink:href="https://github.com/jupeter/clean-code-php#table-of-contents"><draw:frame draw:style-name="fr1" draw:name="Figura15" text:anchor-type="as-char" svg:width="0.582cm" svg:height="0.582cm" draw:z-index="14"><draw:image xlink:href="https://github.githubassets.com/images/icons/emoji/unicode/2b06.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avoid-side-effects"/>Avoid Side Effects</text:h>
      <text:p text:style-name="Text_20_body">A function produces a side effect if it does anything other than take a value in and return another value or values. A side effect could be writing to a file, modifying some global variable, or accidentally wiring all your money to a stranger.</text:p>
      <text:p text:style-name="Text_20_body">Now, you do need to have side effects in a program on occasion. Like the previous example, you might need to write to a file. What you want to do is to centralize where you are doing this. Don't have several functions and classes that write to a particular file. Have one service that does it. One and only one.</text:p>
      <text:p text:style-name="Text_20_body">The main point is to avoid common pitfalls like sharing state between objects without any structure, using mutable data types that can be written to by anything, and not centralizing where your side effects occur. If you can do this, you will be happier than the vast majority of other programmers.</text:p>
      <text:p text:style-name="Text_20_body"><text:span text:style-name="Strong_20_Emphasis">Bad:</text:span></text:p>
      <text:p text:style-name="Preformatted_20_Text">// Global variable referenced by following function.</text:p>
      <text:p text:style-name="Preformatted_20_Text">// If we had another function that used this name, now it'd be an array and it could break it.</text:p>
      <text:p text:style-name="Preformatted_20_Text">$name = 'Ryan McDermott';</text:p>
      <text:p text:style-name="Preformatted_20_Text"/>
      <text:p text:style-name="Preformatted_20_Text">function splitIntoFirstAndLastName(): void</text:p>
      <text:p text:style-name="Preformatted_20_Text">{</text:p>
      <text:p text:style-name="Preformatted_20_Text"><text:s text:c="4"/>global $name;</text:p>
      <text:p text:style-name="Preformatted_20_Text"/>
      <text:p text:style-name="Preformatted_20_Text"><text:s text:c="4"/>$name = explode(' ', $name);</text:p>
      <text:p text:style-name="Preformatted_20_Text">}</text:p>
      <text:p text:style-name="Preformatted_20_Text"/>
      <text:p text:style-name="Preformatted_20_Text">splitIntoFirstAndLastName();</text:p>
      <text:p text:style-name="Preformatted_20_Text"/>
      <text:p text:style-name="Preformatted_20_Text">var_dump($name);</text:p>
      <text:p text:style-name="P1">// ['Ryan', 'McDermott'];</text:p>
      <text:p text:style-name="Text_20_body"><text:span text:style-name="Strong_20_Emphasis">Good:</text:span></text:p>
      <text:p text:style-name="Preformatted_20_Text">function splitIntoFirstAndLastName(string $name): array</text:p>
      <text:p text:style-name="Preformatted_20_Text">{</text:p>
      <text:p text:style-name="Preformatted_20_Text"><text:s text:c="4"/>return explode(' ', $name);</text:p>
      <text:p text:style-name="Preformatted_20_Text">}</text:p>
      <text:p text:style-name="Preformatted_20_Text"/>
      <text:p text:style-name="Preformatted_20_Text">$name = 'Ryan McDermott';</text:p>
      <text:p text:style-name="Preformatted_20_Text">$newName = splitIntoFirstAndLastName($name);</text:p>
      <text:p text:style-name="Preformatted_20_Text"/>
      <text:p text:style-name="Preformatted_20_Text">var_dump($name);</text:p>
      <text:p text:style-name="Preformatted_20_Text">// 'Ryan McDermott';</text:p>
      <text:p text:style-name="Preformatted_20_Text"/>
      <text:p text:style-name="Preformatted_20_Text">var_dump($newName);</text:p>
      <text:p text:style-name="P1">// ['Ryan', 'McDermott'];</text:p>
      <text:p text:style-name="Text_20_body"><text:span text:style-name="Strong_20_Emphasis"><draw:a xlink:type="simple" xlink:href="https://github.com/jupeter/clean-code-php#table-of-contents"><draw:frame draw:style-name="fr1" draw:name="Figura16" text:anchor-type="as-char" svg:width="0.582cm" svg:height="0.582cm" draw:z-index="15"><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dont-write-to-global-functions"/><text:soft-page-break/>Don't write to global functions</text:h>
      <text:p text:style-name="Text_20_body">Polluting globals is a bad practice in many languages because you could clash with another library and the user of your API would be none-the-wiser until they get an exception in production. Let's think about an example: what if you wanted to have configuration array? You could write global function like <text:span text:style-name="Source_20_Text">config()</text:span>, but it could clash with another library that tried to do the same thing.</text:p>
      <text:p text:style-name="Text_20_body"><text:span text:style-name="Strong_20_Emphasis">Bad:</text:span></text:p>
      <text:p text:style-name="Preformatted_20_Text">function config(): array</text:p>
      <text:p text:style-name="Preformatted_20_Text">{</text:p>
      <text:p text:style-name="Preformatted_20_Text"><text:s text:c="4"/>return [</text:p>
      <text:p text:style-name="Preformatted_20_Text"><text:s text:c="8"/>'foo' =&gt; 'bar',</text:p>
      <text:p text:style-name="Preformatted_20_Text"><text:s text:c="4"/>];</text:p>
      <text:p text:style-name="P1">}</text:p>
      <text:p text:style-name="Text_20_body"><text:span text:style-name="Strong_20_Emphasis">Good:</text:span></text:p>
      <text:p text:style-name="Preformatted_20_Text">class Configuration</text:p>
      <text:p text:style-name="Preformatted_20_Text">{</text:p>
      <text:p text:style-name="Preformatted_20_Text"><text:s text:c="4"/>private $configuration = [];</text:p>
      <text:p text:style-name="Preformatted_20_Text"/>
      <text:p text:style-name="Preformatted_20_Text"><text:s text:c="4"/>public function __construct(array $configuration)</text:p>
      <text:p text:style-name="Preformatted_20_Text"><text:s text:c="4"/>{</text:p>
      <text:p text:style-name="Preformatted_20_Text"><text:s text:c="8"/>$this-&gt;configuration = $configuration;</text:p>
      <text:p text:style-name="Preformatted_20_Text"><text:s text:c="4"/>}</text:p>
      <text:p text:style-name="Preformatted_20_Text"/>
      <text:p text:style-name="Preformatted_20_Text"><text:s text:c="4"/>public function get(string $key): ?string</text:p>
      <text:p text:style-name="Preformatted_20_Text"><text:s text:c="4"/>{</text:p>
      <text:p text:style-name="Preformatted_20_Text"><text:s text:c="8"/>// null coalescing operator</text:p>
      <text:p text:style-name="Preformatted_20_Text"><text:s text:c="8"/>return $this-&gt;configuration[$key] ?? null;</text:p>
      <text:p text:style-name="Preformatted_20_Text"><text:s text:c="4"/>}</text:p>
      <text:p text:style-name="P1">}</text:p>
      <text:p text:style-name="Text_20_body">Load configuration and create instance of <text:span text:style-name="Source_20_Text">Configuration</text:span> class</text:p>
      <text:p text:style-name="Preformatted_20_Text">$configuration = new Configuration([</text:p>
      <text:p text:style-name="Preformatted_20_Text"><text:s text:c="4"/>'foo' =&gt; 'bar',</text:p>
      <text:p text:style-name="P1">]);</text:p>
      <text:p text:style-name="Text_20_body">And now you must use instance of <text:span text:style-name="Source_20_Text">Configuration</text:span> in your application.</text:p>
      <text:p text:style-name="Text_20_body"><text:span text:style-name="Strong_20_Emphasis"><draw:a xlink:type="simple" xlink:href="https://github.com/jupeter/clean-code-php#table-of-contents"><draw:frame draw:style-name="fr1" draw:name="Figura17" text:anchor-type="as-char" svg:width="0.582cm" svg:height="0.582cm" draw:z-index="16"><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dont-use-a-singleton-pattern"/>Don't use a Singleton pattern</text:h>
      <text:p text:style-name="Text_20_body">Singleton is an <text:a xlink:type="simple" xlink:href="https://en.wikipedia.org/wiki/Singleton_pattern" text:style-name="Internet_20_link" text:visited-style-name="Visited_20_Internet_20_Link">anti-pattern</text:a>. Paraphrased from Brian Button:</text:p>
      <text:list xml:id="list288195325" text:style-name="L2">
        <text:list-item>
          <text:p text:style-name="P13">They are generally used as a <text:span text:style-name="Strong_20_Emphasis">global instance</text:span>, why is that so bad? Because <text:span text:style-name="Strong_20_Emphasis">you hide the dependencies</text:span> of your application in your code, instead of exposing them through the interfaces. Making something global to avoid passing it around is a <text:a xlink:type="simple" xlink:href="https://en.wikipedia.org/wiki/Code_smell" text:style-name="Internet_20_link" text:visited-style-name="Visited_20_Internet_20_Link">code smell</text:a>. </text:p>
        </text:list-item>
        <text:list-item>
          <text:p text:style-name="P13">They violate the <text:a xlink:type="simple" xlink:href="https://github.com/jupeter/clean-code-php#single-responsibility-principle-srp" text:style-name="Internet_20_link" text:visited-style-name="Visited_20_Internet_20_Link">single responsibility principle</text:a>: by virtue of the fact that <text:span text:style-name="Strong_20_Emphasis">they control their own creation and lifecycle</text:span>. </text:p>
        </text:list-item>
        <text:list-item>
          <text:p text:style-name="P13">They inherently cause code to be tightly <text:a xlink:type="simple" xlink:href="https://en.wikipedia.org/wiki/Coupling_%28computer_programming%29" text:style-name="Internet_20_link" text:visited-style-name="Visited_20_Internet_20_Link">coupled</text:a>. This makes faking them out under <text:span text:style-name="Strong_20_Emphasis">test rather difficult</text:span> in many cases. </text:p>
        </text:list-item>
        <text:list-item>
          <text:p text:style-name="P3"><text:soft-page-break/>They carry state around for the lifetime of the application. Another hit to testing since <text:span text:style-name="Strong_20_Emphasis">you can end up with a situation where tests need to be ordered</text:span> which is a big no for unit tests. Why? Because each unit test should be independent from the other. </text:p>
        </text:list-item>
      </text:list>
      <text:p text:style-name="Text_20_body">There is also very good thoughts by <text:a xlink:type="simple" xlink:href="http://misko.hevery.com/about/" text:style-name="Internet_20_link" text:visited-style-name="Visited_20_Internet_20_Link">Misko Hevery</text:a> about the <text:a xlink:type="simple" xlink:href="http://misko.hevery.com/2008/08/25/root-cause-of-singletons/" text:style-name="Internet_20_link" text:visited-style-name="Visited_20_Internet_20_Link">root of problem</text:a>.</text:p>
      <text:p text:style-name="Text_20_body"><text:span text:style-name="Strong_20_Emphasis">Bad:</text:span></text:p>
      <text:p text:style-name="Preformatted_20_Text">class DBConnection</text:p>
      <text:p text:style-name="Preformatted_20_Text">{</text:p>
      <text:p text:style-name="Preformatted_20_Text"><text:s text:c="4"/>private static $instance;</text:p>
      <text:p text:style-name="Preformatted_20_Text"/>
      <text:p text:style-name="Preformatted_20_Text"><text:s text:c="4"/>private function __construct(string $dsn)</text:p>
      <text:p text:style-name="Preformatted_20_Text"><text:s text:c="4"/>{</text:p>
      <text:p text:style-name="Preformatted_20_Text"><text:s text:c="8"/>// ...</text:p>
      <text:p text:style-name="Preformatted_20_Text"><text:s text:c="4"/>}</text:p>
      <text:p text:style-name="Preformatted_20_Text"/>
      <text:p text:style-name="Preformatted_20_Text"><text:s text:c="4"/>public static function getInstance(): self</text:p>
      <text:p text:style-name="Preformatted_20_Text"><text:s text:c="4"/>{</text:p>
      <text:p text:style-name="Preformatted_20_Text"><text:s text:c="8"/>if (self::$instance === null) {</text:p>
      <text:p text:style-name="Preformatted_20_Text"><text:s text:c="12"/>self::$instance = new self();</text:p>
      <text:p text:style-name="Preformatted_20_Text"><text:s text:c="8"/>}</text:p>
      <text:p text:style-name="Preformatted_20_Text"/>
      <text:p text:style-name="Preformatted_20_Text"><text:s text:c="8"/>return self::$instance;</text:p>
      <text:p text:style-name="Preformatted_20_Text"><text:s text:c="4"/>}</text:p>
      <text:p text:style-name="Preformatted_20_Text"/>
      <text:p text:style-name="Preformatted_20_Text"><text:s text:c="4"/>// ...</text:p>
      <text:p text:style-name="Preformatted_20_Text">}</text:p>
      <text:p text:style-name="Preformatted_20_Text"/>
      <text:p text:style-name="P1">$singleton = DBConnection::getInstance();</text:p>
      <text:p text:style-name="Text_20_body"><text:span text:style-name="Strong_20_Emphasis">Good:</text:span></text:p>
      <text:p text:style-name="Preformatted_20_Text">class DBConnection</text:p>
      <text:p text:style-name="Preformatted_20_Text">{</text:p>
      <text:p text:style-name="Preformatted_20_Text"><text:s text:c="4"/>public function __construct(string $dsn)</text:p>
      <text:p text:style-name="Preformatted_20_Text"><text:s text:c="4"/>{</text:p>
      <text:p text:style-name="Preformatted_20_Text"><text:s text:c="8"/>// ...</text:p>
      <text:p text:style-name="Preformatted_20_Text"><text:s text:c="4"/>}</text:p>
      <text:p text:style-name="Preformatted_20_Text"/>
      <text:p text:style-name="Preformatted_20_Text"><text:s text:c="4"/>// ...</text:p>
      <text:p text:style-name="P1">}</text:p>
      <text:p text:style-name="Text_20_body">Create instance of <text:span text:style-name="Source_20_Text">DBConnection</text:span> class and configure it with <text:a xlink:type="simple" xlink:href="http://php.net/manual/en/pdo.construct.php#refsect1-pdo.construct-parameters" text:style-name="Internet_20_link" text:visited-style-name="Visited_20_Internet_20_Link">DSN</text:a>.</text:p>
      <text:p text:style-name="P1">$connection = new DBConnection($dsn);</text:p>
      <text:p text:style-name="Text_20_body">And now you must use instance of <text:span text:style-name="Source_20_Text">DBConnection</text:span> in your application.</text:p>
      <text:p text:style-name="Text_20_body"><text:span text:style-name="Strong_20_Emphasis"><draw:a xlink:type="simple" xlink:href="https://github.com/jupeter/clean-code-php#table-of-contents"><draw:frame draw:style-name="fr1" draw:name="Figura18" text:anchor-type="as-char" svg:width="0.582cm" svg:height="0.582cm" draw:z-index="17"><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encapsulate-conditionals"/>Encapsulate conditionals</text:h>
      <text:p text:style-name="Text_20_body"><text:span text:style-name="Strong_20_Emphasis">Bad:</text:span></text:p>
      <text:p text:style-name="Preformatted_20_Text">if ($article-&gt;state === 'published') {</text:p>
      <text:p text:style-name="Preformatted_20_Text"><text:s text:c="4"/>// ...</text:p>
      <text:p text:style-name="P1">}</text:p>
      <text:p text:style-name="Text_20_body"><text:span text:style-name="Strong_20_Emphasis">Good:</text:span></text:p>
      <text:p text:style-name="Preformatted_20_Text"><text:soft-page-break/>if ($article-&gt;isPublished()) {</text:p>
      <text:p text:style-name="Preformatted_20_Text"><text:s text:c="4"/>// ...</text:p>
      <text:p text:style-name="P1">}</text:p>
      <text:p text:style-name="Text_20_body"><text:span text:style-name="Strong_20_Emphasis"><draw:a xlink:type="simple" xlink:href="https://github.com/jupeter/clean-code-php#table-of-contents"><draw:frame draw:style-name="fr1" draw:name="Figura19" text:anchor-type="as-char" svg:width="0.582cm" svg:height="0.582cm" draw:z-index="18"><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avoid-negative-conditionals"/>Avoid negative conditionals</text:h>
      <text:p text:style-name="Text_20_body"><text:span text:style-name="Strong_20_Emphasis">Bad:</text:span></text:p>
      <text:p text:style-name="Preformatted_20_Text">function isDOMNodeNotPresent(DOMNode $node): bool</text:p>
      <text:p text:style-name="Preformatted_20_Text">{</text:p>
      <text:p text:style-name="Preformatted_20_Text"><text:s text:c="4"/>// ...</text:p>
      <text:p text:style-name="Preformatted_20_Text">}</text:p>
      <text:p text:style-name="Preformatted_20_Text"/>
      <text:p text:style-name="Preformatted_20_Text">if (! isDOMNodeNotPresent($node)) {</text:p>
      <text:p text:style-name="Preformatted_20_Text"><text:s text:c="4"/>// ...</text:p>
      <text:p text:style-name="P1">}</text:p>
      <text:p text:style-name="Text_20_body"><text:span text:style-name="Strong_20_Emphasis">Good:</text:span></text:p>
      <text:p text:style-name="Preformatted_20_Text">function isDOMNodePresent(DOMNode $node): bool</text:p>
      <text:p text:style-name="Preformatted_20_Text">{</text:p>
      <text:p text:style-name="Preformatted_20_Text"><text:s text:c="4"/>// ...</text:p>
      <text:p text:style-name="Preformatted_20_Text">}</text:p>
      <text:p text:style-name="Preformatted_20_Text"/>
      <text:p text:style-name="Preformatted_20_Text">if (isDOMNodePresent($node)) {</text:p>
      <text:p text:style-name="Preformatted_20_Text"><text:s text:c="4"/>// ...</text:p>
      <text:p text:style-name="P1">}</text:p>
      <text:p text:style-name="Text_20_body"><text:span text:style-name="Strong_20_Emphasis"><draw:a xlink:type="simple" xlink:href="https://github.com/jupeter/clean-code-php#table-of-contents"><draw:frame draw:style-name="fr1" draw:name="Figura20" text:anchor-type="as-char" svg:width="0.582cm" svg:height="0.582cm" draw:z-index="19"><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avoid-conditionals"/>Avoid conditionals</text:h>
      <text:p text:style-name="Text_20_body">This seems like an impossible task. Upon first hearing this, most people say, "how am I supposed to do anything without an <text:span text:style-name="Source_20_Text">if</text:span> statement?" The answer is that you can use polymorphism to achieve the same task in many cases. The second question is usually, "well that's great but why would I want to do that?" The answer is a previous clean code concept we learned: a function should only do one thing. When you have classes and functions that have <text:span text:style-name="Source_20_Text">if</text:span> statements, you are telling your user that your function does more than one thing. Remember, just do one thing.</text:p>
      <text:p text:style-name="Text_20_body"><text:span text:style-name="Strong_20_Emphasis">Bad:</text:span></text:p>
      <text:p text:style-name="Preformatted_20_Text">class Airplane</text:p>
      <text:p text:style-name="Preformatted_20_Text">{</text:p>
      <text:p text:style-name="Preformatted_20_Text"><text:s text:c="4"/>// ...</text:p>
      <text:p text:style-name="Preformatted_20_Text"/>
      <text:p text:style-name="Preformatted_20_Text"><text:s text:c="4"/>public function getCruisingAltitude(): int</text:p>
      <text:p text:style-name="Preformatted_20_Text"><text:s text:c="4"/>{</text:p>
      <text:p text:style-name="Preformatted_20_Text"><text:s text:c="8"/>switch ($this-&gt;type) {</text:p>
      <text:p text:style-name="Preformatted_20_Text"><text:s text:c="12"/>case '777':</text:p>
      <text:p text:style-name="Preformatted_20_Text"><text:s text:c="16"/>return $this-&gt;getMaxAltitude() - $this-&gt;getPassengerCount();</text:p>
      <text:p text:style-name="Preformatted_20_Text"><text:s text:c="12"/>case 'Air Force One':</text:p>
      <text:p text:style-name="Preformatted_20_Text"><text:s text:c="16"/>return $this-&gt;getMaxAltitude();</text:p>
      <text:p text:style-name="Preformatted_20_Text"><text:s text:c="12"/>case 'Cessna':</text:p>
      <text:p text:style-name="Preformatted_20_Text"><text:s text:c="16"/>return $this-&gt;getMaxAltitude() - $this-&gt;getFuelExpenditure();</text:p>
      <text:p text:style-name="Preformatted_20_Text"><text:s text:c="8"/>}</text:p>
      <text:p text:style-name="Preformatted_20_Text"><text:s text:c="4"/>}</text:p>
      <text:p text:style-name="P1">}</text:p>
      <text:p text:style-name="Text_20_body"><text:soft-page-break/><text:span text:style-name="Strong_20_Emphasis">Good:</text:span></text:p>
      <text:p text:style-name="Preformatted_20_Text">interface Airplane</text:p>
      <text:p text:style-name="Preformatted_20_Text">{</text:p>
      <text:p text:style-name="Preformatted_20_Text"><text:s text:c="4"/>// ...</text:p>
      <text:p text:style-name="Preformatted_20_Text"/>
      <text:p text:style-name="Preformatted_20_Text"><text:s text:c="4"/>public function getCruisingAltitude(): int;</text:p>
      <text:p text:style-name="Preformatted_20_Text">}</text:p>
      <text:p text:style-name="Preformatted_20_Text"/>
      <text:p text:style-name="Preformatted_20_Text">class Boeing777 implements Airplane</text:p>
      <text:p text:style-name="Preformatted_20_Text">{</text:p>
      <text:p text:style-name="Preformatted_20_Text"><text:s text:c="4"/>// ...</text:p>
      <text:p text:style-name="Preformatted_20_Text"/>
      <text:p text:style-name="Preformatted_20_Text"><text:s text:c="4"/>public function getCruisingAltitude(): int</text:p>
      <text:p text:style-name="Preformatted_20_Text"><text:s text:c="4"/>{</text:p>
      <text:p text:style-name="Preformatted_20_Text"><text:s text:c="8"/>return $this-&gt;getMaxAltitude() - $this-&gt;getPassengerCount();</text:p>
      <text:p text:style-name="Preformatted_20_Text"><text:s text:c="4"/>}</text:p>
      <text:p text:style-name="Preformatted_20_Text">}</text:p>
      <text:p text:style-name="Preformatted_20_Text"/>
      <text:p text:style-name="Preformatted_20_Text">class AirForceOne implements Airplane</text:p>
      <text:p text:style-name="Preformatted_20_Text">{</text:p>
      <text:p text:style-name="Preformatted_20_Text"><text:s text:c="4"/>// ...</text:p>
      <text:p text:style-name="Preformatted_20_Text"/>
      <text:p text:style-name="Preformatted_20_Text"><text:s text:c="4"/>public function getCruisingAltitude(): int</text:p>
      <text:p text:style-name="Preformatted_20_Text"><text:s text:c="4"/>{</text:p>
      <text:p text:style-name="Preformatted_20_Text"><text:s text:c="8"/>return $this-&gt;getMaxAltitude();</text:p>
      <text:p text:style-name="Preformatted_20_Text"><text:s text:c="4"/>}</text:p>
      <text:p text:style-name="Preformatted_20_Text">}</text:p>
      <text:p text:style-name="Preformatted_20_Text"/>
      <text:p text:style-name="Preformatted_20_Text">class Cessna implements Airplane</text:p>
      <text:p text:style-name="Preformatted_20_Text">{</text:p>
      <text:p text:style-name="Preformatted_20_Text"><text:s text:c="4"/>// ...</text:p>
      <text:p text:style-name="Preformatted_20_Text"/>
      <text:p text:style-name="Preformatted_20_Text"><text:s text:c="4"/>public function getCruisingAltitude(): int</text:p>
      <text:p text:style-name="Preformatted_20_Text"><text:s text:c="4"/>{</text:p>
      <text:p text:style-name="Preformatted_20_Text"><text:s text:c="8"/>return $this-&gt;getMaxAltitude() - $this-&gt;getFuelExpenditure();</text:p>
      <text:p text:style-name="Preformatted_20_Text"><text:s text:c="4"/>}</text:p>
      <text:p text:style-name="P1">}</text:p>
      <text:p text:style-name="Text_20_body"><text:span text:style-name="Strong_20_Emphasis"><draw:a xlink:type="simple" xlink:href="https://github.com/jupeter/clean-code-php#table-of-contents"><draw:frame draw:style-name="fr1" draw:name="Figura21" text:anchor-type="as-char" svg:width="0.582cm" svg:height="0.582cm" draw:z-index="20"><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avoid-type-checking-part-1"/>Avoid type-checking (part 1)</text:h>
      <text:p text:style-name="Text_20_body">PHP is untyped, which means your functions can take any type of argument. Sometimes you are bitten by this freedom and it becomes tempting to do type-checking in your functions. There are many ways to avoid having to do this. The first thing to consider is consistent APIs.</text:p>
      <text:p text:style-name="Text_20_body"><text:span text:style-name="Strong_20_Emphasis">Bad:</text:span></text:p>
      <text:p text:style-name="Preformatted_20_Text">function travelToTexas($vehicle): void</text:p>
      <text:p text:style-name="Preformatted_20_Text">{</text:p>
      <text:p text:style-name="Preformatted_20_Text"><text:s text:c="4"/>if ($vehicle instanceof Bicycle) {</text:p>
      <text:p text:style-name="Preformatted_20_Text"><text:s text:c="8"/>$vehicle-&gt;pedalTo(new Location('texas'));</text:p>
      <text:p text:style-name="Preformatted_20_Text"><text:s text:c="4"/>} elseif ($vehicle instanceof Car) {</text:p>
      <text:p text:style-name="Preformatted_20_Text"><text:s text:c="8"/>$vehicle-&gt;driveTo(new Location('texas'));</text:p>
      <text:p text:style-name="Preformatted_20_Text"><text:s text:c="4"/>}</text:p>
      <text:p text:style-name="P1">}</text:p>
      <text:p text:style-name="Text_20_body"><text:span text:style-name="Strong_20_Emphasis">Good:</text:span></text:p>
      <text:p text:style-name="Preformatted_20_Text">function travelToTexas(Vehicle $vehicle): void</text:p>
      <text:p text:style-name="Preformatted_20_Text"><text:soft-page-break/>{</text:p>
      <text:p text:style-name="Preformatted_20_Text"><text:s text:c="4"/>$vehicle-&gt;travelTo(new Location('texas'));</text:p>
      <text:p text:style-name="P1">}</text:p>
      <text:p text:style-name="Text_20_body"><text:span text:style-name="Strong_20_Emphasis"><draw:a xlink:type="simple" xlink:href="https://github.com/jupeter/clean-code-php#table-of-contents"><draw:frame draw:style-name="fr1" draw:name="Figura22" text:anchor-type="as-char" svg:width="0.582cm" svg:height="0.582cm" draw:z-index="21"><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avoid-type-checking-part-2"/>Avoid type-checking (part 2)</text:h>
      <text:p text:style-name="Text_20_body">If you are working with basic primitive values like strings, integers, and arrays, and you use PHP 7+ and you can't use polymorphism but you still feel the need to type-check, you should consider <text:a xlink:type="simple" xlink:href="https://www.php.net/manual/en/language.types.declarations.php" text:style-name="Internet_20_link" text:visited-style-name="Visited_20_Internet_20_Link">type declaration</text:a> or strict mode. It provides you with static typing on top of standard PHP syntax. The problem with manually type-checking is that doing it will require so much extra verbiage that the faux "type-safety" you get doesn't make up for the lost readability. Keep your PHP clean, write good tests, and have good code reviews. Otherwise, do all of that but with PHP strict type declaration or strict mode.</text:p>
      <text:p text:style-name="Text_20_body"><text:span text:style-name="Strong_20_Emphasis">Bad:</text:span></text:p>
      <text:p text:style-name="Preformatted_20_Text">function combine($val1, $val2): int</text:p>
      <text:p text:style-name="Preformatted_20_Text">{</text:p>
      <text:p text:style-name="Preformatted_20_Text"><text:s text:c="4"/>if (! is_numeric($val1) || ! is_numeric($val2)) {</text:p>
      <text:p text:style-name="Preformatted_20_Text"><text:s text:c="8"/>throw new Exception('Must be of type Number');</text:p>
      <text:p text:style-name="Preformatted_20_Text"><text:s text:c="4"/>}</text:p>
      <text:p text:style-name="Preformatted_20_Text"/>
      <text:p text:style-name="Preformatted_20_Text"><text:s text:c="4"/>return $val1 + $val2;</text:p>
      <text:p text:style-name="P1">}</text:p>
      <text:p text:style-name="Text_20_body"><text:span text:style-name="Strong_20_Emphasis">Good:</text:span></text:p>
      <text:p text:style-name="Preformatted_20_Text">function combine(int $val1, int $val2): int</text:p>
      <text:p text:style-name="Preformatted_20_Text">{</text:p>
      <text:p text:style-name="Preformatted_20_Text"><text:s text:c="4"/>return $val1 + $val2;</text:p>
      <text:p text:style-name="P1">}</text:p>
      <text:p text:style-name="Text_20_body"><text:span text:style-name="Strong_20_Emphasis"><draw:a xlink:type="simple" xlink:href="https://github.com/jupeter/clean-code-php#table-of-contents"><draw:frame draw:style-name="fr1" draw:name="Figura23" text:anchor-type="as-char" svg:width="0.582cm" svg:height="0.582cm" draw:z-index="22"><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remove-dead-code"/>Remove dead code</text:h>
      <text:p text:style-name="Text_20_body">Dead code is just as bad as duplicate code. There's no reason to keep it in your codebase. If it's not being called, get rid of it! It will still be safe in your version history if you still need it.</text:p>
      <text:p text:style-name="Text_20_body"><text:span text:style-name="Strong_20_Emphasis">Bad:</text:span></text:p>
      <text:p text:style-name="Preformatted_20_Text">function oldRequestModule(string $url): void</text:p>
      <text:p text:style-name="Preformatted_20_Text">{</text:p>
      <text:p text:style-name="Preformatted_20_Text"><text:s text:c="4"/>// ...</text:p>
      <text:p text:style-name="Preformatted_20_Text">}</text:p>
      <text:p text:style-name="Preformatted_20_Text"/>
      <text:p text:style-name="Preformatted_20_Text">function newRequestModule(string $url): void</text:p>
      <text:p text:style-name="Preformatted_20_Text">{</text:p>
      <text:p text:style-name="Preformatted_20_Text"><text:s text:c="4"/>// ...</text:p>
      <text:p text:style-name="Preformatted_20_Text">}</text:p>
      <text:p text:style-name="Preformatted_20_Text"/>
      <text:p text:style-name="Preformatted_20_Text">$request = newRequestModule($requestUrl);</text:p>
      <text:p text:style-name="P1">inventoryTracker('apples', $request, 'www.inventory-awesome.io');</text:p>
      <text:p text:style-name="Text_20_body"><text:span text:style-name="Strong_20_Emphasis">Good:</text:span></text:p>
      <text:p text:style-name="Preformatted_20_Text"><text:soft-page-break/>function requestModule(string $url): void</text:p>
      <text:p text:style-name="Preformatted_20_Text">{</text:p>
      <text:p text:style-name="Preformatted_20_Text"><text:s text:c="4"/>// ...</text:p>
      <text:p text:style-name="Preformatted_20_Text">}</text:p>
      <text:p text:style-name="Preformatted_20_Text"/>
      <text:p text:style-name="Preformatted_20_Text">$request = requestModule($requestUrl);</text:p>
      <text:p text:style-name="P1">inventoryTracker('apples', $request, 'www.inventory-awesome.io');</text:p>
      <text:p text:style-name="Text_20_body"><text:span text:style-name="Strong_20_Emphasis"><draw:a xlink:type="simple" xlink:href="https://github.com/jupeter/clean-code-php#table-of-contents"><draw:frame draw:style-name="fr1" draw:name="Figura24" text:anchor-type="as-char" svg:width="0.582cm" svg:height="0.582cm" draw:z-index="23"><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2" text:outline-level="2"><text:bookmark text:name="user-content-objects-and-data-structures"/>Objects and Data Structures</text:h>
      <text:h text:style-name="Heading_20_3" text:outline-level="3"><text:bookmark text:name="user-content-use-object-encapsulation"/>Use object encapsulation</text:h>
      <text:p text:style-name="Text_20_body">In PHP you can set <text:span text:style-name="Source_20_Text">public</text:span>, <text:span text:style-name="Source_20_Text">protected</text:span> and <text:span text:style-name="Source_20_Text">private</text:span> keywords for methods. Using it, you can control properties modification on an object.</text:p>
      <text:list xml:id="list1915803660" text:style-name="L3">
        <text:list-item>
          <text:p text:style-name="P14">When you want to do more beyond getting an object property, you don't have to look up and change every accessor in your codebase. </text:p>
        </text:list-item>
        <text:list-item>
          <text:p text:style-name="P14">Makes adding validation simple when doing a <text:span text:style-name="Source_20_Text">set</text:span>. </text:p>
        </text:list-item>
        <text:list-item>
          <text:p text:style-name="P14">Encapsulates the internal representation. </text:p>
        </text:list-item>
        <text:list-item>
          <text:p text:style-name="P14">Easy to add logging and error handling when getting and setting. </text:p>
        </text:list-item>
        <text:list-item>
          <text:p text:style-name="P14">Inheriting this class, you can override default functionality. </text:p>
        </text:list-item>
        <text:list-item>
          <text:p text:style-name="P4">You can lazy load your object's properties, let's say getting it from a server. </text:p>
        </text:list-item>
      </text:list>
      <text:p text:style-name="Text_20_body">Additionally, this is part of <text:a xlink:type="simple" xlink:href="https://github.com/jupeter/clean-code-php#openclosed-principle-ocp" text:style-name="Internet_20_link" text:visited-style-name="Visited_20_Internet_20_Link">Open/Closed</text:a> principle.</text:p>
      <text:p text:style-name="Text_20_body"><text:span text:style-name="Strong_20_Emphasis">Bad:</text:span></text:p>
      <text:p text:style-name="Preformatted_20_Text">class BankAccount</text:p>
      <text:p text:style-name="Preformatted_20_Text">{</text:p>
      <text:p text:style-name="Preformatted_20_Text"><text:s text:c="4"/>public $balance = 1000;</text:p>
      <text:p text:style-name="Preformatted_20_Text">}</text:p>
      <text:p text:style-name="Preformatted_20_Text"/>
      <text:p text:style-name="Preformatted_20_Text">$bankAccount = new BankAccount();</text:p>
      <text:p text:style-name="Preformatted_20_Text"/>
      <text:p text:style-name="Preformatted_20_Text">// Buy shoes...</text:p>
      <text:p text:style-name="P1">$bankAccount-&gt;balance -= 100;</text:p>
      <text:p text:style-name="Text_20_body"><text:span text:style-name="Strong_20_Emphasis">Good:</text:span></text:p>
      <text:p text:style-name="Preformatted_20_Text">class BankAccount</text:p>
      <text:p text:style-name="Preformatted_20_Text">{</text:p>
      <text:p text:style-name="Preformatted_20_Text"><text:s text:c="4"/>private $balance;</text:p>
      <text:p text:style-name="Preformatted_20_Text"/>
      <text:p text:style-name="Preformatted_20_Text"><text:s text:c="4"/>public function __construct(int $balance = 1000)</text:p>
      <text:p text:style-name="Preformatted_20_Text"><text:s text:c="4"/>{</text:p>
      <text:p text:style-name="Preformatted_20_Text"><text:s text:c="6"/>$this-&gt;balance = $balance;</text:p>
      <text:p text:style-name="Preformatted_20_Text"><text:s text:c="4"/>}</text:p>
      <text:p text:style-name="Preformatted_20_Text"/>
      <text:p text:style-name="Preformatted_20_Text"><text:s text:c="4"/>public function withdraw(int $amount): void</text:p>
      <text:p text:style-name="Preformatted_20_Text"><text:s text:c="4"/>{</text:p>
      <text:p text:style-name="Preformatted_20_Text"><text:s text:c="8"/>if ($amount &gt; $this-&gt;balance) {</text:p>
      <text:p text:style-name="Preformatted_20_Text"><text:s text:c="12"/>throw new \Exception('Amount greater than available balance.');</text:p>
      <text:p text:style-name="Preformatted_20_Text"><text:s text:c="8"/>}</text:p>
      <text:p text:style-name="Preformatted_20_Text"/>
      <text:p text:style-name="Preformatted_20_Text"><text:s text:c="8"/>$this-&gt;balance -= $amount;</text:p>
      <text:p text:style-name="Preformatted_20_Text"><text:s text:c="4"/>}</text:p>
      <text:p text:style-name="Preformatted_20_Text"><text:soft-page-break/></text:p>
      <text:p text:style-name="Preformatted_20_Text"><text:s text:c="4"/>public function deposit(int $amount): void</text:p>
      <text:p text:style-name="Preformatted_20_Text"><text:s text:c="4"/>{</text:p>
      <text:p text:style-name="Preformatted_20_Text"><text:s text:c="8"/>$this-&gt;balance += $amount;</text:p>
      <text:p text:style-name="Preformatted_20_Text"><text:s text:c="4"/>}</text:p>
      <text:p text:style-name="Preformatted_20_Text"/>
      <text:p text:style-name="Preformatted_20_Text"><text:s/>   public function getBalance(): int</text:p>
      <text:p text:style-name="Preformatted_20_Text"><text:s text:c="4"/>{</text:p>
      <text:p text:style-name="Preformatted_20_Text"><text:s text:c="8"/>return $this-&gt;balance;</text:p>
      <text:p text:style-name="Preformatted_20_Text"><text:s text:c="4"/>}</text:p>
      <text:p text:style-name="Preformatted_20_Text">}</text:p>
      <text:p text:style-name="Preformatted_20_Text"/>
      <text:p text:style-name="Preformatted_20_Text">$bankAccount = new BankAccount();</text:p>
      <text:p text:style-name="Preformatted_20_Text"/>
      <text:p text:style-name="Preformatted_20_Text">// Buy shoes...</text:p>
      <text:p text:style-name="Preformatted_20_Text">$bankAccount-&gt;withdraw($shoesPrice);</text:p>
      <text:p text:style-name="Preformatted_20_Text"/>
      <text:p text:style-name="Preformatted_20_Text">// Get balance</text:p>
      <text:p text:style-name="P1">$balance = $bankAccount-&gt;getBalance();</text:p>
      <text:p text:style-name="Text_20_body"><text:span text:style-name="Strong_20_Emphasis"><draw:a xlink:type="simple" xlink:href="https://github.com/jupeter/clean-code-php#table-of-contents"><draw:frame draw:style-name="fr1" draw:name="Figura25" text:anchor-type="as-char" svg:width="0.582cm" svg:height="0.582cm" draw:z-index="24"><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make-objects-have-privateprotected-members"/>Make objects have private/protected members</text:h>
      <text:list xml:id="list3188793742" text:style-name="L4">
        <text:list-item>
          <text:p text:style-name="P15"><text:span text:style-name="Source_20_Text">public</text:span> methods and properties are most dangerous for changes, because some outside code may easily rely on them and you can't control what code relies on them. <text:span text:style-name="Strong_20_Emphasis">Modifications in class are dangerous for all users of class.</text:span> </text:p>
        </text:list-item>
        <text:list-item>
          <text:p text:style-name="P15"><text:span text:style-name="Source_20_Text">protected</text:span> modifier are as dangerous as public, because they are available in scope of any child class. This effectively means that difference between public and protected is only in access mechanism, but encapsulation guarantee remains the same. <text:span text:style-name="Strong_20_Emphasis">Modifications in class are dangerous for all descendant classes.</text:span> </text:p>
        </text:list-item>
        <text:list-item>
          <text:p text:style-name="P5"><text:span text:style-name="Source_20_Text">private</text:span> modifier guarantees that code is <text:span text:style-name="Strong_20_Emphasis">dangerous to modify only in boundaries of single class</text:span> (you are safe for modifications and you won't have <text:a xlink:type="simple" xlink:href="http://www.urbandictionary.com/define.php?term=Jengaphobia&amp;defid=2494196" text:style-name="Internet_20_link" text:visited-style-name="Visited_20_Internet_20_Link">Jenga effect</text:a>). </text:p>
        </text:list-item>
      </text:list>
      <text:p text:style-name="Text_20_body">Therefore, use <text:span text:style-name="Source_20_Text">private</text:span> by default and <text:span text:style-name="Source_20_Text">public/protected</text:span> when you need to provide access for external classes.</text:p>
      <text:p text:style-name="Text_20_body">For more information you can read the <text:a xlink:type="simple" xlink:href="http://fabien.potencier.org/pragmatism-over-theory-protected-vs-private.html" text:style-name="Internet_20_link" text:visited-style-name="Visited_20_Internet_20_Link">blog post</text:a> on this topic written by <text:a xlink:type="simple" xlink:href="https://github.com/fabpot" text:style-name="Internet_20_link" text:visited-style-name="Visited_20_Internet_20_Link">Fabien Potencier</text:a>.</text:p>
      <text:p text:style-name="Text_20_body"><text:span text:style-name="Strong_20_Emphasis">Bad:</text:span></text:p>
      <text:p text:style-name="Preformatted_20_Text">class Employee</text:p>
      <text:p text:style-name="Preformatted_20_Text">{</text:p>
      <text:p text:style-name="Preformatted_20_Text"><text:s text:c="4"/>public $name;</text:p>
      <text:p text:style-name="Preformatted_20_Text"/>
      <text:p text:style-name="Preformatted_20_Text"><text:s text:c="4"/>public function __construct(string $name)</text:p>
      <text:p text:style-name="Preformatted_20_Text"><text:s text:c="4"/>{</text:p>
      <text:p text:style-name="Preformatted_20_Text"><text:s text:c="8"/>$this-&gt;name = $name;</text:p>
      <text:p text:style-name="Preformatted_20_Text"><text:s text:c="4"/>}</text:p>
      <text:p text:style-name="Preformatted_20_Text">}</text:p>
      <text:p text:style-name="Preformatted_20_Text"/>
      <text:p text:style-name="Preformatted_20_Text">$employee = new Employee('John Doe');</text:p>
      <text:p text:style-name="Preformatted_20_Text">// Employee name: John Doe</text:p>
      <text:p text:style-name="P1">echo 'Employee name: ' . $employee-&gt;name;</text:p>
      <text:p text:style-name="Text_20_body"><text:span text:style-name="Strong_20_Emphasis">Good:</text:span></text:p>
      <text:p text:style-name="Preformatted_20_Text">class Employee</text:p>
      <text:p text:style-name="Preformatted_20_Text"><text:soft-page-break/>{</text:p>
      <text:p text:style-name="Preformatted_20_Text"><text:s text:c="4"/>private $name;</text:p>
      <text:p text:style-name="Preformatted_20_Text"/>
      <text:p text:style-name="Preformatted_20_Text"><text:s text:c="4"/>public function __construct(string $name)</text:p>
      <text:p text:style-name="Preformatted_20_Text"><text:s text:c="4"/>{</text:p>
      <text:p text:style-name="Preformatted_20_Text"><text:s text:c="8"/>$this-&gt;name = $name;</text:p>
      <text:p text:style-name="Preformatted_20_Text"><text:s text:c="4"/>}</text:p>
      <text:p text:style-name="Preformatted_20_Text"/>
      <text:p text:style-name="Preformatted_20_Text"><text:s text:c="4"/>public function getName(): string</text:p>
      <text:p text:style-name="Preformatted_20_Text"><text:s text:c="4"/>{</text:p>
      <text:p text:style-name="Preformatted_20_Text"><text:s text:c="8"/>return $this-&gt;name;</text:p>
      <text:p text:style-name="Preformatted_20_Text"><text:s text:c="4"/>}</text:p>
      <text:p text:style-name="Preformatted_20_Text">}</text:p>
      <text:p text:style-name="Preformatted_20_Text"/>
      <text:p text:style-name="Preformatted_20_Text">$employee = new Employee('John Doe');</text:p>
      <text:p text:style-name="Preformatted_20_Text">// Employee name: John Doe</text:p>
      <text:p text:style-name="P1">echo 'Employee name: ' . $employee-&gt;getName();</text:p>
      <text:p text:style-name="Text_20_body"><text:span text:style-name="Strong_20_Emphasis"><draw:a xlink:type="simple" xlink:href="https://github.com/jupeter/clean-code-php#table-of-contents"><draw:frame draw:style-name="fr1" draw:name="Figura26" text:anchor-type="as-char" svg:width="0.582cm" svg:height="0.582cm" draw:z-index="25"><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2" text:outline-level="2"><text:bookmark text:name="user-content-classes"/>Classes</text:h>
      <text:h text:style-name="Heading_20_3" text:outline-level="3"><text:bookmark text:name="user-content-prefer-composition-over-inheritance"/>Prefer composition over inheritance</text:h>
      <text:p text:style-name="Text_20_body">As stated famously in <text:a xlink:type="simple" xlink:href="https://en.wikipedia.org/wiki/Design_Patterns" text:style-name="Internet_20_link" text:visited-style-name="Visited_20_Internet_20_Link"><text:span text:style-name="Emphasis">Design Patterns</text:span></text:a> by the Gang of Four, you should prefer composition over inheritance where you can. There are lots of good reasons to use inheritance and lots of good reasons to use composition. The main point for this maxim is that if your mind instinctively goes for inheritance, try to think if composition could model your problem better. In some cases it can.</text:p>
      <text:p text:style-name="Text_20_body">You might be wondering then, "when should I use inheritance?" It depends on your problem at hand, but this is a decent list of when inheritance makes more sense than composition:</text:p>
      <text:list xml:id="list272473816" text:style-name="L5">
        <text:list-item>
          <text:p text:style-name="P16">Your inheritance represents an "is-a" relationship and not a "has-a" relationship (Human-&gt;Animal vs. User-&gt;UserDetails). </text:p>
        </text:list-item>
        <text:list-item>
          <text:p text:style-name="P16">You can reuse code from the base classes (Humans can move like all animals). </text:p>
        </text:list-item>
        <text:list-item>
          <text:p text:style-name="P6">You want to make global changes to derived classes by changing a base class. (Change the caloric expenditure of all animals when they move). </text:p>
        </text:list-item>
      </text:list>
      <text:p text:style-name="Text_20_body"><text:span text:style-name="Strong_20_Emphasis">Bad:</text:span></text:p>
      <text:p text:style-name="Preformatted_20_Text">class Employee</text:p>
      <text:p text:style-name="Preformatted_20_Text">{</text:p>
      <text:p text:style-name="Preformatted_20_Text"><text:s text:c="4"/>private $name;</text:p>
      <text:p text:style-name="Preformatted_20_Text"/>
      <text:p text:style-name="Preformatted_20_Text"><text:s text:c="4"/>private $email;</text:p>
      <text:p text:style-name="Preformatted_20_Text"/>
      <text:p text:style-name="Preformatted_20_Text"><text:s text:c="4"/>public function __construct(string $name, string $email)</text:p>
      <text:p text:style-name="Preformatted_20_Text"><text:s text:c="4"/>{</text:p>
      <text:p text:style-name="Preformatted_20_Text"><text:s text:c="8"/>$this-&gt;name = $name;</text:p>
      <text:p text:style-name="Preformatted_20_Text"><text:s text:c="8"/>$this-&gt;email = $email;</text:p>
      <text:p text:style-name="Preformatted_20_Text"><text:s text:c="4"/>}</text:p>
      <text:p text:style-name="Preformatted_20_Text"/>
      <text:p text:style-name="Preformatted_20_Text"><text:s text:c="4"/>// ...</text:p>
      <text:p text:style-name="Preformatted_20_Text">}</text:p>
      <text:p text:style-name="Preformatted_20_Text"/>
      <text:p text:style-name="Preformatted_20_Text">// Bad because Employees "have" tax data.</text:p>
      <text:p text:style-name="Preformatted_20_Text">// EmployeeTaxData is not a type of Employee</text:p>
      <text:p text:style-name="Preformatted_20_Text"/>
      <text:p text:style-name="Preformatted_20_Text"><text:soft-page-break/>class EmployeeTaxData extends Employee</text:p>
      <text:p text:style-name="Preformatted_20_Text">{</text:p>
      <text:p text:style-name="Preformatted_20_Text"><text:s text:c="4"/>private $ssn;</text:p>
      <text:p text:style-name="Preformatted_20_Text"/>
      <text:p text:style-name="Preformatted_20_Text"><text:s text:c="4"/>private $salary;</text:p>
      <text:p text:style-name="Preformatted_20_Text"/>
      <text:p text:style-name="Preformatted_20_Text"><text:s text:c="4"/>public function __construct(string $name, string $email, string $ssn, string $salary)</text:p>
      <text:p text:style-name="Preformatted_20_Text"><text:s text:c="4"/>{</text:p>
      <text:p text:style-name="Preformatted_20_Text"><text:s text:c="8"/>parent::__construct($name, $email);</text:p>
      <text:p text:style-name="Preformatted_20_Text"/>
      <text:p text:style-name="Preformatted_20_Text"><text:s text:c="8"/>$this-&gt;ssn = $ssn;</text:p>
      <text:p text:style-name="Preformatted_20_Text"><text:s text:c="8"/>$this-&gt;salary = $salary;</text:p>
      <text:p text:style-name="Preformatted_20_Text"><text:s text:c="4"/>}</text:p>
      <text:p text:style-name="Preformatted_20_Text"/>
      <text:p text:style-name="Preformatted_20_Text"><text:s text:c="4"/>// ...</text:p>
      <text:p text:style-name="P1">}</text:p>
      <text:p text:style-name="Text_20_body"><text:span text:style-name="Strong_20_Emphasis">Good:</text:span></text:p>
      <text:p text:style-name="Preformatted_20_Text">class EmployeeTaxData</text:p>
      <text:p text:style-name="Preformatted_20_Text">{</text:p>
      <text:p text:style-name="Preformatted_20_Text"><text:s text:c="4"/>private $ssn;</text:p>
      <text:p text:style-name="Preformatted_20_Text"/>
      <text:p text:style-name="Preformatted_20_Text"><text:s text:c="4"/>private $salary;</text:p>
      <text:p text:style-name="Preformatted_20_Text"/>
      <text:p text:style-name="Preformatted_20_Text"><text:s text:c="4"/>public function __construct(string $ssn, string $salary)</text:p>
      <text:p text:style-name="Preformatted_20_Text"><text:s text:c="4"/>{</text:p>
      <text:p text:style-name="Preformatted_20_Text"><text:s text:c="8"/>$this-&gt;ssn = $ssn;</text:p>
      <text:p text:style-name="Preformatted_20_Text"><text:s text:c="8"/>$this-&gt;salary = $salary;</text:p>
      <text:p text:style-name="Preformatted_20_Text"><text:s text:c="4"/>}</text:p>
      <text:p text:style-name="Preformatted_20_Text"/>
      <text:p text:style-name="Preformatted_20_Text"><text:s text:c="4"/>// ...</text:p>
      <text:p text:style-name="Preformatted_20_Text">}</text:p>
      <text:p text:style-name="Preformatted_20_Text"/>
      <text:p text:style-name="Preformatted_20_Text">class Employee</text:p>
      <text:p text:style-name="Preformatted_20_Text">{</text:p>
      <text:p text:style-name="Preformatted_20_Text"><text:s text:c="4"/>private $name;</text:p>
      <text:p text:style-name="Preformatted_20_Text"/>
      <text:p text:style-name="Preformatted_20_Text"><text:s text:c="4"/>private $email;</text:p>
      <text:p text:style-name="Preformatted_20_Text"/>
      <text:p text:style-name="Preformatted_20_Text"><text:s text:c="4"/>private $taxData;</text:p>
      <text:p text:style-name="Preformatted_20_Text"/>
      <text:p text:style-name="Preformatted_20_Text"><text:s text:c="4"/>public function __construct(string $name, string $email)</text:p>
      <text:p text:style-name="Preformatted_20_Text"><text:s text:c="4"/>{</text:p>
      <text:p text:style-name="Preformatted_20_Text"><text:s text:c="8"/>$this-&gt;name = $name;</text:p>
      <text:p text:style-name="Preformatted_20_Text"><text:s text:c="8"/>$this-&gt;email = $email;</text:p>
      <text:p text:style-name="Preformatted_20_Text"><text:s text:c="4"/>}</text:p>
      <text:p text:style-name="Preformatted_20_Text"/>
      <text:p text:style-name="Preformatted_20_Text"><text:s text:c="4"/>public function setTaxData(EmployeeTaxData $taxData): void</text:p>
      <text:p text:style-name="Preformatted_20_Text"><text:s text:c="4"/>{</text:p>
      <text:p text:style-name="Preformatted_20_Text"><text:s text:c="8"/>$this-&gt;taxData = $taxData;</text:p>
      <text:p text:style-name="Preformatted_20_Text"><text:s text:c="4"/>}</text:p>
      <text:p text:style-name="Preformatted_20_Text"/>
      <text:p text:style-name="Preformatted_20_Text"><text:s text:c="4"/>// ...</text:p>
      <text:p text:style-name="P1">}</text:p>
      <text:p text:style-name="Text_20_body"><text:span text:style-name="Strong_20_Emphasis"><draw:a xlink:type="simple" xlink:href="https://github.com/jupeter/clean-code-php#table-of-contents"><draw:frame draw:style-name="fr1" draw:name="Figura27" text:anchor-type="as-char" svg:width="0.582cm" svg:height="0.582cm" draw:z-index="26"><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avoid-fluent-interfaces"/><text:soft-page-break/>Avoid fluent interfaces</text:h>
      <text:p text:style-name="Text_20_body">A <text:a xlink:type="simple" xlink:href="https://en.wikipedia.org/wiki/Fluent_interface" text:style-name="Internet_20_link" text:visited-style-name="Visited_20_Internet_20_Link">Fluent interface</text:a> is an object oriented API that aims to improve the readability of the source code by using <text:a xlink:type="simple" xlink:href="https://en.wikipedia.org/wiki/Method_chaining" text:style-name="Internet_20_link" text:visited-style-name="Visited_20_Internet_20_Link">Method chaining</text:a>.</text:p>
      <text:p text:style-name="Text_20_body">While there can be some contexts, frequently builder objects, where this pattern reduces the verbosity of the code (for example the <text:a xlink:type="simple" xlink:href="https://phpunit.de/manual/current/en/test-doubles.html" text:style-name="Internet_20_link" text:visited-style-name="Visited_20_Internet_20_Link">PHPUnit Mock Builder</text:a> or the <text:a xlink:type="simple" xlink:href="http://docs.doctrine-project.org/projects/doctrine-dbal/en/latest/reference/query-builder.html" text:style-name="Internet_20_link" text:visited-style-name="Visited_20_Internet_20_Link">Doctrine Query Builder</text:a>), more often it comes at some costs:</text:p>
      <text:list xml:id="list3154613171" text:style-name="L6">
        <text:list-item>
          <text:p text:style-name="P17">Breaks <text:a xlink:type="simple" xlink:href="https://en.wikipedia.org/wiki/Encapsulation_%28object-oriented_programming%29" text:style-name="Internet_20_link" text:visited-style-name="Visited_20_Internet_20_Link">Encapsulation</text:a>. </text:p>
        </text:list-item>
        <text:list-item>
          <text:p text:style-name="P17">Breaks <text:a xlink:type="simple" xlink:href="https://en.wikipedia.org/wiki/Decorator_pattern" text:style-name="Internet_20_link" text:visited-style-name="Visited_20_Internet_20_Link">Decorators</text:a>. </text:p>
        </text:list-item>
        <text:list-item>
          <text:p text:style-name="P17">Is harder to <text:a xlink:type="simple" xlink:href="https://en.wikipedia.org/wiki/Mock_object" text:style-name="Internet_20_link" text:visited-style-name="Visited_20_Internet_20_Link">mock</text:a> in a test suite. </text:p>
        </text:list-item>
        <text:list-item>
          <text:p text:style-name="P7">Makes diffs of commits harder to read. </text:p>
        </text:list-item>
      </text:list>
      <text:p text:style-name="Text_20_body">For more information you can read the full <text:a xlink:type="simple" xlink:href="https://ocramius.github.io/blog/fluent-interfaces-are-evil/" text:style-name="Internet_20_link" text:visited-style-name="Visited_20_Internet_20_Link">blog post</text:a> on this topic written by <text:a xlink:type="simple" xlink:href="https://github.com/Ocramius" text:style-name="Internet_20_link" text:visited-style-name="Visited_20_Internet_20_Link">Marco Pivetta</text:a>.</text:p>
      <text:p text:style-name="Text_20_body"><text:span text:style-name="Strong_20_Emphasis">Bad:</text:span></text:p>
      <text:p text:style-name="Preformatted_20_Text">class Car</text:p>
      <text:p text:style-name="Preformatted_20_Text">{</text:p>
      <text:p text:style-name="Preformatted_20_Text"><text:s text:c="4"/>private $make = 'Honda';</text:p>
      <text:p text:style-name="Preformatted_20_Text"/>
      <text:p text:style-name="Preformatted_20_Text"><text:s text:c="4"/>private $model = 'Accord';</text:p>
      <text:p text:style-name="Preformatted_20_Text"/>
      <text:p text:style-name="Preformatted_20_Text"><text:s text:c="4"/>private $color = 'white';</text:p>
      <text:p text:style-name="Preformatted_20_Text"/>
      <text:p text:style-name="Preformatted_20_Text"><text:s text:c="4"/>public function setMake(string $make): self</text:p>
      <text:p text:style-name="Preformatted_20_Text"><text:s text:c="4"/>{</text:p>
      <text:p text:style-name="Preformatted_20_Text"><text:s text:c="8"/>$this-&gt;make = $make;</text:p>
      <text:p text:style-name="Preformatted_20_Text"/>
      <text:p text:style-name="Preformatted_20_Text"><text:s text:c="8"/>// NOTE: Returning this for chaining</text:p>
      <text:p text:style-name="Preformatted_20_Text"><text:s text:c="8"/>return $this;</text:p>
      <text:p text:style-name="Preformatted_20_Text"><text:s text:c="4"/>}</text:p>
      <text:p text:style-name="Preformatted_20_Text"/>
      <text:p text:style-name="Preformatted_20_Text"><text:s text:c="4"/>public function setModel(string $model): self</text:p>
      <text:p text:style-name="Preformatted_20_Text"><text:s text:c="4"/>{</text:p>
      <text:p text:style-name="Preformatted_20_Text"><text:s text:c="8"/>$this-&gt;model = $model;</text:p>
      <text:p text:style-name="Preformatted_20_Text"/>
      <text:p text:style-name="Preformatted_20_Text"><text:s text:c="8"/>// NOTE: Returning this for chaining</text:p>
      <text:p text:style-name="Preformatted_20_Text"><text:s text:c="8"/>return $this;</text:p>
      <text:p text:style-name="Preformatted_20_Text"><text:s text:c="4"/>}</text:p>
      <text:p text:style-name="Preformatted_20_Text"/>
      <text:p text:style-name="Preformatted_20_Text"><text:s text:c="4"/>public function setColor(string $color): self</text:p>
      <text:p text:style-name="Preformatted_20_Text"><text:s text:c="4"/>{</text:p>
      <text:p text:style-name="Preformatted_20_Text"><text:s text:c="8"/>$this-&gt;color = $color;</text:p>
      <text:p text:style-name="Preformatted_20_Text"/>
      <text:p text:style-name="Preformatted_20_Text"><text:s text:c="8"/>// NOTE: Returning this for chaining</text:p>
      <text:p text:style-name="Preformatted_20_Text"><text:s text:c="8"/>return $this;</text:p>
      <text:p text:style-name="Preformatted_20_Text"><text:s text:c="4"/>}</text:p>
      <text:p text:style-name="Preformatted_20_Text"/>
      <text:p text:style-name="Preformatted_20_Text"><text:s text:c="4"/>public function dump(): void</text:p>
      <text:p text:style-name="Preformatted_20_Text"><text:s text:c="4"/>{</text:p>
      <text:p text:style-name="Preformatted_20_Text"><text:s text:c="8"/>var_dump($this-&gt;make, $this-&gt;model, $this-&gt;color);</text:p>
      <text:p text:style-name="Preformatted_20_Text"><text:s text:c="4"/>}</text:p>
      <text:p text:style-name="Preformatted_20_Text">}</text:p>
      <text:p text:style-name="Preformatted_20_Text"/>
      <text:p text:style-name="Preformatted_20_Text">$car = (new Car())</text:p>
      <text:p text:style-name="Preformatted_20_Text"><text:s text:c="4"/>-&gt;setColor('pink')</text:p>
      <text:p text:style-name="Preformatted_20_Text"><text:s text:c="4"/>-&gt;setMake('Ford')</text:p>
      <text:p text:style-name="Preformatted_20_Text"><text:s text:c="4"/>-&gt;setModel('F-150')</text:p>
      <text:p text:style-name="P1"><text:s text:c="4"/>-&gt;dump();</text:p>
      <text:p text:style-name="Text_20_body"><text:soft-page-break/><text:span text:style-name="Strong_20_Emphasis">Good:</text:span></text:p>
      <text:p text:style-name="Preformatted_20_Text">class Car</text:p>
      <text:p text:style-name="Preformatted_20_Text">{</text:p>
      <text:p text:style-name="Preformatted_20_Text"><text:s text:c="4"/>private $make = 'Honda';</text:p>
      <text:p text:style-name="Preformatted_20_Text"/>
      <text:p text:style-name="Preformatted_20_Text"><text:s text:c="4"/>private $model = 'Accord';</text:p>
      <text:p text:style-name="Preformatted_20_Text"/>
      <text:p text:style-name="Preformatted_20_Text"><text:s text:c="4"/>private $color = 'white';</text:p>
      <text:p text:style-name="Preformatted_20_Text"/>
      <text:p text:style-name="Preformatted_20_Text"><text:s text:c="4"/>public function setMake(string $make): void</text:p>
      <text:p text:style-name="Preformatted_20_Text"><text:s text:c="4"/>{</text:p>
      <text:p text:style-name="Preformatted_20_Text"><text:s text:c="8"/>$this-&gt;make = $make;</text:p>
      <text:p text:style-name="Preformatted_20_Text"><text:s text:c="4"/>}</text:p>
      <text:p text:style-name="Preformatted_20_Text"/>
      <text:p text:style-name="Preformatted_20_Text"><text:s text:c="4"/>public function setModel(string $model): void</text:p>
      <text:p text:style-name="Preformatted_20_Text"><text:s text:c="4"/>{</text:p>
      <text:p text:style-name="Preformatted_20_Text"><text:s text:c="8"/>$this-&gt;model = $model;</text:p>
      <text:p text:style-name="Preformatted_20_Text"><text:s text:c="4"/>}</text:p>
      <text:p text:style-name="Preformatted_20_Text"/>
      <text:p text:style-name="Preformatted_20_Text"><text:s text:c="4"/>public function setColor(string $color): void</text:p>
      <text:p text:style-name="Preformatted_20_Text"><text:s text:c="4"/>{</text:p>
      <text:p text:style-name="Preformatted_20_Text"><text:s text:c="8"/>$this-&gt;color = $color;</text:p>
      <text:p text:style-name="Preformatted_20_Text"><text:s text:c="4"/>}</text:p>
      <text:p text:style-name="Preformatted_20_Text"/>
      <text:p text:style-name="Preformatted_20_Text"><text:s text:c="4"/>public function dump(): void</text:p>
      <text:p text:style-name="Preformatted_20_Text"><text:s text:c="4"/>{</text:p>
      <text:p text:style-name="Preformatted_20_Text"><text:s text:c="8"/>var_dump($this-&gt;make, $this-&gt;model, $this-&gt;color);</text:p>
      <text:p text:style-name="Preformatted_20_Text"><text:s text:c="4"/>}</text:p>
      <text:p text:style-name="Preformatted_20_Text">}</text:p>
      <text:p text:style-name="Preformatted_20_Text"/>
      <text:p text:style-name="Preformatted_20_Text">$car = new Car();</text:p>
      <text:p text:style-name="Preformatted_20_Text">$car-&gt;setColor('pink');</text:p>
      <text:p text:style-name="Preformatted_20_Text">$car-&gt;setMake('Ford');</text:p>
      <text:p text:style-name="Preformatted_20_Text">$car-&gt;setModel('F-150');</text:p>
      <text:p text:style-name="P1">$car-&gt;dump();</text:p>
      <text:p text:style-name="Text_20_body"><text:span text:style-name="Strong_20_Emphasis"><draw:a xlink:type="simple" xlink:href="https://github.com/jupeter/clean-code-php#table-of-contents"><draw:frame draw:style-name="fr1" draw:name="Figura28" text:anchor-type="as-char" svg:width="0.582cm" svg:height="0.582cm" draw:z-index="27"><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prefer-final-classes"/>Prefer final classes</text:h>
      <text:p text:style-name="Text_20_body">The <text:span text:style-name="Source_20_Text">final</text:span> keyword should be used whenever possible:</text:p>
      <text:list xml:id="list2067217113" text:style-name="L7">
        <text:list-item>
          <text:p text:style-name="P18">It prevents an uncontrolled inheritance chain. </text:p>
        </text:list-item>
        <text:list-item>
          <text:p text:style-name="P18">It encourages <text:a xlink:type="simple" xlink:href="https://github.com/jupeter/clean-code-php#prefer-composition-over-inheritance" text:style-name="Internet_20_link" text:visited-style-name="Visited_20_Internet_20_Link">composition</text:a>. </text:p>
        </text:list-item>
        <text:list-item>
          <text:p text:style-name="P18">It encourages the <text:a xlink:type="simple" xlink:href="https://github.com/jupeter/clean-code-php#single-responsibility-principle-srp" text:style-name="Internet_20_link" text:visited-style-name="Visited_20_Internet_20_Link">Single Responsibility Principle</text:a>. </text:p>
        </text:list-item>
        <text:list-item>
          <text:p text:style-name="P18">It encourages developers to use your public methods instead of extending the class to get access to protected ones. </text:p>
        </text:list-item>
        <text:list-item>
          <text:p text:style-name="P8">It allows you to change your code without breaking applications that use your class. </text:p>
        </text:list-item>
      </text:list>
      <text:p text:style-name="Text_20_body">The only condition is that your class should implement an interface and no other public methods are defined.</text:p>
      <text:p text:style-name="Text_20_body">For more informations you can read <text:a xlink:type="simple" xlink:href="https://ocramius.github.io/blog/when-to-declare-classes-final/" text:style-name="Internet_20_link" text:visited-style-name="Visited_20_Internet_20_Link">the blog post</text:a> on this topic written by <text:a xlink:type="simple" xlink:href="https://ocramius.github.io/" text:style-name="Internet_20_link" text:visited-style-name="Visited_20_Internet_20_Link">Marco Pivetta (Ocramius)</text:a>.</text:p>
      <text:p text:style-name="Text_20_body"><text:span text:style-name="Strong_20_Emphasis">Bad:</text:span></text:p>
      <text:p text:style-name="Preformatted_20_Text">final class Car</text:p>
      <text:p text:style-name="Preformatted_20_Text"><text:soft-page-break/>{</text:p>
      <text:p text:style-name="Preformatted_20_Text"><text:s text:c="4"/>private $color;</text:p>
      <text:p text:style-name="Preformatted_20_Text"/>
      <text:p text:style-name="Preformatted_20_Text"><text:s text:c="4"/>public function __construct($color)</text:p>
      <text:p text:style-name="Preformatted_20_Text"><text:s text:c="4"/>{</text:p>
      <text:p text:style-name="Preformatted_20_Text"><text:s text:c="8"/>$this-&gt;color = $color;</text:p>
      <text:p text:style-name="Preformatted_20_Text"><text:s text:c="4"/>}</text:p>
      <text:p text:style-name="Preformatted_20_Text"/>
      <text:p text:style-name="Preformatted_20_Text"><text:s text:c="4"/>/**</text:p>
      <text:p text:style-name="Preformatted_20_Text"><text:s text:c="5"/>* @return string The color of the vehicle</text:p>
      <text:p text:style-name="Preformatted_20_Text"><text:s text:c="5"/>*/</text:p>
      <text:p text:style-name="Preformatted_20_Text"><text:s text:c="4"/>public function getColor()</text:p>
      <text:p text:style-name="Preformatted_20_Text"><text:s text:c="4"/>{</text:p>
      <text:p text:style-name="Preformatted_20_Text"><text:s text:c="8"/>return $this-&gt;color;</text:p>
      <text:p text:style-name="Preformatted_20_Text"><text:s text:c="4"/>}</text:p>
      <text:p text:style-name="P1">}</text:p>
      <text:p text:style-name="Text_20_body"><text:span text:style-name="Strong_20_Emphasis">Good:</text:span></text:p>
      <text:p text:style-name="Preformatted_20_Text">interface Vehicle</text:p>
      <text:p text:style-name="Preformatted_20_Text">{</text:p>
      <text:p text:style-name="Preformatted_20_Text"><text:s text:c="4"/>/**</text:p>
      <text:p text:style-name="Preformatted_20_Text"><text:s text:c="5"/>* @return string The color of the vehicle</text:p>
      <text:p text:style-name="Preformatted_20_Text"><text:s text:c="5"/>*/</text:p>
      <text:p text:style-name="Preformatted_20_Text"><text:s text:c="4"/>public function getColor();</text:p>
      <text:p text:style-name="Preformatted_20_Text">}</text:p>
      <text:p text:style-name="Preformatted_20_Text"/>
      <text:p text:style-name="Preformatted_20_Text">final class Car implements Vehicle</text:p>
      <text:p text:style-name="Preformatted_20_Text">{</text:p>
      <text:p text:style-name="Preformatted_20_Text"><text:s text:c="4"/>private $color;</text:p>
      <text:p text:style-name="Preformatted_20_Text"/>
      <text:p text:style-name="Preformatted_20_Text"><text:s text:c="4"/>public function __construct($color)</text:p>
      <text:p text:style-name="Preformatted_20_Text"><text:s text:c="4"/>{</text:p>
      <text:p text:style-name="Preformatted_20_Text"><text:s text:c="8"/>$this-&gt;color = $color;</text:p>
      <text:p text:style-name="Preformatted_20_Text"><text:s text:c="4"/>}</text:p>
      <text:p text:style-name="Preformatted_20_Text"/>
      <text:p text:style-name="Preformatted_20_Text"><text:s text:c="4"/>public function getColor()</text:p>
      <text:p text:style-name="Preformatted_20_Text"><text:s text:c="4"/>{</text:p>
      <text:p text:style-name="Preformatted_20_Text"><text:s text:c="8"/>return $this-&gt;color;</text:p>
      <text:p text:style-name="Preformatted_20_Text"><text:s text:c="4"/>}</text:p>
      <text:p text:style-name="P1">}</text:p>
      <text:p text:style-name="Text_20_body"><text:span text:style-name="Strong_20_Emphasis"><draw:a xlink:type="simple" xlink:href="https://github.com/jupeter/clean-code-php#table-of-contents"><draw:frame draw:style-name="fr1" draw:name="Figura29" text:anchor-type="as-char" svg:width="0.582cm" svg:height="0.582cm" draw:z-index="28"><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2" text:outline-level="2"><text:bookmark text:name="user-content-solid"/>SOLID</text:h>
      <text:p text:style-name="Text_20_body"><text:span text:style-name="Strong_20_Emphasis">SOLID</text:span> is the mnemonic acronym introduced by Michael Feathers for the first five principles named by Robert Martin, which meant five basic principles of object-oriented programming and design.</text:p>
      <text:list xml:id="list208610106" text:style-name="L8">
        <text:list-item>
          <text:p text:style-name="P19"><text:a xlink:type="simple" xlink:href="https://github.com/jupeter/clean-code-php#single-responsibility-principle-srp" text:style-name="Internet_20_link" text:visited-style-name="Visited_20_Internet_20_Link">S: Single Responsibility Principle (SRP)</text:a> </text:p>
        </text:list-item>
        <text:list-item>
          <text:p text:style-name="P19"><text:a xlink:type="simple" xlink:href="https://github.com/jupeter/clean-code-php#openclosed-principle-ocp" text:style-name="Internet_20_link" text:visited-style-name="Visited_20_Internet_20_Link">O: Open/Closed Principle (OCP)</text:a> </text:p>
        </text:list-item>
        <text:list-item>
          <text:p text:style-name="P19"><text:a xlink:type="simple" xlink:href="https://github.com/jupeter/clean-code-php#liskov-substitution-principle-lsp" text:style-name="Internet_20_link" text:visited-style-name="Visited_20_Internet_20_Link">L: Liskov Substitution Principle (LSP)</text:a> </text:p>
        </text:list-item>
        <text:list-item>
          <text:p text:style-name="P19"><text:a xlink:type="simple" xlink:href="https://github.com/jupeter/clean-code-php#interface-segregation-principle-isp" text:style-name="Internet_20_link" text:visited-style-name="Visited_20_Internet_20_Link">I: Interface Segregation Principle (ISP)</text:a> </text:p>
        </text:list-item>
        <text:list-item>
          <text:p text:style-name="P9"><text:a xlink:type="simple" xlink:href="https://github.com/jupeter/clean-code-php#dependency-inversion-principle-dip" text:style-name="Internet_20_link" text:visited-style-name="Visited_20_Internet_20_Link">D: Dependency Inversion Principle (DIP)</text:a> </text:p>
        </text:list-item>
      </text:list>
      <text:h text:style-name="Heading_20_3" text:outline-level="3"><text:bookmark text:name="user-content-single-responsibility-principle-srp"/><text:soft-page-break/>Single Responsibility Principle (SRP)</text:h>
      <text:p text:style-name="Text_20_body">As stated in Clean Code, "There should never be more than one reason for a class to change". It's tempting to jam-pack a class with a lot of functionality, like when you can only take one suitcase on your flight. The issue with this is that your class won't be conceptually cohesive and it will give it many reasons to change. Minimizing the amount of times you need to change a class is important. It's important because if too much functionality is in one class and you modify a piece of it, it can be difficult to understand how that will affect other dependent modules in your codebase.</text:p>
      <text:p text:style-name="Text_20_body"><text:span text:style-name="Strong_20_Emphasis">Bad:</text:span></text:p>
      <text:p text:style-name="Preformatted_20_Text">class UserSettings</text:p>
      <text:p text:style-name="Preformatted_20_Text">{</text:p>
      <text:p text:style-name="Preformatted_20_Text"><text:s text:c="4"/>private $user;</text:p>
      <text:p text:style-name="Preformatted_20_Text"/>
      <text:p text:style-name="Preformatted_20_Text"><text:s text:c="4"/>public function __construct(User $user)</text:p>
      <text:p text:style-name="Preformatted_20_Text"><text:s text:c="4"/>{</text:p>
      <text:p text:style-name="Preformatted_20_Text"><text:s text:c="8"/>$this-&gt;user = $user;</text:p>
      <text:p text:style-name="Preformatted_20_Text"><text:s text:c="4"/>}</text:p>
      <text:p text:style-name="Preformatted_20_Text"/>
      <text:p text:style-name="Preformatted_20_Text"><text:s text:c="4"/>public function changeSettings(array $settings): void</text:p>
      <text:p text:style-name="Preformatted_20_Text"><text:s text:c="4"/>{</text:p>
      <text:p text:style-name="Preformatted_20_Text"><text:s text:c="8"/>if ($this-&gt;verifyCredentials()) {</text:p>
      <text:p text:style-name="Preformatted_20_Text"><text:s text:c="12"/>// ...</text:p>
      <text:p text:style-name="Preformatted_20_Text"><text:s text:c="8"/>}</text:p>
      <text:p text:style-name="Preformatted_20_Text"><text:s text:c="4"/>}</text:p>
      <text:p text:style-name="Preformatted_20_Text"/>
      <text:p text:style-name="Preformatted_20_Text"><text:s text:c="4"/>private function verifyCredentials(): bool</text:p>
      <text:p text:style-name="Preformatted_20_Text"><text:s text:c="4"/>{</text:p>
      <text:p text:style-name="Preformatted_20_Text"><text:s text:c="8"/>// ...</text:p>
      <text:p text:style-name="Preformatted_20_Text"><text:s text:c="4"/>}</text:p>
      <text:p text:style-name="P1">}</text:p>
      <text:p text:style-name="Text_20_body"><text:span text:style-name="Strong_20_Emphasis">Good:</text:span></text:p>
      <text:p text:style-name="Preformatted_20_Text">class UserAuth</text:p>
      <text:p text:style-name="Preformatted_20_Text">{</text:p>
      <text:p text:style-name="Preformatted_20_Text"><text:s text:c="4"/>private $user;</text:p>
      <text:p text:style-name="Preformatted_20_Text"/>
      <text:p text:style-name="Preformatted_20_Text"><text:s text:c="4"/>public function __construct(User $user)</text:p>
      <text:p text:style-name="Preformatted_20_Text"><text:s text:c="4"/>{</text:p>
      <text:p text:style-name="Preformatted_20_Text"><text:s text:c="8"/>$this-&gt;user = $user;</text:p>
      <text:p text:style-name="Preformatted_20_Text"><text:s text:c="4"/>}</text:p>
      <text:p text:style-name="Preformatted_20_Text"/>
      <text:p text:style-name="Preformatted_20_Text"><text:s text:c="4"/>public function verifyCredentials(): bool</text:p>
      <text:p text:style-name="Preformatted_20_Text"><text:s text:c="4"/>{</text:p>
      <text:p text:style-name="Preformatted_20_Text"><text:s text:c="8"/>// ...</text:p>
      <text:p text:style-name="Preformatted_20_Text"><text:s text:c="4"/>}</text:p>
      <text:p text:style-name="Preformatted_20_Text">}</text:p>
      <text:p text:style-name="Preformatted_20_Text"/>
      <text:p text:style-name="Preformatted_20_Text">class UserSettings</text:p>
      <text:p text:style-name="Preformatted_20_Text">{</text:p>
      <text:p text:style-name="Preformatted_20_Text"><text:s text:c="4"/>private $user;</text:p>
      <text:p text:style-name="Preformatted_20_Text"/>
      <text:p text:style-name="Preformatted_20_Text"><text:s text:c="4"/>private $auth;</text:p>
      <text:p text:style-name="Preformatted_20_Text"/>
      <text:p text:style-name="Preformatted_20_Text"><text:s text:c="4"/>public function __construct(User $user)</text:p>
      <text:p text:style-name="Preformatted_20_Text"><text:s text:c="4"/>{</text:p>
      <text:p text:style-name="Preformatted_20_Text"><text:s text:c="8"/>$this-&gt;user = $user;</text:p>
      <text:p text:style-name="Preformatted_20_Text"><text:s text:c="8"/>$this-&gt;auth = new UserAuth($user);</text:p>
      <text:p text:style-name="Preformatted_20_Text"><text:s text:c="4"/>}</text:p>
      <text:p text:style-name="Preformatted_20_Text"><text:soft-page-break/></text:p>
      <text:p text:style-name="Preformatted_20_Text"><text:s text:c="4"/>public function changeSettings(array $settings): void</text:p>
      <text:p text:style-name="Preformatted_20_Text"><text:s text:c="4"/>{</text:p>
      <text:p text:style-name="Preformatted_20_Text"><text:s text:c="8"/>if ($this-&gt;auth-&gt;verifyCredentials()) {</text:p>
      <text:p text:style-name="Preformatted_20_Text"><text:s text:c="12"/>// ...</text:p>
      <text:p text:style-name="Preformatted_20_Text"><text:s text:c="8"/>}</text:p>
      <text:p text:style-name="Preformatted_20_Text"><text:s text:c="4"/>}</text:p>
      <text:p text:style-name="P1">}</text:p>
      <text:p text:style-name="Text_20_body"><text:span text:style-name="Strong_20_Emphasis"><draw:a xlink:type="simple" xlink:href="https://github.com/jupeter/clean-code-php#table-of-contents"><draw:frame draw:style-name="fr1" draw:name="Figura30" text:anchor-type="as-char" svg:width="0.582cm" svg:height="0.582cm" draw:z-index="29"><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openclosed-principle-ocp"/>Open/Closed Principle (OCP)</text:h>
      <text:p text:style-name="Text_20_body">As stated by Bertrand Meyer, "software entities (classes, modules, functions, etc.) should be open for extension, but closed for modification." What does that mean though? This principle basically states that you should allow users to add new functionalities without changing existing code.</text:p>
      <text:p text:style-name="Text_20_body"><text:span text:style-name="Strong_20_Emphasis">Bad:</text:span></text:p>
      <text:p text:style-name="Preformatted_20_Text">abstract class Adapter</text:p>
      <text:p text:style-name="Preformatted_20_Text">{</text:p>
      <text:p text:style-name="Preformatted_20_Text"><text:s text:c="4"/>protected $name;</text:p>
      <text:p text:style-name="Preformatted_20_Text"/>
      <text:p text:style-name="Preformatted_20_Text"><text:s text:c="4"/>public function getName(): string</text:p>
      <text:p text:style-name="Preformatted_20_Text"><text:s text:c="4"/>{</text:p>
      <text:p text:style-name="Preformatted_20_Text"><text:s text:c="8"/>return $this-&gt;name;</text:p>
      <text:p text:style-name="Preformatted_20_Text"><text:s text:c="4"/>}</text:p>
      <text:p text:style-name="Preformatted_20_Text">}</text:p>
      <text:p text:style-name="Preformatted_20_Text"/>
      <text:p text:style-name="Preformatted_20_Text">class AjaxAdapter extends Adapter</text:p>
      <text:p text:style-name="Preformatted_20_Text">{</text:p>
      <text:p text:style-name="Preformatted_20_Text"><text:s text:c="4"/>public function __construct()</text:p>
      <text:p text:style-name="Preformatted_20_Text"><text:s text:c="4"/>{</text:p>
      <text:p text:style-name="Preformatted_20_Text"><text:s text:c="8"/>parent::__construct();</text:p>
      <text:p text:style-name="Preformatted_20_Text"/>
      <text:p text:style-name="Preformatted_20_Text"><text:s text:c="8"/>$this-&gt;name = 'ajaxAdapter';</text:p>
      <text:p text:style-name="Preformatted_20_Text"><text:s text:c="4"/>}</text:p>
      <text:p text:style-name="Preformatted_20_Text">}</text:p>
      <text:p text:style-name="Preformatted_20_Text"/>
      <text:p text:style-name="Preformatted_20_Text">class NodeAdapter extends Adapter</text:p>
      <text:p text:style-name="Preformatted_20_Text">{</text:p>
      <text:p text:style-name="Preformatted_20_Text"><text:s text:c="4"/>public function __construct()</text:p>
      <text:p text:style-name="Preformatted_20_Text"><text:s text:c="4"/>{</text:p>
      <text:p text:style-name="Preformatted_20_Text"><text:s text:c="8"/>parent::__construct();</text:p>
      <text:p text:style-name="Preformatted_20_Text"/>
      <text:p text:style-name="Preformatted_20_Text"><text:s text:c="8"/>$this-&gt;name = 'nodeAdapter';</text:p>
      <text:p text:style-name="Preformatted_20_Text"><text:s text:c="4"/>}</text:p>
      <text:p text:style-name="Preformatted_20_Text">}</text:p>
      <text:p text:style-name="Preformatted_20_Text"/>
      <text:p text:style-name="Preformatted_20_Text">class HttpRequester</text:p>
      <text:p text:style-name="Preformatted_20_Text">{</text:p>
      <text:p text:style-name="Preformatted_20_Text"><text:s text:c="4"/>private $adapter;</text:p>
      <text:p text:style-name="Preformatted_20_Text"/>
      <text:p text:style-name="Preformatted_20_Text"><text:s text:c="4"/>public function __construct(Adapter $adapter)</text:p>
      <text:p text:style-name="Preformatted_20_Text"><text:s text:c="4"/>{</text:p>
      <text:p text:style-name="Preformatted_20_Text"><text:s text:c="8"/>$this-&gt;adapter = $adapter;</text:p>
      <text:p text:style-name="Preformatted_20_Text"><text:s text:c="4"/>}</text:p>
      <text:p text:style-name="Preformatted_20_Text"/>
      <text:p text:style-name="Preformatted_20_Text"><text:s text:c="4"/>public function fetch(string $url): Promise</text:p>
      <text:p text:style-name="Preformatted_20_Text"><text:s text:c="4"/>{</text:p>
      <text:p text:style-name="Preformatted_20_Text"><text:s text:c="8"/>$adapterName = $this-&gt;adapter-&gt;getName();</text:p>
      <text:p text:style-name="Preformatted_20_Text"/>
      <text:p text:style-name="Preformatted_20_Text"><text:soft-page-break/><text:s text:c="8"/>if ($adapterName === 'ajaxAdapter') {</text:p>
      <text:p text:style-name="Preformatted_20_Text"><text:s text:c="12"/>return $this-&gt;makeAjaxCall($url);</text:p>
      <text:p text:style-name="Preformatted_20_Text"><text:s text:c="8"/>} elseif ($adapterName === 'httpNodeAdapter') {</text:p>
      <text:p text:style-name="Preformatted_20_Text"><text:s text:c="12"/>return $this-&gt;makeHttpCall($url);</text:p>
      <text:p text:style-name="Preformatted_20_Text"><text:s text:c="8"/>}</text:p>
      <text:p text:style-name="Preformatted_20_Text"><text:s text:c="4"/>}</text:p>
      <text:p text:style-name="Preformatted_20_Text"/>
      <text:p text:style-name="Preformatted_20_Text"><text:s text:c="4"/>private function makeAjaxCall(string $url): Promise</text:p>
      <text:p text:style-name="Preformatted_20_Text"><text:s text:c="4"/>{</text:p>
      <text:p text:style-name="Preformatted_20_Text"><text:s text:c="8"/>// request and return promise</text:p>
      <text:p text:style-name="Preformatted_20_Text"><text:s text:c="4"/>}</text:p>
      <text:p text:style-name="Preformatted_20_Text"/>
      <text:p text:style-name="Preformatted_20_Text"><text:s text:c="4"/>private function makeHttpCall(string $url): Promise</text:p>
      <text:p text:style-name="Preformatted_20_Text"><text:s text:c="4"/>{</text:p>
      <text:p text:style-name="Preformatted_20_Text"><text:s text:c="8"/>// request and return promise</text:p>
      <text:p text:style-name="Preformatted_20_Text"><text:s text:c="4"/>}</text:p>
      <text:p text:style-name="P1">}</text:p>
      <text:p text:style-name="Text_20_body"><text:span text:style-name="Strong_20_Emphasis">Good:</text:span></text:p>
      <text:p text:style-name="Preformatted_20_Text">interface Adapter</text:p>
      <text:p text:style-name="Preformatted_20_Text">{</text:p>
      <text:p text:style-name="Preformatted_20_Text"><text:s text:c="4"/>public function request(string $url): Promise;</text:p>
      <text:p text:style-name="Preformatted_20_Text">}</text:p>
      <text:p text:style-name="Preformatted_20_Text"/>
      <text:p text:style-name="Preformatted_20_Text">class AjaxAdapter implements Adapter</text:p>
      <text:p text:style-name="Preformatted_20_Text">{</text:p>
      <text:p text:style-name="Preformatted_20_Text"><text:s text:c="4"/>public function request(string $url): Promise</text:p>
      <text:p text:style-name="Preformatted_20_Text"><text:s text:c="4"/>{</text:p>
      <text:p text:style-name="Preformatted_20_Text"><text:s text:c="8"/>// request and return promise</text:p>
      <text:p text:style-name="Preformatted_20_Text"><text:s text:c="4"/>}</text:p>
      <text:p text:style-name="Preformatted_20_Text">}</text:p>
      <text:p text:style-name="Preformatted_20_Text"/>
      <text:p text:style-name="Preformatted_20_Text">class NodeAdapter implements Adapter</text:p>
      <text:p text:style-name="Preformatted_20_Text">{</text:p>
      <text:p text:style-name="Preformatted_20_Text"><text:s text:c="4"/>public function request(string $url): Promise</text:p>
      <text:p text:style-name="Preformatted_20_Text"><text:s text:c="4"/>{</text:p>
      <text:p text:style-name="Preformatted_20_Text"><text:s text:c="8"/>// request and return promise</text:p>
      <text:p text:style-name="Preformatted_20_Text"><text:s text:c="4"/>}</text:p>
      <text:p text:style-name="Preformatted_20_Text">}</text:p>
      <text:p text:style-name="Preformatted_20_Text"/>
      <text:p text:style-name="Preformatted_20_Text">class HttpRequester</text:p>
      <text:p text:style-name="Preformatted_20_Text">{</text:p>
      <text:p text:style-name="Preformatted_20_Text"><text:s text:c="4"/>private $adapter;</text:p>
      <text:p text:style-name="Preformatted_20_Text"/>
      <text:p text:style-name="Preformatted_20_Text"><text:s text:c="4"/>public function __construct(Adapter $adapter)</text:p>
      <text:p text:style-name="Preformatted_20_Text"><text:s text:c="4"/>{</text:p>
      <text:p text:style-name="Preformatted_20_Text"><text:s text:c="8"/>$this-&gt;adapter = $adapter;</text:p>
      <text:p text:style-name="Preformatted_20_Text"><text:s text:c="4"/>}</text:p>
      <text:p text:style-name="Preformatted_20_Text"/>
      <text:p text:style-name="Preformatted_20_Text"><text:s text:c="4"/>public function fetch(string $url): Promise</text:p>
      <text:p text:style-name="Preformatted_20_Text"><text:s text:c="4"/>{</text:p>
      <text:p text:style-name="Preformatted_20_Text"><text:s text:c="8"/>return $this-&gt;adapter-&gt;request($url);</text:p>
      <text:p text:style-name="Preformatted_20_Text"><text:s text:c="4"/>}</text:p>
      <text:p text:style-name="P1">}</text:p>
      <text:p text:style-name="Text_20_body"><text:span text:style-name="Strong_20_Emphasis"><draw:a xlink:type="simple" xlink:href="https://github.com/jupeter/clean-code-php#table-of-contents"><draw:frame draw:style-name="fr1" draw:name="Figura31" text:anchor-type="as-char" svg:width="0.582cm" svg:height="0.582cm" draw:z-index="30"><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liskov-substitution-principle-lsp"/>Liskov Substitution Principle (LSP)</text:h>
      <text:p text:style-name="Text_20_body">This is a scary term for a very simple concept. It's formally defined as "If S is a subtype of T, then objects of type T may be replaced with objects of type S (i.e., objects of type S may substitute <text:soft-page-break/>objects of type T) without altering any of the desirable properties of that program (correctness, task performed, etc.)." That's an even scarier definition.</text:p>
      <text:p text:style-name="Text_20_body">The best explanation for this is if you have a parent class and a child class, then the base class and child class can be used interchangeably without getting incorrect results. This might still be confusing, so let's take a look at the classic Square-Rectangle example. Mathematically, a square is a rectangle, but if you model it using the "is-a" relationship via inheritance, you quickly get into trouble.</text:p>
      <text:p text:style-name="Text_20_body"><text:span text:style-name="Strong_20_Emphasis">Bad:</text:span></text:p>
      <text:p text:style-name="Preformatted_20_Text">class Rectangle</text:p>
      <text:p text:style-name="Preformatted_20_Text">{</text:p>
      <text:p text:style-name="Preformatted_20_Text"><text:s text:c="4"/>protected $width = 0;</text:p>
      <text:p text:style-name="Preformatted_20_Text"/>
      <text:p text:style-name="Preformatted_20_Text"><text:s text:c="4"/>protected $height = 0;</text:p>
      <text:p text:style-name="Preformatted_20_Text"/>
      <text:p text:style-name="Preformatted_20_Text"><text:s text:c="4"/>public function setWidth(int $width): void</text:p>
      <text:p text:style-name="Preformatted_20_Text"><text:s text:c="4"/>{</text:p>
      <text:p text:style-name="Preformatted_20_Text"><text:s text:c="8"/>$this-&gt;width = $width;</text:p>
      <text:p text:style-name="Preformatted_20_Text"><text:s text:c="4"/>}</text:p>
      <text:p text:style-name="Preformatted_20_Text"/>
      <text:p text:style-name="Preformatted_20_Text"><text:s text:c="4"/>public function setHeight(int $height): void</text:p>
      <text:p text:style-name="Preformatted_20_Text"><text:s text:c="4"/>{</text:p>
      <text:p text:style-name="Preformatted_20_Text"><text:s text:c="8"/>$this-&gt;height = $height;</text:p>
      <text:p text:style-name="Preformatted_20_Text"><text:s text:c="4"/>}</text:p>
      <text:p text:style-name="Preformatted_20_Text"/>
      <text:p text:style-name="Preformatted_20_Text"><text:s text:c="4"/>public function getArea(): int</text:p>
      <text:p text:style-name="Preformatted_20_Text"><text:s text:c="4"/>{</text:p>
      <text:p text:style-name="Preformatted_20_Text"><text:s text:c="8"/>return $this-&gt;width * $this-&gt;height;</text:p>
      <text:p text:style-name="Preformatted_20_Text"><text:s text:c="4"/>}</text:p>
      <text:p text:style-name="Preformatted_20_Text">}</text:p>
      <text:p text:style-name="Preformatted_20_Text"/>
      <text:p text:style-name="Preformatted_20_Text">class Square extends Rectangle</text:p>
      <text:p text:style-name="Preformatted_20_Text">{</text:p>
      <text:p text:style-name="Preformatted_20_Text"><text:s text:c="4"/>public function setWidth(int $width): void</text:p>
      <text:p text:style-name="Preformatted_20_Text"><text:s text:c="4"/>{</text:p>
      <text:p text:style-name="Preformatted_20_Text"><text:s text:c="8"/>$this-&gt;width = $this-&gt;height = $width;</text:p>
      <text:p text:style-name="Preformatted_20_Text"><text:s text:c="4"/>}</text:p>
      <text:p text:style-name="Preformatted_20_Text"/>
      <text:p text:style-name="Preformatted_20_Text"><text:s text:c="4"/>public function setHeight(int $height): void</text:p>
      <text:p text:style-name="Preformatted_20_Text"><text:s text:c="4"/>{</text:p>
      <text:p text:style-name="Preformatted_20_Text"><text:s text:c="8"/>$this-&gt;width = $this-&gt;height = $height;</text:p>
      <text:p text:style-name="Preformatted_20_Text"><text:s text:c="4"/>}</text:p>
      <text:p text:style-name="Preformatted_20_Text">}</text:p>
      <text:p text:style-name="Preformatted_20_Text"/>
      <text:p text:style-name="Preformatted_20_Text">function printArea(Rectangle $rectangle): void</text:p>
      <text:p text:style-name="Preformatted_20_Text">{</text:p>
      <text:p text:style-name="Preformatted_20_Text"><text:s text:c="4"/>$rectangle-&gt;setWidth(4);</text:p>
      <text:p text:style-name="Preformatted_20_Text"><text:s text:c="4"/>$rectangle-&gt;setHeight(5);</text:p>
      <text:p text:style-name="Preformatted_20_Text"/>
      <text:p text:style-name="Preformatted_20_Text"><text:s text:c="4"/>// BAD: Will return 25 for Square. Should be 20.</text:p>
      <text:p text:style-name="Preformatted_20_Text"><text:s text:c="4"/>echo sprintf('%s has area %d.', get_class($rectangle), $rectangle-&gt;getArea()) . PHP_EOL;</text:p>
      <text:p text:style-name="Preformatted_20_Text">}</text:p>
      <text:p text:style-name="Preformatted_20_Text"/>
      <text:p text:style-name="Preformatted_20_Text">$rectangles = [new Rectangle(), new Square()];</text:p>
      <text:p text:style-name="Preformatted_20_Text"/>
      <text:p text:style-name="Preformatted_20_Text">foreach ($rectangles as $rectangle) {</text:p>
      <text:p text:style-name="Preformatted_20_Text"><text:s text:c="4"/>printArea($rectangle);</text:p>
      <text:p text:style-name="P1">}</text:p>
      <text:p text:style-name="Text_20_body"><text:soft-page-break/><text:span text:style-name="Strong_20_Emphasis">Good:</text:span></text:p>
      <text:p text:style-name="Text_20_body">The best way is separate the quadrangles and allocation of a more general subtype for both shapes.</text:p>
      <text:p text:style-name="Text_20_body">Despite the apparent similarity of the square and the rectangle, they are different. A square has much in common with a rhombus, and a rectangle with a parallelogram, but they are not subtypes. A square, a rectangle, a rhombus and a parallelogram are separate shapes with their own properties, albeit similar.</text:p>
      <text:p text:style-name="Preformatted_20_Text">interface Shape</text:p>
      <text:p text:style-name="Preformatted_20_Text">{</text:p>
      <text:p text:style-name="Preformatted_20_Text"><text:s text:c="4"/>public function getArea(): int;</text:p>
      <text:p text:style-name="Preformatted_20_Text">}</text:p>
      <text:p text:style-name="Preformatted_20_Text"/>
      <text:p text:style-name="Preformatted_20_Text">class Rectangle implements Shape</text:p>
      <text:p text:style-name="Preformatted_20_Text">{</text:p>
      <text:p text:style-name="Preformatted_20_Text"><text:s text:c="4"/>private $width = 0;</text:p>
      <text:p text:style-name="Preformatted_20_Text"><text:s text:c="4"/>private $height = 0;</text:p>
      <text:p text:style-name="Preformatted_20_Text"/>
      <text:p text:style-name="Preformatted_20_Text"><text:s text:c="4"/>public function __construct(int $width, int $height)</text:p>
      <text:p text:style-name="Preformatted_20_Text"><text:s text:c="4"/>{</text:p>
      <text:p text:style-name="Preformatted_20_Text"><text:s text:c="8"/>$this-&gt;width = $width;</text:p>
      <text:p text:style-name="Preformatted_20_Text"><text:s text:c="8"/>$this-&gt;height = $height;</text:p>
      <text:p text:style-name="Preformatted_20_Text"><text:s text:c="4"/>}</text:p>
      <text:p text:style-name="Preformatted_20_Text"/>
      <text:p text:style-name="Preformatted_20_Text"><text:s text:c="4"/>public function getArea(): int</text:p>
      <text:p text:style-name="Preformatted_20_Text"><text:s text:c="4"/>{</text:p>
      <text:p text:style-name="Preformatted_20_Text"><text:s text:c="8"/>return $this-&gt;width * $this-&gt;height;</text:p>
      <text:p text:style-name="Preformatted_20_Text"><text:s text:c="4"/>}</text:p>
      <text:p text:style-name="Preformatted_20_Text">}</text:p>
      <text:p text:style-name="Preformatted_20_Text"/>
      <text:p text:style-name="Preformatted_20_Text">class Square implements Shape</text:p>
      <text:p text:style-name="Preformatted_20_Text">{</text:p>
      <text:p text:style-name="Preformatted_20_Text"><text:s text:c="4"/>private $length = 0;</text:p>
      <text:p text:style-name="Preformatted_20_Text"/>
      <text:p text:style-name="Preformatted_20_Text"><text:s text:c="4"/>public function __construct(int $length)</text:p>
      <text:p text:style-name="Preformatted_20_Text"><text:s text:c="4"/>{</text:p>
      <text:p text:style-name="Preformatted_20_Text"><text:s text:c="8"/>$this-&gt;length = $length;</text:p>
      <text:p text:style-name="Preformatted_20_Text"><text:s text:c="4"/>}</text:p>
      <text:p text:style-name="Preformatted_20_Text"/>
      <text:p text:style-name="Preformatted_20_Text"><text:s text:c="4"/>public function getArea(): int</text:p>
      <text:p text:style-name="Preformatted_20_Text"><text:s text:c="4"/>{</text:p>
      <text:p text:style-name="Preformatted_20_Text"><text:s/>       return $this-&gt;length ** 2;</text:p>
      <text:p text:style-name="Preformatted_20_Text"><text:s/>   }</text:p>
      <text:p text:style-name="Preformatted_20_Text">}</text:p>
      <text:p text:style-name="Preformatted_20_Text"/>
      <text:p text:style-name="Preformatted_20_Text">function printArea(Shape $shape): void</text:p>
      <text:p text:style-name="Preformatted_20_Text">{</text:p>
      <text:p text:style-name="Preformatted_20_Text"><text:s text:c="4"/>echo sprintf('%s has area %d.', get_class($shape), $shape-&gt;getArea()).PHP_EOL;</text:p>
      <text:p text:style-name="Preformatted_20_Text">}</text:p>
      <text:p text:style-name="Preformatted_20_Text"/>
      <text:p text:style-name="Preformatted_20_Text">$shapes = [new Rectangle(4, 5), new Square(5)];</text:p>
      <text:p text:style-name="Preformatted_20_Text"/>
      <text:p text:style-name="Preformatted_20_Text">foreach ($shapes as $shape) {</text:p>
      <text:p text:style-name="Preformatted_20_Text"><text:s text:c="4"/>printArea($shape);</text:p>
      <text:p text:style-name="P1">}</text:p>
      <text:p text:style-name="Text_20_body"><text:span text:style-name="Strong_20_Emphasis"><draw:a xlink:type="simple" xlink:href="https://github.com/jupeter/clean-code-php#table-of-contents"><draw:frame draw:style-name="fr1" draw:name="Figura32" text:anchor-type="as-char" svg:width="0.582cm" svg:height="0.582cm" draw:z-index="31"><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interface-segregation-principle-isp"/><text:soft-page-break/>Interface Segregation Principle (ISP)</text:h>
      <text:p text:style-name="Text_20_body">ISP states that "Clients should not be forced to depend upon interfaces that they do not use."</text:p>
      <text:p text:style-name="Text_20_body">A good example to look at that demonstrates this principle is for classes that require large settings objects. Not requiring clients to set up huge amounts of options is beneficial, because most of the time they won't need all of the settings. Making them optional helps prevent having a "fat interface".</text:p>
      <text:p text:style-name="Text_20_body"><text:span text:style-name="Strong_20_Emphasis">Bad:</text:span></text:p>
      <text:p text:style-name="Preformatted_20_Text">interface Employee</text:p>
      <text:p text:style-name="Preformatted_20_Text">{</text:p>
      <text:p text:style-name="Preformatted_20_Text"><text:s text:c="4"/>public function work(): void;</text:p>
      <text:p text:style-name="Preformatted_20_Text"/>
      <text:p text:style-name="Preformatted_20_Text"><text:s text:c="4"/>public function eat(): void;</text:p>
      <text:p text:style-name="Preformatted_20_Text">}</text:p>
      <text:p text:style-name="Preformatted_20_Text"/>
      <text:p text:style-name="Preformatted_20_Text">class HumanEmployee implements Employee</text:p>
      <text:p text:style-name="Preformatted_20_Text">{</text:p>
      <text:p text:style-name="Preformatted_20_Text"><text:s text:c="4"/>public function work(): void</text:p>
      <text:p text:style-name="Preformatted_20_Text"><text:s text:c="4"/>{</text:p>
      <text:p text:style-name="Preformatted_20_Text"><text:s text:c="8"/>// ....working</text:p>
      <text:p text:style-name="Preformatted_20_Text"><text:s text:c="4"/>}</text:p>
      <text:p text:style-name="Preformatted_20_Text"/>
      <text:p text:style-name="Preformatted_20_Text"><text:s text:c="4"/>public function eat(): void</text:p>
      <text:p text:style-name="Preformatted_20_Text"><text:s text:c="4"/>{</text:p>
      <text:p text:style-name="Preformatted_20_Text"><text:s text:c="8"/>// ...... eating in lunch break</text:p>
      <text:p text:style-name="Preformatted_20_Text"><text:s text:c="4"/>}</text:p>
      <text:p text:style-name="Preformatted_20_Text">}</text:p>
      <text:p text:style-name="Preformatted_20_Text"/>
      <text:p text:style-name="Preformatted_20_Text">class RobotEmployee implements Employee</text:p>
      <text:p text:style-name="Preformatted_20_Text">{</text:p>
      <text:p text:style-name="Preformatted_20_Text"><text:s text:c="4"/>public function work(): void</text:p>
      <text:p text:style-name="Preformatted_20_Text"><text:s text:c="4"/>{</text:p>
      <text:p text:style-name="Preformatted_20_Text"><text:s text:c="8"/>//.... working much more</text:p>
      <text:p text:style-name="Preformatted_20_Text"><text:s text:c="4"/>}</text:p>
      <text:p text:style-name="Preformatted_20_Text"/>
      <text:p text:style-name="Preformatted_20_Text"><text:s text:c="4"/>public function eat(): void</text:p>
      <text:p text:style-name="Preformatted_20_Text"><text:s text:c="4"/>{</text:p>
      <text:p text:style-name="Preformatted_20_Text"><text:s text:c="8"/>//.... robot can't eat, but it must implement this method</text:p>
      <text:p text:style-name="Preformatted_20_Text"><text:s text:c="4"/>}</text:p>
      <text:p text:style-name="P1">}</text:p>
      <text:p text:style-name="Text_20_body"><text:span text:style-name="Strong_20_Emphasis">Good:</text:span></text:p>
      <text:p text:style-name="Text_20_body">Not every worker is an employee, but every employee is a worker.</text:p>
      <text:p text:style-name="Preformatted_20_Text">interface Workable</text:p>
      <text:p text:style-name="Preformatted_20_Text">{</text:p>
      <text:p text:style-name="Preformatted_20_Text"><text:s text:c="4"/>public function work(): void;</text:p>
      <text:p text:style-name="Preformatted_20_Text">}</text:p>
      <text:p text:style-name="Preformatted_20_Text"/>
      <text:p text:style-name="Preformatted_20_Text">interface Feedable</text:p>
      <text:p text:style-name="Preformatted_20_Text">{</text:p>
      <text:p text:style-name="Preformatted_20_Text"><text:s text:c="4"/>public function eat(): void;</text:p>
      <text:p text:style-name="Preformatted_20_Text">}</text:p>
      <text:p text:style-name="Preformatted_20_Text"/>
      <text:p text:style-name="Preformatted_20_Text">interface Employee extends Feedable, Workable</text:p>
      <text:p text:style-name="Preformatted_20_Text">{</text:p>
      <text:p text:style-name="Preformatted_20_Text">}</text:p>
      <text:p text:style-name="Preformatted_20_Text"/>
      <text:p text:style-name="Preformatted_20_Text"><text:soft-page-break/>class HumanEmployee implements Employee</text:p>
      <text:p text:style-name="Preformatted_20_Text">{</text:p>
      <text:p text:style-name="Preformatted_20_Text"><text:s text:c="4"/>public function work(): void</text:p>
      <text:p text:style-name="Preformatted_20_Text"><text:s text:c="4"/>{</text:p>
      <text:p text:style-name="Preformatted_20_Text"><text:s text:c="8"/>// ....working</text:p>
      <text:p text:style-name="Preformatted_20_Text"><text:s text:c="4"/>}</text:p>
      <text:p text:style-name="Preformatted_20_Text"/>
      <text:p text:style-name="Preformatted_20_Text"><text:s text:c="4"/>public function eat(): void</text:p>
      <text:p text:style-name="Preformatted_20_Text"><text:s text:c="4"/>{</text:p>
      <text:p text:style-name="Preformatted_20_Text"><text:s text:c="8"/>//.... eating in lunch break</text:p>
      <text:p text:style-name="Preformatted_20_Text"><text:s text:c="4"/>}</text:p>
      <text:p text:style-name="Preformatted_20_Text">}</text:p>
      <text:p text:style-name="Preformatted_20_Text"/>
      <text:p text:style-name="Preformatted_20_Text">// robot can only work</text:p>
      <text:p text:style-name="Preformatted_20_Text">class RobotEmployee implements Workable</text:p>
      <text:p text:style-name="Preformatted_20_Text">{</text:p>
      <text:p text:style-name="Preformatted_20_Text"><text:s text:c="4"/>public function work(): void</text:p>
      <text:p text:style-name="Preformatted_20_Text"><text:s text:c="4"/>{</text:p>
      <text:p text:style-name="Preformatted_20_Text"><text:s text:c="8"/>// ....working</text:p>
      <text:p text:style-name="Preformatted_20_Text"><text:s text:c="4"/>}</text:p>
      <text:p text:style-name="P1">}</text:p>
      <text:p text:style-name="Text_20_body"><text:span text:style-name="Strong_20_Emphasis"><draw:a xlink:type="simple" xlink:href="https://github.com/jupeter/clean-code-php#table-of-contents"><draw:frame draw:style-name="fr1" draw:name="Figura33" text:anchor-type="as-char" svg:width="0.582cm" svg:height="0.582cm" draw:z-index="32"><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3" text:outline-level="3"><text:bookmark text:name="user-content-dependency-inversion-principle-dip"/>Dependency Inversion Principle (DIP)</text:h>
      <text:p text:style-name="Text_20_body">This principle states two essential things:</text:p>
      <text:list xml:id="list1051845988" text:style-name="L9">
        <text:list-item>
          <text:p text:style-name="P20">High-level modules should not depend on low-level modules. Both should depend on abstractions. </text:p>
        </text:list-item>
        <text:list-item>
          <text:p text:style-name="P10">Abstractions should not depend upon details. Details should depend on abstractions. </text:p>
        </text:list-item>
      </text:list>
      <text:p text:style-name="Text_20_body">This can be hard to understand at first, but if you've worked with PHP frameworks (like Symfony), you've seen an implementation of this principle in the form of Dependency Injection (DI). While they are not identical concepts, DIP keeps high-level modules from knowing the details of its low-level modules and setting them up. It can accomplish this through DI. A huge benefit of this is that it reduces the coupling between modules. Coupling is a very bad development pattern because it makes your code hard to refactor.</text:p>
      <text:p text:style-name="Text_20_body"><text:span text:style-name="Strong_20_Emphasis">Bad:</text:span></text:p>
      <text:p text:style-name="Preformatted_20_Text">class Employee</text:p>
      <text:p text:style-name="Preformatted_20_Text">{</text:p>
      <text:p text:style-name="Preformatted_20_Text"><text:s text:c="4"/>public function work(): void</text:p>
      <text:p text:style-name="Preformatted_20_Text"><text:s text:c="4"/>{</text:p>
      <text:p text:style-name="Preformatted_20_Text"><text:s text:c="8"/>// ....working</text:p>
      <text:p text:style-name="Preformatted_20_Text"><text:s text:c="4"/>}</text:p>
      <text:p text:style-name="Preformatted_20_Text">}</text:p>
      <text:p text:style-name="Preformatted_20_Text"/>
      <text:p text:style-name="Preformatted_20_Text">class Robot extends Employee</text:p>
      <text:p text:style-name="Preformatted_20_Text">{</text:p>
      <text:p text:style-name="Preformatted_20_Text"><text:s text:c="4"/>public function work(): void</text:p>
      <text:p text:style-name="Preformatted_20_Text"><text:s text:c="4"/>{</text:p>
      <text:p text:style-name="Preformatted_20_Text"><text:s text:c="8"/>//.... working much more</text:p>
      <text:p text:style-name="Preformatted_20_Text"><text:s text:c="4"/>}</text:p>
      <text:p text:style-name="Preformatted_20_Text">}</text:p>
      <text:p text:style-name="Preformatted_20_Text"/>
      <text:p text:style-name="Preformatted_20_Text">class Manager</text:p>
      <text:p text:style-name="Preformatted_20_Text">{</text:p>
      <text:p text:style-name="Preformatted_20_Text"><text:s text:c="4"/>private $employee;</text:p>
      <text:p text:style-name="Preformatted_20_Text"><text:soft-page-break/></text:p>
      <text:p text:style-name="Preformatted_20_Text"><text:s text:c="4"/>public function __construct(Employee $employee)</text:p>
      <text:p text:style-name="Preformatted_20_Text"><text:s text:c="4"/>{</text:p>
      <text:p text:style-name="Preformatted_20_Text"><text:s text:c="8"/>$this-&gt;employee = $employee;</text:p>
      <text:p text:style-name="Preformatted_20_Text"><text:s text:c="4"/>}</text:p>
      <text:p text:style-name="Preformatted_20_Text"/>
      <text:p text:style-name="Preformatted_20_Text"><text:s text:c="4"/>public function manage(): void</text:p>
      <text:p text:style-name="Preformatted_20_Text"><text:s text:c="4"/>{</text:p>
      <text:p text:style-name="Preformatted_20_Text"><text:s text:c="8"/>$this-&gt;employee-&gt;work();</text:p>
      <text:p text:style-name="Preformatted_20_Text"><text:s text:c="4"/>}</text:p>
      <text:p text:style-name="P1">}</text:p>
      <text:p text:style-name="Text_20_body"><text:span text:style-name="Strong_20_Emphasis">Good:</text:span></text:p>
      <text:p text:style-name="Preformatted_20_Text">interface Employee</text:p>
      <text:p text:style-name="Preformatted_20_Text">{</text:p>
      <text:p text:style-name="Preformatted_20_Text"><text:s text:c="4"/>public function work(): void;</text:p>
      <text:p text:style-name="Preformatted_20_Text">}</text:p>
      <text:p text:style-name="Preformatted_20_Text"/>
      <text:p text:style-name="Preformatted_20_Text">class Human implements Employee</text:p>
      <text:p text:style-name="Preformatted_20_Text">{</text:p>
      <text:p text:style-name="Preformatted_20_Text"><text:s text:c="4"/>public function work(): void</text:p>
      <text:p text:style-name="Preformatted_20_Text"><text:s text:c="4"/>{</text:p>
      <text:p text:style-name="Preformatted_20_Text"><text:s text:c="8"/>// ....working</text:p>
      <text:p text:style-name="Preformatted_20_Text"><text:s text:c="4"/>}</text:p>
      <text:p text:style-name="Preformatted_20_Text">}</text:p>
      <text:p text:style-name="Preformatted_20_Text"/>
      <text:p text:style-name="Preformatted_20_Text">class Robot implements Employee</text:p>
      <text:p text:style-name="Preformatted_20_Text">{</text:p>
      <text:p text:style-name="Preformatted_20_Text"><text:s text:c="4"/>public function work(): void</text:p>
      <text:p text:style-name="Preformatted_20_Text"><text:s text:c="4"/>{</text:p>
      <text:p text:style-name="Preformatted_20_Text"><text:s text:c="8"/>//.... working much more</text:p>
      <text:p text:style-name="Preformatted_20_Text"><text:s text:c="4"/>}</text:p>
      <text:p text:style-name="Preformatted_20_Text">}</text:p>
      <text:p text:style-name="Preformatted_20_Text"/>
      <text:p text:style-name="Preformatted_20_Text">class Manager</text:p>
      <text:p text:style-name="Preformatted_20_Text">{</text:p>
      <text:p text:style-name="Preformatted_20_Text"><text:s text:c="4"/>private $employee;</text:p>
      <text:p text:style-name="Preformatted_20_Text"/>
      <text:p text:style-name="Preformatted_20_Text"><text:s text:c="4"/>public function __construct(Employee $employee)</text:p>
      <text:p text:style-name="Preformatted_20_Text"><text:s text:c="4"/>{</text:p>
      <text:p text:style-name="Preformatted_20_Text"><text:s text:c="8"/>$this-&gt;employee = $employee;</text:p>
      <text:p text:style-name="Preformatted_20_Text"><text:s text:c="4"/>}</text:p>
      <text:p text:style-name="Preformatted_20_Text"/>
      <text:p text:style-name="Preformatted_20_Text"><text:s text:c="4"/>public function manage(): void</text:p>
      <text:p text:style-name="Preformatted_20_Text"><text:s text:c="4"/>{</text:p>
      <text:p text:style-name="Preformatted_20_Text"><text:s text:c="8"/>$this-&gt;employee-&gt;work();</text:p>
      <text:p text:style-name="Preformatted_20_Text"><text:s text:c="4"/>}</text:p>
      <text:p text:style-name="P1">}</text:p>
      <text:p text:style-name="Text_20_body"><text:span text:style-name="Strong_20_Emphasis"><draw:a xlink:type="simple" xlink:href="https://github.com/jupeter/clean-code-php#table-of-contents"><draw:frame draw:style-name="fr1" draw:name="Figura34" text:anchor-type="as-char" svg:width="0.582cm" svg:height="0.582cm" draw:z-index="33"><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2" text:outline-level="2"><text:bookmark text:name="user-content-dont-repeat-yourself-dry"/>Don’t repeat yourself (DRY)</text:h>
      <text:p text:style-name="Text_20_body">Try to observe the <text:a xlink:type="simple" xlink:href="https://en.wikipedia.org/wiki/Don%27t_repeat_yourself" text:style-name="Internet_20_link" text:visited-style-name="Visited_20_Internet_20_Link">DRY</text:a> principle.</text:p>
      <text:p text:style-name="Text_20_body">Do your absolute best to avoid duplicate code. Duplicate code is bad because it means that there's more than one place to alter something if you need to change some logic.</text:p>
      <text:p text:style-name="Text_20_body"><text:soft-page-break/>Imagine if you run a restaurant and you keep track of your inventory: all your tomatoes, onions, garlic, spices, etc. If you have multiple lists that you keep this on, then all have to be updated when you serve a dish with tomatoes in them. If you only have one list, there's only one place to update!</text:p>
      <text:p text:style-name="Text_20_body">Often you have duplicate code because you have two or more slightly different things, that share a lot in common, but their differences force you to have two or more separate functions that do much of the same things. Removing duplicate code means creating an abstraction that can handle this set of different things with just one function/module/class.</text:p>
      <text:p text:style-name="Text_20_body">Getting the abstraction right is critical, that's why you should follow the SOLID principles laid out in the <text:a xlink:type="simple" xlink:href="https://github.com/jupeter/clean-code-php#classes" text:style-name="Internet_20_link" text:visited-style-name="Visited_20_Internet_20_Link">Classes</text:a> section. Bad abstractions can be worse than duplicate code, so be careful! Having said this, if you can make a good abstraction, do it! Don't repeat yourself, otherwise you'll find yourself updating multiple places any time you want to change one thing.</text:p>
      <text:p text:style-name="Text_20_body"><text:span text:style-name="Strong_20_Emphasis">Bad:</text:span></text:p>
      <text:p text:style-name="Preformatted_20_Text">function showDeveloperList(array $developers): void</text:p>
      <text:p text:style-name="Preformatted_20_Text">{</text:p>
      <text:p text:style-name="Preformatted_20_Text"><text:s text:c="4"/>foreach ($developers as $developer) {</text:p>
      <text:p text:style-name="Preformatted_20_Text"><text:s text:c="8"/>$expectedSalary = $developer-&gt;calculateExpectedSalary();</text:p>
      <text:p text:style-name="Preformatted_20_Text"><text:s text:c="8"/>$experience = $developer-&gt;getExperience();</text:p>
      <text:p text:style-name="Preformatted_20_Text"><text:s text:c="8"/>$githubLink = $developer-&gt;getGithubLink();</text:p>
      <text:p text:style-name="Preformatted_20_Text"><text:s text:c="8"/>$data = [$expectedSalary, $experience, $githubLink];</text:p>
      <text:p text:style-name="Preformatted_20_Text"/>
      <text:p text:style-name="Preformatted_20_Text"><text:s text:c="8"/>render($data);</text:p>
      <text:p text:style-name="Preformatted_20_Text"><text:s text:c="4"/>}</text:p>
      <text:p text:style-name="Preformatted_20_Text">}</text:p>
      <text:p text:style-name="Preformatted_20_Text"/>
      <text:p text:style-name="Preformatted_20_Text">function showManagerList(array $managers): void</text:p>
      <text:p text:style-name="Preformatted_20_Text">{</text:p>
      <text:p text:style-name="Preformatted_20_Text"><text:s text:c="4"/>foreach ($managers as $manager) {</text:p>
      <text:p text:style-name="Preformatted_20_Text"><text:s text:c="8"/>$expectedSalary = $manager-&gt;calculateExpectedSalary();</text:p>
      <text:p text:style-name="Preformatted_20_Text"><text:s text:c="8"/>$experience = $manager-&gt;getExperience();</text:p>
      <text:p text:style-name="Preformatted_20_Text"><text:s text:c="8"/>$githubLink = $manager-&gt;getGithubLink();</text:p>
      <text:p text:style-name="Preformatted_20_Text"><text:s text:c="8"/>$data = [$expectedSalary, $experience, $githubLink];</text:p>
      <text:p text:style-name="Preformatted_20_Text"/>
      <text:p text:style-name="Preformatted_20_Text"><text:s text:c="8"/>render($data);</text:p>
      <text:p text:style-name="Preformatted_20_Text"><text:s text:c="4"/>}</text:p>
      <text:p text:style-name="P1">}</text:p>
      <text:p text:style-name="Text_20_body"><text:span text:style-name="Strong_20_Emphasis">Good:</text:span></text:p>
      <text:p text:style-name="Preformatted_20_Text">function showList(array $employees): void</text:p>
      <text:p text:style-name="Preformatted_20_Text">{</text:p>
      <text:p text:style-name="Preformatted_20_Text"><text:s text:c="4"/>foreach ($employees as $employee) {</text:p>
      <text:p text:style-name="Preformatted_20_Text"><text:s text:c="8"/>$expectedSalary = $employee-&gt;calculateExpectedSalary();</text:p>
      <text:p text:style-name="Preformatted_20_Text"><text:s text:c="8"/>$experience = $employee-&gt;getExperience();</text:p>
      <text:p text:style-name="Preformatted_20_Text"><text:s text:c="8"/>$githubLink = $employee-&gt;getGithubLink();</text:p>
      <text:p text:style-name="Preformatted_20_Text"><text:s text:c="8"/>$data = [$expectedSalary, $experience, $githubLink];</text:p>
      <text:p text:style-name="Preformatted_20_Text"/>
      <text:p text:style-name="Preformatted_20_Text"><text:s text:c="8"/>render($data);</text:p>
      <text:p text:style-name="Preformatted_20_Text"><text:s text:c="4"/>}</text:p>
      <text:p text:style-name="P1">}</text:p>
      <text:p text:style-name="Text_20_body"><text:span text:style-name="Strong_20_Emphasis">Very good:</text:span></text:p>
      <text:p text:style-name="Text_20_body">It is better to use a compact version of the code.</text:p>
      <text:p text:style-name="Preformatted_20_Text">function showList(array $employees): void</text:p>
      <text:p text:style-name="Preformatted_20_Text">{</text:p>
      <text:p text:style-name="Preformatted_20_Text"><text:soft-page-break/><text:s text:c="4"/>foreach ($employees as $employee) {</text:p>
      <text:p text:style-name="Preformatted_20_Text"><text:s text:c="8"/>render([$employee-&gt;calculateExpectedSalary(), $employee-&gt;getExperience(), $employee-&gt;getGithubLink()]);</text:p>
      <text:p text:style-name="Preformatted_20_Text"><text:s text:c="4"/>}</text:p>
      <text:p text:style-name="P1">}</text:p>
      <text:p text:style-name="Text_20_body"><text:span text:style-name="Strong_20_Emphasis"><draw:a xlink:type="simple" xlink:href="https://github.com/jupeter/clean-code-php#table-of-contents"><draw:frame draw:style-name="fr1" draw:name="Figura35" text:anchor-type="as-char" svg:width="0.582cm" svg:height="0.582cm" draw:z-index="34"><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h text:style-name="Heading_20_2" text:outline-level="2"><text:bookmark text:name="user-content-translations"/>Translations</text:h>
      <text:p text:style-name="Text_20_body">This is also available in other languages:</text:p>
      <text:list xml:id="list2504648590" text:style-name="L10">
        <text:list-item>
          <text:p text:style-name="P21"><draw:frame draw:style-name="fr2" draw:name="Figura36" text:anchor-type="as-char" svg:width="0.529cm" svg:height="0.529cm" draw:z-index="35"><draw:image xlink:href="Pictures/100002010000004000000040A9FC542CA556A4D0.png" xlink:type="simple" xlink:show="embed" xlink:actuate="onLoad" loext:mime-type="image/png"/><svg:title>cn</svg:title></draw:frame><text:s/><text:span text:style-name="Strong_20_Emphasis">Chinese:</text:span> </text:p>
          <text:list>
            <text:list-item>
              <text:p text:style-name="P21"><text:a xlink:type="simple" xlink:href="https://github.com/php-cpm/clean-code-php" text:style-name="Internet_20_link" text:visited-style-name="Visited_20_Internet_20_Link">php-cpm/clean-code-php</text:a> </text:p>
            </text:list-item>
          </text:list>
        </text:list-item>
        <text:list-item>
          <text:p text:style-name="P21"><draw:frame draw:style-name="fr2" draw:name="Figura37" text:anchor-type="as-char" svg:width="0.529cm" svg:height="0.529cm" draw:z-index="36"><draw:image xlink:href="Pictures/100002010000004000000040683DD589136FDD59.png" xlink:type="simple" xlink:show="embed" xlink:actuate="onLoad" loext:mime-type="image/png"/><svg:title>ru</svg:title></draw:frame><text:s/><text:span text:style-name="Strong_20_Emphasis">Russian:</text:span> </text:p>
          <text:list>
            <text:list-item>
              <text:p text:style-name="P21"><text:a xlink:type="simple" xlink:href="https://github.com/peter-gribanov/clean-code-php" text:style-name="Internet_20_link" text:visited-style-name="Visited_20_Internet_20_Link">peter-gribanov/clean-code-php</text:a> </text:p>
            </text:list-item>
          </text:list>
        </text:list-item>
        <text:list-item>
          <text:p text:style-name="P21"><draw:frame draw:style-name="fr2" draw:name="Figura38" text:anchor-type="as-char" svg:width="0.529cm" svg:height="0.529cm" draw:z-index="37"><draw:image xlink:href="Pictures/100002010000004000000040697088CCA04CB6BA.png" xlink:type="simple" xlink:show="embed" xlink:actuate="onLoad" loext:mime-type="image/png"/><svg:title>es</svg:title></draw:frame><text:s/><text:span text:style-name="Strong_20_Emphasis">Spanish:</text:span> </text:p>
          <text:list>
            <text:list-item>
              <text:p text:style-name="P21"><text:a xlink:type="simple" xlink:href="https://github.com/fikoborquez/clean-code-php" text:style-name="Internet_20_link" text:visited-style-name="Visited_20_Internet_20_Link">fikoborquez/clean-code-php</text:a> </text:p>
            </text:list-item>
          </text:list>
        </text:list-item>
        <text:list-item>
          <text:p text:style-name="P21"><draw:frame draw:style-name="fr2" draw:name="Figura39" text:anchor-type="as-char" svg:width="0.529cm" svg:height="0.529cm" draw:z-index="38"><draw:image xlink:href="Pictures/100002010000004000000040B6A873F62729C70D.png" xlink:type="simple" xlink:show="embed" xlink:actuate="onLoad" loext:mime-type="image/png"/><svg:title>brazil</svg:title></draw:frame><text:s/><text:span text:style-name="Strong_20_Emphasis">Portuguese:</text:span> </text:p>
          <text:list>
            <text:list-item>
              <text:p text:style-name="P21"><text:a xlink:type="simple" xlink:href="https://github.com/fabioars/clean-code-php" text:style-name="Internet_20_link" text:visited-style-name="Visited_20_Internet_20_Link">fabioars/clean-code-php</text:a> </text:p>
            </text:list-item>
            <text:list-item>
              <text:p text:style-name="P21"><text:a xlink:type="simple" xlink:href="https://github.com/jeanjar/clean-code-php/tree/pt-br" text:style-name="Internet_20_link" text:visited-style-name="Visited_20_Internet_20_Link">jeanjar/clean-code-php</text:a> </text:p>
            </text:list-item>
          </text:list>
        </text:list-item>
        <text:list-item>
          <text:p text:style-name="P21"><draw:frame draw:style-name="fr2" draw:name="Figura40" text:anchor-type="as-char" svg:width="0.529cm" svg:height="0.529cm" draw:z-index="39"><draw:image xlink:href="Pictures/100002010000004000000040E4F0ECFB4BFD39F5.png" xlink:type="simple" xlink:show="embed" xlink:actuate="onLoad" loext:mime-type="image/png"/><svg:title>thailand</svg:title></draw:frame><text:s/><text:span text:style-name="Strong_20_Emphasis">Thai:</text:span> </text:p>
          <text:list>
            <text:list-item>
              <text:p text:style-name="P21"><text:a xlink:type="simple" xlink:href="https://github.com/panuwizzle/clean-code-php" text:style-name="Internet_20_link" text:visited-style-name="Visited_20_Internet_20_Link">panuwizzle/clean-code-php</text:a> </text:p>
            </text:list-item>
          </text:list>
        </text:list-item>
        <text:list-item>
          <text:p text:style-name="P21"><draw:frame draw:style-name="fr2" draw:name="Figura41" text:anchor-type="as-char" svg:width="0.529cm" svg:height="0.529cm" draw:z-index="40"><draw:image xlink:href="Pictures/10000201000000400000004040A8E24B960684CA.png" xlink:type="simple" xlink:show="embed" xlink:actuate="onLoad" loext:mime-type="image/png"/><svg:title>fr</svg:title></draw:frame><text:s/><text:span text:style-name="Strong_20_Emphasis">French:</text:span> </text:p>
          <text:list>
            <text:list-item>
              <text:p text:style-name="P21"><text:a xlink:type="simple" xlink:href="https://github.com/errorname/clean-code-php" text:style-name="Internet_20_link" text:visited-style-name="Visited_20_Internet_20_Link">errorname/clean-code-php</text:a> </text:p>
            </text:list-item>
          </text:list>
        </text:list-item>
        <text:list-item>
          <text:p text:style-name="P21"><draw:frame draw:style-name="fr2" draw:name="Figura42" text:anchor-type="as-char" svg:width="0.529cm" svg:height="0.529cm" draw:z-index="41"><draw:image xlink:href="Pictures/1000020100000040000000409EC47663EB0CD5D8.png" xlink:type="simple" xlink:show="embed" xlink:actuate="onLoad" loext:mime-type="image/png"/><svg:title>vietnam</svg:title></draw:frame><text:s/><text:span text:style-name="Strong_20_Emphasis">Vietnamese:</text:span> </text:p>
          <text:list>
            <text:list-item>
              <text:p text:style-name="P21"><text:a xlink:type="simple" xlink:href="https://github.com/viethuongdev/clean-code-php" text:style-name="Internet_20_link" text:visited-style-name="Visited_20_Internet_20_Link">viethuongdev/clean-code-php</text:a> </text:p>
            </text:list-item>
          </text:list>
        </text:list-item>
        <text:list-item>
          <text:p text:style-name="P21"><draw:frame draw:style-name="fr2" draw:name="Figura43" text:anchor-type="as-char" svg:width="0.529cm" svg:height="0.529cm" draw:z-index="42"><draw:image xlink:href="Pictures/100002010000004000000040B79376D6CE59458C.png" xlink:type="simple" xlink:show="embed" xlink:actuate="onLoad" loext:mime-type="image/png"/><svg:title>kr</svg:title></draw:frame><text:s/><text:span text:style-name="Strong_20_Emphasis">Korean:</text:span> </text:p>
          <text:list>
            <text:list-item>
              <text:p text:style-name="P21"><text:a xlink:type="simple" xlink:href="https://github.com/yujineeee/clean-code-php" text:style-name="Internet_20_link" text:visited-style-name="Visited_20_Internet_20_Link">yujineeee/clean-code-php</text:a> </text:p>
            </text:list-item>
          </text:list>
        </text:list-item>
        <text:list-item>
          <text:p text:style-name="P21"><draw:frame draw:style-name="fr2" draw:name="Figura44" text:anchor-type="as-char" svg:width="0.529cm" svg:height="0.529cm" draw:z-index="43"><draw:image xlink:href="Pictures/100002010000004000000040BA125FE4179F3197.png" xlink:type="simple" xlink:show="embed" xlink:actuate="onLoad" loext:mime-type="image/png"/><svg:title>tr</svg:title></draw:frame><text:s/><text:span text:style-name="Strong_20_Emphasis">Turkish:</text:span> </text:p>
          <text:list>
            <text:list-item>
              <text:p text:style-name="P21"><text:a xlink:type="simple" xlink:href="https://github.com/anilozmen/clean-code-php" text:style-name="Internet_20_link" text:visited-style-name="Visited_20_Internet_20_Link">anilozmen/clean-code-php</text:a> </text:p>
            </text:list-item>
          </text:list>
        </text:list-item>
        <text:list-item>
          <text:p text:style-name="P21"><draw:frame draw:style-name="fr2" draw:name="Figura45" text:anchor-type="as-char" svg:width="0.529cm" svg:height="0.529cm" draw:z-index="44"><draw:image xlink:href="Pictures/100002010000004000000040F7E7028AC25221E9.png" xlink:type="simple" xlink:show="embed" xlink:actuate="onLoad" loext:mime-type="image/png"/><svg:title>iran</svg:title></draw:frame><text:s/><text:span text:style-name="Strong_20_Emphasis">Persian:</text:span> </text:p>
          <text:list>
            <text:list-item>
              <text:p text:style-name="P21"><text:a xlink:type="simple" xlink:href="https://github.com/amirshnll/clean-code-php" text:style-name="Internet_20_link" text:visited-style-name="Visited_20_Internet_20_Link">amirshnll/clean-code-php</text:a> </text:p>
            </text:list-item>
          </text:list>
        </text:list-item>
        <text:list-item>
          <text:p text:style-name="P21"><draw:frame draw:style-name="fr2" draw:name="Figura46" text:anchor-type="as-char" svg:width="0.529cm" svg:height="0.529cm" draw:z-index="45"><draw:image xlink:href="Pictures/100002010000004000000040F1859BA82D32E273.png" xlink:type="simple" xlink:show="embed" xlink:actuate="onLoad" loext:mime-type="image/png"/><svg:title>bangladesh</svg:title></draw:frame><text:s/><text:span text:style-name="Strong_20_Emphasis">Bangla:</text:span> </text:p>
          <text:list>
            <text:list-item>
              <text:p text:style-name="P21"><text:a xlink:type="simple" xlink:href="https://github.com/nayeemdev/clean-code-php" text:style-name="Internet_20_link" text:visited-style-name="Visited_20_Internet_20_Link">nayeemdev/clean-code-php</text:a> </text:p>
            </text:list-item>
          </text:list>
        </text:list-item>
        <text:list-item>
          <text:p text:style-name="P21"><draw:frame draw:style-name="fr2" draw:name="Figura47" text:anchor-type="as-char" svg:width="0.529cm" svg:height="0.529cm" draw:z-index="46"><draw:image xlink:href="Pictures/1000020100000040000000407E18569884ED47C0.png" xlink:type="simple" xlink:show="embed" xlink:actuate="onLoad" loext:mime-type="image/png"/><svg:title>egypt</svg:title></draw:frame><text:s/><text:span text:style-name="Strong_20_Emphasis">Arabic:</text:span> </text:p>
          <text:list>
            <text:list-item>
              <text:p text:style-name="P21"><text:a xlink:type="simple" xlink:href="https://github.com/ahmedalmory/clean-code-php" text:style-name="Internet_20_link" text:visited-style-name="Visited_20_Internet_20_Link">ahmedalmory/clean-code-php</text:a> </text:p>
            </text:list-item>
          </text:list>
        </text:list-item>
        <text:list-item>
          <text:p text:style-name="P21"><draw:frame draw:style-name="fr2" draw:name="Figura48" text:anchor-type="as-char" svg:width="0.529cm" svg:height="0.529cm" draw:z-index="47"><draw:image xlink:href="Pictures/100002010000004000000040F0E6CAE57341708E.png" xlink:type="simple" xlink:show="embed" xlink:actuate="onLoad" loext:mime-type="image/png"/><svg:title>jp</svg:title></draw:frame><text:s/><text:span text:style-name="Strong_20_Emphasis">Japanese:</text:span> </text:p>
          <text:list>
            <text:list-item>
              <text:p text:style-name="P11"><text:a xlink:type="simple" xlink:href="https://github.com/hayato07/clean-code-php" text:style-name="Internet_20_link" text:visited-style-name="Visited_20_Internet_20_Link">hayato07/clean-code-php</text:a> </text:p>
            </text:list-item>
          </text:list>
        </text:list-item>
      </text:list>
      <text:p text:style-name="Text_20_body"><text:span text:style-name="Strong_20_Emphasis"><draw:a xlink:type="simple" xlink:href="https://github.com/jupeter/clean-code-php#table-of-contents"><draw:frame draw:style-name="fr1" draw:name="Figura49" text:anchor-type="as-char" svg:width="0.582cm" svg:height="0.582cm" draw:z-index="48"><draw:image xlink:href="Pictures/1000020100000040000000408763A5271ACF70E0.png" xlink:type="simple" xlink:show="embed" xlink:actuate="onLoad" loext:mime-type="image/png"/><svg:title>arrow_up</svg:title></draw:frame></draw:a></text:span><text:a xlink:type="simple" xlink:href="https://github.com/jupeter/clean-code-php#table-of-contents" text:style-name="Internet_20_link" text:visited-style-name="Visited_20_Internet_20_Link"><text:span text:style-name="Strong_20_Emphasis"><text:s/>back to top</text:span></text:a></text:p>
      <text:p text:style-name="Standard"><text:a xlink:type="simple" xlink:href="https://github.com/jupeter/clean-code-php" text:style-name="Internet_20_link" text:visited-style-name="Visited_20_Internet_20_Link">https://github.com/jupeter/clean-code-php</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5T11:41:41.001013918</meta:creation-date>
    <dc:date>2022-07-05T11:42:08.071889738</dc:date>
    <meta:editing-duration>PT28S</meta:editing-duration>
    <meta:editing-cycles>1</meta:editing-cycles>
    <meta:document-statistic meta:table-count="0" meta:image-count="49" meta:object-count="0" meta:page-count="35" meta:paragraph-count="1416" meta:word-count="6064" meta:character-count="42402" meta:non-whitespace-character-count="33983"/>
    <meta:generator>LibreOffice/6.4.7.2$Linux_X86_64 LibreOffice_project/40$Build-2</meta:generator>
  </office:meta>
</office:document-meta>
</file>